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accelerator/current.xml"/>
  <manifest:file-entry manifest:media-type="" manifest:full-path="Object 95/Configurations2/accelerator/"/>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accelerator/current.xml"/>
  <manifest:file-entry manifest:media-type="" manifest:full-path="Object 96/Configurations2/accelerator/"/>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accelerator/current.xml"/>
  <manifest:file-entry manifest:media-type="" manifest:full-path="Object 97/Configurations2/accelerator/"/>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accelerator/current.xml"/>
  <manifest:file-entry manifest:media-type="" manifest:full-path="Object 98/Configurations2/accelerator/"/>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 manifest:full-path="Object 99/Configurations2/accelerator/current.xml"/>
  <manifest:file-entry manifest:media-type="" manifest:full-path="Object 99/Configurations2/accelerator/"/>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progressbar/"/>
  <manifest:file-entry manifest:media-type="" manifest:full-path="Object 46/floater/"/>
  <manifest:file-entry manifest:media-type="" manifest:full-path="Object 46/popupmenu/"/>
  <manifest:file-entry manifest:media-type="" manifest:full-path="Object 46/menubar/"/>
  <manifest:file-entry manifest:media-type="" manifest:full-path="Object 46/toolbar/"/>
  <manifest:file-entry manifest:media-type="" manifest:full-path="Object 46/images/Bitmaps/"/>
  <manifest:file-entry manifest:media-type="" manifest:full-path="Object 46/images/"/>
  <manifest:file-entry manifest:media-type="" manifest:full-path="Object 46/statusbar/"/>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 manifest:full-path="ObjectReplacements/Object 12"/>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accelerator/current.xml"/>
  <manifest:file-entry manifest:media-type="" manifest:full-path="Object 100/Configurations2/accelerator/"/>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curr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curr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 manifest:full-path="Object 10/progressbar/"/>
  <manifest:file-entry manifest:media-type="" manifest:full-path="Object 10/floater/"/>
  <manifest:file-entry manifest:media-type="" manifest:full-path="Object 10/popupmenu/"/>
  <manifest:file-entry manifest:media-type="" manifest:full-path="Object 10/menubar/"/>
  <manifest:file-entry manifest:media-type="" manifest:full-path="Object 10/toolbar/"/>
  <manifest:file-entry manifest:media-type="" manifest:full-path="Object 10/images/Bitmaps/"/>
  <manifest:file-entry manifest:media-type="" manifest:full-path="Object 10/images/"/>
  <manifest:file-entry manifest:media-type="" manifest:full-path="Object 10/status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curr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accelerator/current.xml"/>
  <manifest:file-entry manifest:media-type="" manifest:full-path="Object 104/Configurations2/accelerator/"/>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progressbar/"/>
  <manifest:file-entry manifest:media-type="" manifest:full-path="Object 12/floater/"/>
  <manifest:file-entry manifest:media-type="" manifest:full-path="Object 12/popupmenu/"/>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 manifest:full-path="Object 12/statusbar/"/>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accelerator/curr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progressbar/"/>
  <manifest:file-entry manifest:media-type="" manifest:full-path="Object 13/floater/"/>
  <manifest:file-entry manifest:media-type="" manifest:full-path="Object 13/popupmenu/"/>
  <manifest:file-entry manifest:media-type="" manifest:full-path="Object 13/menubar/"/>
  <manifest:file-entry manifest:media-type="" manifest:full-path="Object 13/toolbar/"/>
  <manifest:file-entry manifest:media-type="" manifest:full-path="Object 13/images/Bitmaps/"/>
  <manifest:file-entry manifest:media-type="" manifest:full-path="Object 13/images/"/>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 manifest:full-path="Object 13/statusbar/"/>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accelerator/current.xml"/>
  <manifest:file-entry manifest:media-type="" manifest:full-path="Object 106/Configurations2/accelerator/"/>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images/Bitmaps/"/>
  <manifest:file-entry manifest:media-type="" manifest:full-path="Object 14/images/"/>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Object 107/content.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formula" manifest:version="1.2" manifest:full-path="Object 107/"/>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images/Bitmaps/"/>
  <manifest:file-entry manifest:media-type="" manifest:full-path="Object 15/images/"/>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images/Bitmaps/"/>
  <manifest:file-entry manifest:media-type="" manifest:full-path="Object 16/images/"/>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images/Bitmaps/"/>
  <manifest:file-entry manifest:media-type="" manifest:full-path="Object 18/images/"/>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images/Bitmaps/"/>
  <manifest:file-entry manifest:media-type="" manifest:full-path="Object 19/images/"/>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menubar/"/>
  <manifest:file-entry manifest:media-type="" manifest:full-path="Object 73/toolbar/"/>
  <manifest:file-entry manifest:media-type="" manifest:full-path="Object 73/images/Bitmaps/"/>
  <manifest:file-entry manifest:media-type="" manifest:full-path="Object 73/images/"/>
  <manifest:file-entry manifest:media-type="" manifest:full-path="Object 73/Configurations2/"/>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menubar/"/>
  <manifest:file-entry manifest:media-type="" manifest:full-path="Object 74/toolbar/"/>
  <manifest:file-entry manifest:media-type="" manifest:full-path="Object 74/images/Bitmaps/"/>
  <manifest:file-entry manifest:media-type="" manifest:full-path="Object 74/images/"/>
  <manifest:file-entry manifest:media-type="" manifest:full-path="Object 74/Configurations2/"/>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menubar/"/>
  <manifest:file-entry manifest:media-type="" manifest:full-path="Object 75/toolbar/"/>
  <manifest:file-entry manifest:media-type="" manifest:full-path="Object 75/images/Bitmaps/"/>
  <manifest:file-entry manifest:media-type="" manifest:full-path="Object 75/images/"/>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menubar/"/>
  <manifest:file-entry manifest:media-type="" manifest:full-path="Object 76/toolbar/"/>
  <manifest:file-entry manifest:media-type="" manifest:full-path="Object 76/images/Bitmaps/"/>
  <manifest:file-entry manifest:media-type="" manifest:full-path="Object 76/images/"/>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menubar/"/>
  <manifest:file-entry manifest:media-type="" manifest:full-path="Object 77/toolbar/"/>
  <manifest:file-entry manifest:media-type="" manifest:full-path="Object 77/images/Bitmaps/"/>
  <manifest:file-entry manifest:media-type="" manifest:full-path="Object 77/images/"/>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images/Bitmaps/"/>
  <manifest:file-entry manifest:media-type="" manifest:full-path="Object 20/images/"/>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menubar/"/>
  <manifest:file-entry manifest:media-type="" manifest:full-path="Object 78/toolbar/"/>
  <manifest:file-entry manifest:media-type="" manifest:full-path="Object 78/images/Bitmaps/"/>
  <manifest:file-entry manifest:media-type="" manifest:full-path="Object 78/images/"/>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progressbar/"/>
  <manifest:file-entry manifest:media-type="" manifest:full-path="Object 21/floater/"/>
  <manifest:file-entry manifest:media-type="" manifest:full-path="Object 21/popupmenu/"/>
  <manifest:file-entry manifest:media-type="" manifest:full-path="Object 21/menubar/"/>
  <manifest:file-entry manifest:media-type="" manifest:full-path="Object 21/toolba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 manifest:full-path="Object 21/statusbar/"/>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images/Bitmaps/"/>
  <manifest:file-entry manifest:media-type="" manifest:full-path="Object 23/images/"/>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images/Bitmaps/"/>
  <manifest:file-entry manifest:media-type="" manifest:full-path="Object 24/images/"/>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progressbar/"/>
  <manifest:file-entry manifest:media-type="" manifest:full-path="Object 25/floater/"/>
  <manifest:file-entry manifest:media-type="" manifest:full-path="Object 25/popupmenu/"/>
  <manifest:file-entry manifest:media-type="" manifest:full-path="Object 25/menubar/"/>
  <manifest:file-entry manifest:media-type="" manifest:full-path="Object 25/toolbar/"/>
  <manifest:file-entry manifest:media-type="" manifest:full-path="Object 25/images/Bitmaps/"/>
  <manifest:file-entry manifest:media-type="" manifest:full-path="Object 25/images/"/>
  <manifest:file-entry manifest:media-type="" manifest:full-path="Object 25/statusbar/"/>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progressbar/"/>
  <manifest:file-entry manifest:media-type="" manifest:full-path="Object 6/floater/"/>
  <manifest:file-entry manifest:media-type="" manifest:full-path="Object 6/popupmenu/"/>
  <manifest:file-entry manifest:media-type="" manifest:full-path="Object 6/menubar/"/>
  <manifest:file-entry manifest:media-type="" manifest:full-path="Object 6/toolbar/"/>
  <manifest:file-entry manifest:media-type="" manifest:full-path="Object 6/statusbar/"/>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progressbar/"/>
  <manifest:file-entry manifest:media-type="" manifest:full-path="Object 7/floater/"/>
  <manifest:file-entry manifest:media-type="" manifest:full-path="Object 7/popupmenu/"/>
  <manifest:file-entry manifest:media-type="" manifest:full-path="Object 7/menubar/"/>
  <manifest:file-entry manifest:media-type="" manifest:full-path="Object 7/toolbar/"/>
  <manifest:file-entry manifest:media-type="" manifest:full-path="Object 7/statusbar/"/>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progressbar/"/>
  <manifest:file-entry manifest:media-type="" manifest:full-path="Object 8/floater/"/>
  <manifest:file-entry manifest:media-type="" manifest:full-path="Object 8/popupmenu/"/>
  <manifest:file-entry manifest:media-type="" manifest:full-path="Object 8/menubar/"/>
  <manifest:file-entry manifest:media-type="" manifest:full-path="Object 8/toolbar/"/>
  <manifest:file-entry manifest:media-type="" manifest:full-path="Object 8/statusbar/"/>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accelerator/current.xml"/>
  <manifest:file-entry manifest:media-type="" manifest:full-path="Object 82/Configurations2/accelerator/"/>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accelerator/current.xml"/>
  <manifest:file-entry manifest:media-type="" manifest:full-path="Object 83/Configurations2/accelerator/"/>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accelerator/current.xml"/>
  <manifest:file-entry manifest:media-type="" manifest:full-path="Object 85/Configurations2/accelerator/"/>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accelerator/curr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accelerator/current.xml"/>
  <manifest:file-entry manifest:media-type="" manifest:full-path="Object 88/Configurations2/accelerator/"/>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 manifest:full-path="Object 92/Configurations2/accelerator/current.xml"/>
  <manifest:file-entry manifest:media-type="" manifest:full-path="Object 92/Configurations2/accelerator/"/>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accelerator/current.xml"/>
  <manifest:file-entry manifest:media-type="" manifest:full-path="Object 93/Configurations2/accelerator/"/>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accelerator/current.xml"/>
  <manifest:file-entry manifest:media-type="" manifest:full-path="Object 94/Configurations2/accelerator/"/>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1"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11cm" fo:margin-left="0.998cm" fo:margin-right="0.691cm" table:align="margins" style:may-break-between-rows="false"/>
    </style:style>
    <style:style style:name="Table1.A" style:family="table-column">
      <style:table-column-properties style:column-width="2.328cm" style:rel-column-width="9966*"/>
    </style:style>
    <style:style style:name="Table1.B" style:family="table-column">
      <style:table-column-properties style:column-width="12.982cm" style:rel-column-width="55569*"/>
    </style:style>
    <style:style style:name="Table1.A1" style:family="table-cell">
      <style:table-cell-properties fo:padding="0cm" fo:border="none"/>
    </style:style>
    <style:style style:name="P1" style:family="paragraph" style:parent-style-name="Frame_20_contents">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text-properties style:text-position="super 58%"/>
    </style:style>
    <style:style style:name="P4" style:family="paragraph" style:parent-style-name="Text_20_body">
      <style:text-properties style:text-position="0% 100%" style:font-name="Liberation Serif1"/>
    </style:style>
    <style:style style:name="P5" style:family="paragraph" style:parent-style-name="Text_20_body">
      <style:text-properties style:text-position="0% 100%" style:font-name="Liberation Serif" fo:font-style="normal" style:font-style-asian="normal" style:font-style-complex="normal"/>
    </style:style>
    <style:style style:name="P6" style:family="paragraph" style:parent-style-name="Text_20_body">
      <style:text-properties style:font-name="Liberation Serif"/>
    </style:style>
    <style:style style:name="P7" style:family="paragraph" style:parent-style-name="Quotations">
      <style:text-properties style:text-position="0% 100%" style:font-name="Liberation Serif1"/>
    </style:style>
    <style:style style:name="P8" style:family="paragraph" style:parent-style-name="Table_20_Contents">
      <style:text-properties style:font-size-asian="10.5pt"/>
    </style:style>
    <style:style style:name="P9" style:family="paragraph" style:parent-style-name="Table_20_Contents">
      <style:paragraph-properties fo:text-align="end" style:justify-single-word="false"/>
      <style:text-properties style:font-size-asian="10.5pt"/>
    </style:style>
    <style:style style:name="P10" style:family="paragraph" style:parent-style-name="Table_20_Contents">
      <style:text-properties fo:font-style="italic" style:font-size-asian="10.5pt" style:font-style-asian="italic" style:font-style-complex="italic"/>
    </style:style>
    <style:style style:name="P11" style:family="paragraph" style:parent-style-name="Text_20_body">
      <style:paragraph-properties fo:margin-left="0cm" fo:margin-right="0cm" fo:text-indent="0cm" style:auto-text-indent="false" fo:break-before="page"/>
      <style:text-properties style:font-name="Liberation Serif"/>
    </style:style>
    <style:style style:name="P12" style:family="paragraph" style:parent-style-name="Text_20_body">
      <style:paragraph-properties fo:margin-left="0cm" fo:margin-right="0.499cm" fo:text-indent="0cm" style:auto-text-indent="false"/>
    </style:style>
    <style:style style:name="P13" style:family="paragraph" style:parent-style-name="Text_20_body" style:list-style-name="L1"/>
    <style:style style:name="P14" style:family="paragraph" style:parent-style-name="Text_20_body">
      <style:text-properties style:font-name="Liberation Serif"/>
    </style:style>
    <style:style style:name="P15" style:family="paragraph" style:parent-style-name="Text_20_body" style:list-style-name="L1">
      <style:text-properties style:font-name="Liberation Serif"/>
    </style:style>
    <style:style style:name="P16" style:family="paragraph" style:parent-style-name="Text_20_body" style:list-style-name="L1">
      <style:text-properties style:font-name="Liberation Serif" fo:font-weight="bold" style:font-weight-asian="bold" style:font-weight-complex="bold"/>
    </style:style>
    <style:style style:name="P17" style:family="paragraph" style:parent-style-name="Text_20_body" style:list-style-name="L2">
      <style:text-properties style:font-name="Liberation Serif"/>
    </style:style>
    <style:style style:name="P18" style:family="paragraph" style:parent-style-name="Text_20_body" style:list-style-name="L1">
      <style:text-properties fo:font-style="normal" style:font-style-asian="normal" style:font-style-complex="normal"/>
    </style:style>
    <style:style style:name="P19" style:family="paragraph" style:parent-style-name="Text_20_body">
      <style:paragraph-properties fo:margin-left="0cm" fo:margin-right="0cm" fo:text-indent="0cm" style:auto-text-indent="false"/>
      <style:text-properties style:text-position="0% 100%" style:font-name="Liberation Serif" fo:font-style="normal" style:font-style-asian="normal" style:font-style-complex="normal"/>
    </style:style>
    <style:style style:name="P20" style:family="paragraph" style:parent-style-name="Text_20_body">
      <style:paragraph-properties fo:margin-left="0cm" fo:margin-right="0.499cm" fo:text-indent="0cm" style:auto-text-indent="false"/>
    </style:style>
    <style:style style:name="P21" style:family="paragraph" style:parent-style-name="Text_20_body">
      <style:paragraph-properties fo:break-before="page"/>
    </style:style>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ent-style-name="Code">
      <style:paragraph-properties fo:margin-left="0.499cm" fo:margin-right="0.499cm" fo:text-indent="0cm" style:auto-text-indent="false"/>
    </style:style>
    <style:style style:name="P25" style:family="paragraph" style:parent-style-name="Heading_20_3" style:list-style-name=""/>
    <style:style style:name="P26" style:family="paragraph" style:parent-style-name="Heading_20_3" style:list-style-name=""/>
    <style:style style:name="P27" style:family="paragraph" style:parent-style-name="Heading_20_3">
      <style:paragraph-properties fo:break-before="page"/>
    </style:style>
    <style:style style:name="P28" style:family="paragraph" style:parent-style-name="Heading_20_2" style:list-style-name=""/>
    <style:style style:name="P29" style:family="paragraph" style:parent-style-name="Heading_20_2">
      <style:paragraph-properties fo:break-before="page"/>
    </style:style>
    <style:style style:name="P30" style:family="paragraph" style:parent-style-name="Heading_20_4" style:list-style-name=""/>
    <style:style style:name="P31" style:family="paragraph" style:parent-style-name="Heading_20_4">
      <style:paragraph-properties fo:break-before="page"/>
    </style:style>
    <style:style style:name="P32" style:family="paragraph">
      <style:paragraph-properties fo:text-align="center"/>
    </style:style>
    <style:style style:name="T1" style:family="text">
      <style:text-properties style:font-name="Liberation Serif1"/>
    </style:style>
    <style:style style:name="T2" style:family="text">
      <style:text-properties style:text-position="sub 58%"/>
    </style:style>
    <style:style style:name="T3" style:family="text">
      <style:text-properties style:text-position="sub 58%" style:font-name="Liberation Serif1"/>
    </style:style>
    <style:style style:name="T4" style:family="text">
      <style:text-properties style:text-position="sub 58%" fo:font-style="italic" style:font-style-asian="italic" style:font-style-complex="italic"/>
    </style:style>
    <style:style style:name="T5" style:family="text">
      <style:text-properties style:text-position="sub 58%" style:font-name="Liberation Serif"/>
    </style:style>
    <style:style style:name="T6" style:family="text">
      <style:text-properties style:text-position="sub 58%" style:font-name="Liberation Serif" fo:font-style="italic" style:font-style-asian="italic" style:font-style-complex="italic"/>
    </style:style>
    <style:style style:name="T7" style:family="text">
      <style:text-properties style:text-position="super 58%"/>
    </style:style>
    <style:style style:name="T8" style:family="text">
      <style:text-properties style:text-position="super 58%" style:font-name="Liberation Serif"/>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style:text-position="0% 100%"/>
    </style:style>
    <style:style style:name="T12" style:family="text">
      <style:text-properties style:text-position="0% 100%" style:font-name="Liberation Serif1"/>
    </style:style>
    <style:style style:name="T13" style:family="text">
      <style:text-properties style:text-position="0% 100%" style:font-name="Liberation Serif1" fo:font-style="italic" style:font-style-asian="italic" style:font-style-complex="italic"/>
    </style:style>
    <style:style style:name="T14" style:family="text">
      <style:text-properties style:text-position="0% 100%" style:font-name="Liberation Serif"/>
    </style:style>
    <style:style style:name="T15" style:family="text">
      <style:text-properties style:text-position="0% 100%" style:font-name="Liberation Serif" fo:font-style="italic" style:font-style-asian="italic" style:font-style-complex="italic"/>
    </style:style>
    <style:style style:name="T16" style:family="text">
      <style:text-properties style:text-position="0% 100%" style:font-name="Liberation Serif" fo:font-style="normal" style:font-style-asian="normal" style:font-style-complex="normal"/>
    </style:style>
    <style:style style:name="T17" style:family="text">
      <style:text-properties style:text-position="0% 100%" fo:font-style="normal" style:font-style-asian="normal" style:font-style-complex="normal"/>
    </style:style>
    <style:style style:name="T18" style:family="text">
      <style:text-properties style:font-name="Liberation Serif"/>
    </style:style>
    <style:style style:name="T19" style:family="text">
      <style:text-properties style:font-name="Liberation Serif" fo:font-style="italic" fo:font-weight="bold" style:font-style-asian="italic" style:font-weight-asian="bold" style:font-style-complex="italic" style:font-weight-complex="bold"/>
    </style:style>
    <style:style style:name="T20" style:family="text">
      <style:text-properties style:font-name="Liberation Serif"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variant="small-caps"/>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4" style:family="graphic" style:parent-style-name="Formula">
      <style:graphic-properties fo:margin-left="0cm" fo:margin-right="0cm" style:wrap="parallel" style:number-wrapped-paragraphs="no-limit" style:wrap-contour="false" style:vertical-pos="middle" style:vertical-rel="text" draw:ole-draw-aspect="1"/>
    </style:style>
    <style:style style:name="fr5" style:family="graphic" style:parent-style-name="Formula">
      <style:graphic-properties style:vertical-pos="middle" style:vertical-rel="text" draw:ole-draw-aspect="1"/>
    </style:style>
    <style:style style:name="fr6" style:family="graphic" style:parent-style-name="Formula">
      <style:graphic-properties fo:margin-left="0cm" fo:margin-right="0cm" style:wrap="parallel" style:number-wrapped-paragraphs="no-limit" style:wrap-contour="false" style:vertical-pos="middle" style:vertical-rel="text" fo:background-color="transparent" style:background-transparency="100%" style:shadow="none" draw:ole-draw-aspect="1">
        <style:background-image/>
      </style:graphic-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giyama Layout</text:p>
      <text:p text:style-name="Subtitle">A Rosetta Stone for the that Sugiyama Graph Drawing Paper</text:p>
      <text:h text:style-name="Heading_20_1" text:outline-level="1">The Graph used as an Example.</text:h>
      <text:p text:style-name="Subtitle"><draw:frame draw:style-name="fr1" draw:name="Frame1" text:anchor-type="as-char" svg:width="14.723cm" draw:z-index="0"><draw:text-box fo:min-height="8.805cm"><text:p text:style-name="P1"><draw:g text:anchor-type="paragraph" draw:z-index="1" draw:style-name="gr1"><draw:circle draw:style-name="gr2" draw:text-style-name="P32" svg:width="0.662cm" svg:height="0.662cm" svg:x="7.484cm" svg:y="1.074cm"><text:p text:style-name="P32">a</text:p></draw:circle><draw:circle draw:style-name="gr2" draw:text-style-name="P32" svg:width="0.662cm" svg:height="0.662cm" svg:x="9.959cm" svg:y="1.035cm"><text:p text:style-name="P32">b</text:p></draw:circle><draw:circle draw:style-name="gr2" draw:text-style-name="P32" svg:width="0.662cm" svg:height="0.662cm" svg:x="6.066cm" svg:y="2.982cm"><text:p text:style-name="P32">c</text:p></draw:circle><draw:circle draw:style-name="gr2" draw:text-style-name="P32" svg:width="0.662cm" svg:height="0.662cm" svg:x="8.2cm" svg:y="2.944cm"><text:p text:style-name="P32">d</text:p></draw:circle><draw:circle draw:style-name="gr2" draw:text-style-name="P32" svg:width="0.662cm" svg:height="0.662cm" svg:x="9.939cm" svg:y="2.944cm"><text:p text:style-name="P32">e</text:p></draw:circle><draw:circle draw:style-name="gr2" draw:text-style-name="P32" svg:width="0.662cm" svg:height="0.662cm" svg:x="12.073cm" svg:y="2.905cm"><text:p text:style-name="P32">f</text:p></draw:circle><draw:circle draw:style-name="gr2" draw:text-style-name="P32" svg:width="0.662cm" svg:height="0.662cm" svg:x="6.048cm" svg:y="5.194cm"><text:p text:style-name="P32">g</text:p></draw:circle><draw:circle draw:style-name="gr2" draw:text-style-name="P32" svg:width="0.662cm" svg:height="0.662cm" svg:x="8.182cm" svg:y="5.155cm"><text:p text:style-name="P32">h</text:p></draw:circle><draw:circle draw:style-name="gr2" draw:text-style-name="P32" svg:width="0.662cm" svg:height="0.662cm" svg:x="9.922cm" svg:y="5.155cm"><text:p text:style-name="P32">i</text:p></draw:circle><draw:circle draw:style-name="gr2" draw:text-style-name="P32" svg:width="0.662cm" svg:height="0.662cm" svg:x="12.056cm" svg:y="5.117cm"><text:p text:style-name="P32">j</text:p></draw:circle><draw:circle draw:style-name="gr2" draw:text-style-name="P32" svg:width="0.662cm" svg:height="0.662cm" svg:x="6.879cm" svg:y="7.14cm"><text:p text:style-name="P32">k</text:p></draw:circle><draw:circle draw:style-name="gr2" draw:text-style-name="P32" svg:width="0.662cm" svg:height="0.662cm" svg:x="9.013cm" svg:y="7.101cm"><text:p text:style-name="P32">l</text:p></draw:circle><draw:circle draw:style-name="gr2" draw:text-style-name="P32" svg:width="0.662cm" svg:height="0.662cm" svg:x="10.752cm" svg:y="7.101cm"><text:p text:style-name="P32">m</text:p></draw:circle></draw:g><draw:path text:anchor-type="paragraph" draw:z-index="2" draw:style-name="gr3" draw:text-style-name="P32" svg:width="1.736cm" svg:height="0.252cm" draw:transform="rotate (-2.35619449019309) translate (7.78845138888086cm 1.81063194443383cm)" svg:viewBox="0 0 1737 253" svg:d="m0-30205c273 51 528-74 788-120 241-42 484-127 735-93l214-28"><text:p/></draw:path><draw:path text:anchor-type="paragraph" draw:z-index="3" draw:style-name="gr3" draw:text-style-name="P32" svg:width="1.486cm" svg:height="0.283cm" draw:transform="rotate (-1.35751709220212) translate (8.12345250964056cm 1.61732146593032cm)" svg:viewBox="0 0 1487 284" svg:d="m0-20070c220-1 436-81 658-89 219-7 389-130 605-119l224-49-32-27"><text:p/></draw:path><draw:path text:anchor-type="paragraph" draw:z-index="4" draw:style-name="gr3" draw:text-style-name="P32" svg:width="2.04cm" svg:height="1.361cm" svg:x="8.072cm" svg:y="1.602cm" svg:viewBox="0 0 2041 1362" svg:d="m0 0c272 196 566 360 870 512 234 117 515 183 680 414l170 191 189 149 132 96"><text:p/></draw:path><draw:path text:anchor-type="paragraph" draw:z-index="5" draw:style-name="gr3" draw:text-style-name="P32" svg:width="4.279cm" svg:height="0.281cm" draw:transform="rotate (2.78537095325722) translate (12.0042038471658cm 3.24479237328666cm)" svg:viewBox="0 0 4280 282" svg:d="m0-8868c215 57 406-83 613-87 217-4 433-111 645-58 228 57 435 47 667 114 223 63 465 0 694 24 208 21 418 11 623 50 204 39 413 23 618 33l197-12 216 40 7 18"><text:p/></draw:path><draw:path text:anchor-type="paragraph" draw:z-index="6" draw:style-name="gr3" draw:text-style-name="P32" svg:width="2.131cm" svg:height="0.288cm" draw:transform="rotate (-0.88924525389213) translate (10.8296255959498cm 1.34489914733224cm)" svg:viewBox="0 0 2132 289" svg:d="m0-11884c294-52 583-144 880-185 242-34 492 26 740 17l278-43 221-63 13-15"><text:p/></draw:path><draw:path text:anchor-type="paragraph" draw:z-index="7" draw:style-name="gr3" draw:text-style-name="P32" svg:width="3.705cm" svg:height="0.489cm" draw:transform="rotate (0.52063171586981) translate (6.61634722222222cm 3.01977777777777cm)" svg:viewBox="0 0 3706 490" svg:d="m0 29341c218 31 438 3 658 30 202 24 405 57 606 85 205 28 406 72 612 111s413 56 622 52 423 35 630 78c191 40 385 91 578 134v0"><text:p/></draw:path><draw:path text:anchor-type="paragraph" draw:z-index="8" draw:style-name="gr3" draw:text-style-name="P32" svg:width="1.506cm" svg:height="0.261cm" draw:transform="rotate (1.40062672472519) translate (6.09327669683769cm 5.12906988808579cm)" svg:viewBox="0 0 1507 262" svg:d="m0 25059c221-13 438-57 649-131 184-64 386-66 577-99l186-32 95 3"><text:p/></draw:path><draw:path text:anchor-type="paragraph" draw:z-index="9" draw:style-name="gr3" draw:text-style-name="P32" svg:width="1.461cm" svg:height="0.453cm" draw:transform="rotate (1.25838239068767) translate (8.07540733883114cm 5.01637032915534cm)" svg:viewBox="0 0 1462 454" svg:d="m0 31771c239 1 455-113 678-180 192-57 384-124 575-186l174-76 35-12"><text:p/></draw:path><draw:path text:anchor-type="paragraph" draw:z-index="10" draw:style-name="gr3" draw:text-style-name="P32" svg:width="2.149cm" svg:height="0.128cm" draw:transform="rotate (2.28795211643893) translate (10.1135828284419cm 5.21845375974547cm)" svg:viewBox="0 0 2150 129" svg:d="m0 4944c318 27 624-76 931-117 238-32 459 47 687 73l254-4 238-42 40-17"><text:p/></draw:path><draw:path text:anchor-type="paragraph" draw:z-index="11" draw:style-name="gr3" draw:text-style-name="P32" svg:width="3.345cm" svg:height="1.699cm" svg:x="8.789cm" svg:y="3.512cm" svg:viewBox="0 0 3346 1700" svg:d="m3346 1700c-280-79-524-241-776-377-208-112-370-272-586-379-225-113-411-295-605-454-169-138-391-181-585-264-185-79-395-60-566-170l-189-56h-39"><text:p/></draw:path><draw:path text:anchor-type="paragraph" draw:z-index="12" draw:style-name="gr3" draw:text-style-name="P32" svg:width="3.733cm" svg:height="0.234cm" draw:transform="rotate (0.454309204294038) translate (6.59802896363953cm 5.13236900372918cm)" svg:viewBox="0 0 3734 235" svg:d="m0 32719c257 41 517 15 769-23 246-36 487-113 735-126 239-12 485-36 726-24 215 11 428-48 641-22 221 26 439-33 660-16l203 17v0"><text:p/></draw:path><draw:path text:anchor-type="paragraph" draw:z-index="13" draw:style-name="gr3" draw:text-style-name="P32" svg:width="2.346cm" svg:height="0.483cm" draw:transform="rotate (2.62096093771939) translate (12.2114027777778cm 5.15584722222222cm)" svg:viewBox="0 0 2347 484" svg:d="m0-5774c273 4 535 110 803 107 261-4 481 143 728 170 249 27 450 246 713 179l103 28"><text:p/></draw:path><draw:path text:anchor-type="paragraph" draw:z-index="14" draw:style-name="gr3" draw:text-style-name="P32" svg:width="1.441cm" svg:height="0.259cm" draw:transform="rotate (2.23402144255232) translate (7.05430838238878cm 7.18926309564319cm)" svg:viewBox="0 0 1442 260" svg:d="m0-351c254-37 514-22 758 41 197 51 386 139 587 170l97 29"><text:p/></draw:path><draw:path text:anchor-type="paragraph" draw:z-index="15" draw:style-name="gr3" draw:text-style-name="P32" svg:width="2.645cm" svg:height="1.454cm" svg:x="7.449cm" svg:y="5.761cm" svg:viewBox="0 0 2646 1455" svg:d="m2646 0c-229 78-455 168-681 245-201 69-413 115-605 208-228 111-383 314-586 454-197 135-358 326-585 416l-189 132v0"><text:p/></draw:path><draw:path text:anchor-type="paragraph" draw:z-index="16" draw:style-name="gr3" draw:text-style-name="P32" svg:width="1.39cm" svg:height="0.436cm" draw:transform="rotate (2.3561944901919) translate (10.9386005295335cm 7.14655224824427cm)" svg:viewBox="0 0 1391 437" svg:d="m0 645c243-34 501 27 696 187 166 136 392 175 601 200l94 41"><text:p/></draw:path><draw:path text:anchor-type="paragraph" draw:z-index="17" draw:style-name="gr3" draw:text-style-name="P32" svg:width="4.904cm" svg:height="0.602cm" draw:transform="rotate (0.200887396904509) translate (7.36594315099061cm 6.66381238793922cm)" svg:viewBox="0 0 4905 603" svg:d="m0 33279c252 10 481-82 733-101 216-16 428-86 642-121s436-25 650-61 436-19 648-60c195-39 396-47 594-72 212-26 428-23 640-24 217-2 424-55 635-84l200-35 163-44"><text:p/></draw:path><draw:path text:anchor-type="paragraph" draw:z-index="18" draw:style-name="gr3" draw:text-style-name="P32" svg:width="2.899cm" svg:height="0.92cm" draw:transform="rotate (0.7853981633973) translate (9.56556944444444cm 7.17726388888889cm)" svg:viewBox="0 0 2900 921" svg:d="m0 40548c246 33 464 159 695 240 203 72 393 144 575 254 202 122 408 108 613 214 205 105 458 59 669 160l227 40 121 13"><text:p/></draw:path></text:p></draw:text-box></draw:frame></text:p>
      <text:p text:style-name="Text_20_body"/>
      <text:h text:style-name="P22" text:outline-level="1"/>
      <text:h text:style-name="P23" text:outline-level="1">Section II: Basic Definitions</text:h>
      <text:h text:style-name="Heading_20_2" text:outline-level="2">A: n-Level Hierarchy and Map </text:h>
      <text:p text:style-name="Text_20_body">For a graph <text:span text:style-name="T10">G</text:span>(<text:span text:style-name="T10">V</text:span>,<text:span text:style-name="T10"> E</text:span>), <text:span text:style-name="T10">V</text:span> is the set of vertices and<text:span text:style-name="T10"> E</text:span> is the set of edges.</text:p>
      <text:p text:style-name="Text_20_body"/>
      <text:p text:style-name="Quotations"><text:span text:style-name="T10">V</text:span> is partitioned into n subsets, that is</text:p>
      <text:p text:style-name="Quotations"><draw:frame draw:style-name="fr2" draw:name="Object1" text:anchor-type="as-char" svg:width="8.25cm" svg:height="0.529cm" draw:z-index="19"><draw:object xlink:href="./Object 1" xlink:type="simple" xlink:show="embed" xlink:actuate="onLoad"/><draw:image xlink:href="./ObjectReplacements/Object 1" xlink:type="simple" xlink:show="embed" xlink:actuate="onLoad"/></draw:frame></text:p>
      <text:p text:style-name="Text_20_body">The graph is layered. <text:s/>There are <text:span text:style-name="T10">n </text:span>layers. <text:s/>Vertices are on one layer and one layer only. Likewise, the edges are seperated into sets of edges which connect each layer:</text:p>
      <text:p text:style-name="Quotations"><text:s/><draw:frame draw:style-name="fr2" draw:name="Object5" text:anchor-type="as-char" svg:width="8.463cm" svg:height="0.529cm" draw:z-index="24"><draw:object xlink:href="./Object 5" xlink:type="simple" xlink:show="embed" xlink:actuate="onLoad"/><draw:image xlink:href="./ObjectReplacements/Object 5" xlink:type="simple" xlink:show="embed" xlink:actuate="onLoad"/></draw:frame></text:p>
      <text:p text:style-name="Text_20_body"/>
      <text:p text:style-name="Quotations">An order <text:span text:style-name="T1">σ</text:span><text:span text:style-name="T3">i</text:span> of <text:span text:style-name="T10">V</text:span><text:span text:style-name="T2">i</text:span> is given for each<text:span text:style-name="T10"> i</text:span>, where the term “order” means a sequence of all vertices of <text:span text:style-name="T10">V</text:span><text:span text:style-name="T2">i</text:span>;</text:p>
      <text:p text:style-name="Quotations"><draw:frame draw:style-name="fr2" draw:name="Object2" text:anchor-type="as-char" svg:width="3.972cm" svg:height="0.57cm" draw:z-index="20"><draw:object xlink:href="./Object 2" xlink:type="simple" xlink:show="embed" xlink:actuate="onLoad"/><draw:image xlink:href="./ObjectReplacements/Object 2" xlink:type="simple" xlink:show="embed" xlink:actuate="onLoad"/></draw:frame></text:p>
      <text:p text:style-name="Text_20_body">The order of the vertices in each layer is important. <text:s/>For the example graph:</text:p>
      <text:p text:style-name="Text_20_body"><draw:frame draw:style-name="fr2" draw:name="Object3" text:anchor-type="as-char" svg:width="2.739cm" svg:height="2.184cm" draw:z-index="21"><draw:object xlink:href="./Object 3" xlink:type="simple" xlink:show="embed" xlink:actuate="onLoad"/><draw:image xlink:href="./ObjectReplacements/Object 3" xlink:type="simple" xlink:show="embed" xlink:actuate="onLoad"/></draw:frame></text:p>
      <text:p text:style-name="Text_20_body">The drawing of a hierarchy is called a 'map'.</text:p>
      <text:p text:style-name="Text_20_body"/>
      <text:p text:style-name="Text_20_body">So, Python-wise, for the example graph, we've something like:</text:p>
      <text:p text:style-name="Code">V = [ list('ab') , list('cdef'), list('ghij'), list('klm') ] </text:p>
      <text:p text:style-name="Code">E = [ <text:s/>[('a','c'), ('a','d'), ('a','e'), ('a','f'), ('b','c'), ('b','f') ], </text:p>
      <text:p text:style-name="Code"><text:s text:c="7"/>[('c','g'), ('d','h'), ('d','i'), ('d','j'), ('e','g'), ('e','j') ], </text:p>
      <text:p text:style-name="Code"><text:s text:c="7"/>[('g','k'), ('i','k'), ('i','m'), ('j','k'), ('j','l') ] </text:p>
      <text:p text:style-name="Code"><text:s text:c="4"/>] </text:p>
      <text:p text:style-name="Code"/>
      <text:p text:style-name="Code">levels <text:s/>= len(V)</text:p>
      <text:h text:style-name="P28" text:outline-level="2"/>
      <text:h text:style-name="P29" text:outline-level="2">B: Matrix Realisation of n-Level Hierarchies</text:h>
      <text:p text:style-name="Quotations">A matrix M<text:span text:style-name="T7">(i)</text:span> = M(<text:span text:style-name="T1">σ</text:span><text:span text:style-name="T3">i</text:span>, <text:span text:style-name="T1">σ</text:span><text:span text:style-name="T2">i+1</text:span>) is a<draw:frame draw:style-name="fr2" draw:name="Object37" text:anchor-type="as-char" svg:width="2.05cm" svg:height="0.533cm" draw:z-index="49"><draw:object xlink:href="./Object 37" xlink:type="simple" xlink:show="embed" xlink:actuate="onLoad"/><draw:image xlink:href="./ObjectReplacements/Object 37" xlink:type="simple" xlink:show="embed" xlink:actuate="onLoad"/></draw:frame>matrix whose rows and columns are ordered according to <text:span text:style-name="T1">σ</text:span><text:span text:style-name="T3">i</text:span> and <text:span text:style-name="T1">σ</text:span><text:span text:style-name="T2">i+1</text:span> respectively.</text:p>
      <text:p text:style-name="Text_20_body">We're building a matrix for each layer in the graph. <text:s/>Rows are sources, columns are sinks. Vertices which are connected get a '1' in this matrix and unconnected vertices get a '0'. <text:s/>There is one less matrix that there are layers. <text:s/>For the example graph:</text:p>
      <text:p text:style-name="Text_20_body"><draw:frame draw:style-name="fr2" draw:name="Object4" text:anchor-type="as-char" svg:width="12.416cm" svg:height="2.792cm" draw:z-index="22"><draw:object xlink:href="./Object 4" xlink:type="simple" xlink:show="embed" xlink:actuate="onLoad"/><draw:image xlink:href="./ObjectReplacements/Object 4" xlink:type="simple" xlink:show="embed" xlink:actuate="onLoad"/></draw:frame></text:p>
      <text:p text:style-name="Text_20_body"/>
      <text:p text:style-name="Code">M = [] </text:p>
      <text:p text:style-name="Code">for i in xrange(levels-1): </text:p>
      <text:p text:style-name="Code"><text:s text:c="4"/>m_shape = ( len( V[i] ), len( V[i+1] ) ) </text:p>
      <text:p text:style-name="Code"><text:s text:c="4"/>m = zeros( m_shape ) </text:p>
      <text:p text:style-name="Code"><text:s text:c="3"/></text:p>
      <text:p text:style-name="Code"><text:s text:c="4"/>for e in E[i]: </text:p>
      <text:p text:style-name="Code"><text:s text:c="8"/>row = V[i].index( e[0] ) </text:p>
      <text:p text:style-name="Code"><text:s text:c="8"/>col = V[i+1].index( e[1] ) </text:p>
      <text:p text:style-name="Code"><text:s text:c="8"/>m[row][col] = 1 </text:p>
      <text:p text:style-name="Code"><text:s text:c="4"/></text:p>
      <text:p text:style-name="Code"><text:s text:c="4"/>M.append(m)</text:p>
      <text:p text:style-name="Text_20_body"/>
      <text:p text:style-name="Text_20_body"/>
      <text:p text:style-name="Quotations">A matrix realisation <text:span text:style-name="T9">g</text:span> of <text:span text:style-name="T10">G</text:span> is given by the formula <text:span text:style-name="T9">g</text:span>(<text:span text:style-name="T1">σ</text:span><text:span text:style-name="T3">i</text:span>, ..., <text:span text:style-name="T1">σ</text:span><text:span text:style-name="T3">n</text:span>) = M<text:span text:style-name="T7">(1)</text:span> ... M<text:span text:style-name="T7">(n-1) <text:s text:c="17"/></text:span><text:span text:style-name="T11">(2)</text:span></text:p>
      <text:p text:style-name="P3"/>
      <text:h text:style-name="P28" text:outline-level="2"/>
      <text:h text:style-name="P29" text:outline-level="2">C: The Number of Crossings of n-Level Hierarchies</text:h>
      <text:p text:style-name="Quotations">In the <text:span text:style-name="T10">i </text:span>th interconnection matrix<draw:frame draw:style-name="fr2" draw:name="Object6" text:anchor-type="as-char" svg:width="3.443cm" svg:height="0.591cm" draw:z-index="26"><draw:object xlink:href="./Object 6" xlink:type="simple" xlink:show="embed" xlink:actuate="onLoad"/><draw:image xlink:href="./ObjectReplacements/Object 6" xlink:type="simple" xlink:show="embed" xlink:actuate="onLoad"/></draw:frame>of <text:span text:style-name="T9">g</text:span>, let <draw:frame draw:style-name="fr2" draw:name="Object7" text:anchor-type="as-char" svg:width="4.092cm" svg:height="0.57cm" draw:z-index="27"><draw:object xlink:href="./Object 7" xlink:type="simple" xlink:show="embed" xlink:actuate="onLoad"/><draw:image xlink:href="./ObjectReplacements/Object 7" xlink:type="simple" xlink:show="embed" xlink:actuate="onLoad"/></draw:frame>. <text:s/>Further, let the row vector of<draw:frame draw:style-name="fr2" draw:name="Object8" text:anchor-type="as-char" svg:width="0.877cm" svg:height="0.527cm" draw:z-index="28"><draw:object xlink:href="./Object 8" xlink:type="simple" xlink:show="embed" xlink:actuate="onLoad"/><draw:image xlink:href="./ObjectReplacements/Object 8" xlink:type="simple" xlink:show="embed" xlink:actuate="onLoad"/></draw:frame>corresponding to a vertex<draw:frame draw:style-name="fr2" draw:name="Object9" text:anchor-type="as-char" svg:width="1.15cm" svg:height="0.529cm" draw:z-index="29"><draw:object xlink:href="./Object 9" xlink:type="simple" xlink:show="embed" xlink:actuate="onLoad"/><draw:image xlink:href="./ObjectReplacements/Object 9" xlink:type="simple" xlink:show="embed" xlink:actuate="onLoad"/></draw:frame>be denoted by<text:span text:style-name="T10"> r(v)</text:span>, then the number of crossings <draw:frame draw:style-name="fr2" draw:name="Object10" text:anchor-type="as-char" svg:width="2.711cm" svg:height="0.529cm" draw:z-index="30"><draw:object xlink:href="./Object 10" xlink:type="simple" xlink:show="embed" xlink:actuate="onLoad"/><draw:image xlink:href="./ObjectReplacements/Object 10" xlink:type="simple" xlink:show="embed" xlink:actuate="onLoad"/></draw:frame>produced by the ordered pair of row vectors<draw:frame draw:style-name="fr2" draw:name="Object11" text:anchor-type="as-char" svg:width="2.455cm" svg:height="0.531cm" draw:z-index="48"><draw:object xlink:href="./Object 11" xlink:type="simple" xlink:show="embed" xlink:actuate="onLoad"/><draw:image xlink:href="./ObjectReplacements/Object 11" xlink:type="simple" xlink:show="embed" xlink:actuate="onLoad"/><svg:desc>formula</svg:desc></draw:frame>is given by the formula</text:p>
      <text:p text:style-name="Quotations"><draw:frame draw:style-name="fr2" draw:name="Object13" text:anchor-type="as-char" svg:width="5.863cm" svg:height="1.139cm" draw:z-index="31"><draw:object xlink:href="./Object 13" xlink:type="simple" xlink:show="embed" xlink:actuate="onLoad"/><draw:image xlink:href="./ObjectReplacements/Object 13" xlink:type="simple" xlink:show="embed" xlink:actuate="onLoad"/><svg:desc>formula</svg:desc></draw:frame>where <draw:frame draw:style-name="fr2" draw:name="Object12" text:anchor-type="as-char" svg:width="1.702cm" svg:height="0.533cm" draw:z-index="90"><draw:object xlink:href="./Object 12" xlink:type="simple" xlink:show="embed" xlink:actuate="onLoad"/><draw:image xlink:href="./ObjectReplacements/Object 12" xlink:type="simple" xlink:show="embed" xlink:actuate="onLoad"/></draw:frame> <text:tab/><text:tab/><text:tab/><text:tab/> <text:s text:c="5"/>(3)</text:p>
      <text:p text:style-name="Text_20_body">Taking into account Python's zero-indexing carry on:</text:p>
      <text:p text:style-name="Code">def calc_k(i,j,k): </text:p>
      <text:p text:style-name="Code"><text:s text:c="4"/>""" Calculate the crossings between an ordered pair of vertex rows. """ </text:p>
      <text:p text:style-name="Code"><text:s text:c="4"/>q = len( V[i+1] ) </text:p>
      <text:p text:style-name="Code"><text:s text:c="4"/>k_jk = 0 </text:p>
      <text:p text:style-name="Code"><text:s text:c="4"/></text:p>
      <text:p text:style-name="Code"><text:s text:c="4"/>for a in xrange(0,q-1): <text:s/># 0 ... q-2 </text:p>
      <text:p text:style-name="Code"><text:s text:c="8"/>for b in xrange(a+1, q): # a+1 ... q -1</text:p>
      <text:p text:style-name="Code"><text:s text:c="12"/>k_jk += M[i][j][b] * M[i][k][a] </text:p>
      <text:p text:style-name="Code"><text:s text:c="4"/></text:p>
      <text:p text:style-name="Code"><text:s text:c="4"/>return k_jk</text:p>
      <text:p text:style-name="Text_20_body"/>
      <text:p text:style-name="Text_20_body">Crossovers... <text:s/>So, to get the crossovers in each layer, we have to check crossovers between each row vector in the layer. Hence:</text:p>
      <text:p text:style-name="Quotations"><draw:frame draw:style-name="fr2" draw:name="Object14" text:anchor-type="as-char" svg:width="4.186cm" svg:height="1.139cm" draw:z-index="32"><draw:object xlink:href="./Object 14" xlink:type="simple" xlink:show="embed" xlink:actuate="onLoad"/><draw:image xlink:href="./ObjectReplacements/Object 14" xlink:type="simple" xlink:show="embed" xlink:actuate="onLoad"/><svg:desc>formula</svg:desc></draw:frame>where <draw:frame draw:style-name="fr2" draw:name="Object15" text:anchor-type="as-char" svg:width="1.401cm" svg:height="0.533cm" draw:z-index="33"><draw:object xlink:href="./Object 15" xlink:type="simple" xlink:show="embed" xlink:actuate="onLoad"/><draw:image xlink:href="./ObjectReplacements/Object 15" xlink:type="simple" xlink:show="embed" xlink:actuate="onLoad"/><svg:desc>formula</svg:desc></draw:frame><text:tab/><text:tab/><text:tab/><text:tab/><text:tab/> <text:s text:c="5"/>(4)</text:p>
      <text:p text:style-name="Text_20_body">Which in Python is:</text:p>
      <text:p text:style-name="Code">def calc_layer_crossings(i): </text:p>
      <text:p text:style-name="Code"><text:s text:c="4"/>p = len( V[i] ) </text:p>
      <text:p text:style-name="Code"><text:s text:c="4"/>K_M = 0 </text:p>
      <text:p text:style-name="Code"><text:s text:c="4"/></text:p>
      <text:p text:style-name="Code"><text:s text:c="4"/>for j in xrange(0,p-1): </text:p>
      <text:p text:style-name="Code"><text:s text:c="8"/>for k in xrange(j+1,p): </text:p>
      <text:p text:style-name="Code"><text:s text:c="12"/>K_M += calc_k(i, j, k ) </text:p>
      <text:p text:style-name="Code"><text:s text:c="4"/></text:p>
      <text:p text:style-name="Code"><text:s text:c="4"/>return K_M</text:p>
      <text:p text:style-name="Text_20_body"/>
      <text:p text:style-name="Text_20_body">adfsa</text:p>
      <text:p text:style-name="Text_20_body"/>
      <text:p text:style-name="P2">So far, our Python program outputs the interconnection matrices and the crossover count for each layer:</text:p>
      <text:p text:style-name="Code">M(0) </text:p>
      <text:p text:style-name="Code">[[ 1. <text:s/>1. <text:s/>1. <text:s/>1.] </text:p>
      <text:p text:style-name="Code"><text:s/>[ 1. <text:s/>0. <text:s/>0. <text:s/>1.]] </text:p>
      <text:p text:style-name="Code"/>
      <text:p text:style-name="Code">M(1) </text:p>
      <text:p text:style-name="Code">[[ 1. <text:s/>0. <text:s/>0. <text:s/>0.] </text:p>
      <text:p text:style-name="Code"><text:s/>[ 0. <text:s/>1. <text:s/>1. <text:s/>1.] </text:p>
      <text:p text:style-name="Code"><text:s/>[ 1. <text:s/>0. <text:s/>0. <text:s/>1.] </text:p>
      <text:p text:style-name="Code"><text:s/>[ 0. <text:s/>0. <text:s/>0. <text:s/>0.]] </text:p>
      <text:p text:style-name="Code"/>
      <text:p text:style-name="Code">M(2) </text:p>
      <text:p text:style-name="Code">[[ 1. <text:s/>0. <text:s/>0.] </text:p>
      <text:p text:style-name="Code"><text:s/>[ 0. <text:s/>0. <text:s/>0.] </text:p>
      <text:p text:style-name="Code"><text:s/>[ 1. <text:s/>0. <text:s/>1.] </text:p>
      <text:p text:style-name="Code"><text:s/>[ 1. <text:s/>1. <text:s/>0.]] </text:p>
      <text:p text:style-name="Code"/>
      <text:p text:style-name="Code">Layer 0 3.0 </text:p>
      <text:p text:style-name="Code">Layer 1 3.0 </text:p>
      <text:p text:style-name="Code">Layer 2 2.0 </text:p>
      <text:p text:style-name="Text_20_body"/>
      <text:h text:style-name="P28" text:outline-level="2"/>
      <text:h text:style-name="P29" text:outline-level="2">D: Connectivity</text:h>
      <text:p text:style-name="Quotations">In an n-level hierarchy<draw:frame draw:style-name="fr3" draw:name="Object16" text:anchor-type="as-char" svg:width="2.902cm" svg:height="0.487cm" draw:z-index="34"><draw:object xlink:href="./Object 16" xlink:type="simple" xlink:show="embed" xlink:actuate="onLoad"/><draw:image xlink:href="./ObjectReplacements/Object 16" xlink:type="simple" xlink:show="embed" xlink:actuate="onLoad"/></draw:frame>if<draw:frame draw:style-name="fr3" draw:name="Object17" text:anchor-type="as-char" svg:width="3.127cm" svg:height="0.63cm" draw:z-index="35"><draw:object xlink:href="./Object 17" xlink:type="simple" xlink:show="embed" xlink:actuate="onLoad"/><draw:image xlink:href="./ObjectReplacements/Object 17" xlink:type="simple" xlink:show="embed" xlink:actuate="onLoad"/></draw:frame>,<draw:frame draw:style-name="fr3" draw:name="Object18" text:anchor-type="as-char" svg:width="1.826cm" svg:height="0.467cm" draw:z-index="36"><draw:object xlink:href="./Object 18" xlink:type="simple" xlink:show="embed" xlink:actuate="onLoad"/><draw:image xlink:href="./ObjectReplacements/Object 18" xlink:type="simple" xlink:show="embed" xlink:actuate="onLoad"/></draw:frame>, then the upper connectivity <draw:frame draw:style-name="fr3" draw:name="Object19" text:anchor-type="as-char" svg:width="0.693cm" svg:height="0.589cm" draw:z-index="37"><draw:object xlink:href="./Object 19" xlink:type="simple" xlink:show="embed" xlink:actuate="onLoad"/><draw:image xlink:href="./ObjectReplacements/Object 19" xlink:type="simple" xlink:show="embed" xlink:actuate="onLoad"/></draw:frame>of vertex<draw:frame draw:style-name="fr3" draw:name="Object20" text:anchor-type="as-char" svg:width="0.543cm" svg:height="0.589cm" draw:z-index="38"><draw:object xlink:href="./Object 20" xlink:type="simple" xlink:show="embed" xlink:actuate="onLoad"/><draw:image xlink:href="./ObjectReplacements/Object 20" xlink:type="simple" xlink:show="embed" xlink:actuate="onLoad"/></draw:frame>and the lower connectivity<draw:frame draw:style-name="fr3" draw:name="Object21" text:anchor-type="as-char" svg:width="0.693cm" svg:height="0.591cm" draw:z-index="39"><draw:object xlink:href="./Object 21" xlink:type="simple" xlink:show="embed" xlink:actuate="onLoad"/><draw:image xlink:href="./ObjectReplacements/Object 21" xlink:type="simple" xlink:show="embed" xlink:actuate="onLoad"/></draw:frame>of vertex<draw:frame draw:style-name="fr3" draw:name="Object22" text:anchor-type="as-char" svg:width="0.543cm" svg:height="0.589cm" draw:z-index="40"><draw:object xlink:href="./Object 22" xlink:type="simple" xlink:show="embed" xlink:actuate="onLoad"/><draw:image xlink:href="./ObjectReplacements/Object 22" xlink:type="simple" xlink:show="embed" xlink:actuate="onLoad"/><svg:desc>formula</svg:desc></draw:frame>are defined by the formulas</text:p>
      <text:p text:style-name="Quotations"><draw:frame draw:style-name="fr2" draw:name="Object23" text:anchor-type="as-char" svg:width="7.733cm" svg:height="1.178cm" draw:z-index="41"><draw:object xlink:href="./Object 23" xlink:type="simple" xlink:show="embed" xlink:actuate="onLoad"/><draw:image xlink:href="./ObjectReplacements/Object 23" xlink:type="simple" xlink:show="embed" xlink:actuate="onLoad"/></draw:frame><text:tab/><text:tab/><text:tab/><text:tab/><text:tab/> <text:s text:c="5"/>(6)</text:p>
      <text:p text:style-name="Quotations"><draw:frame draw:style-name="fr2" draw:name="Object24" text:anchor-type="as-char" svg:width="8.07cm" svg:height="1.178cm" draw:z-index="42"><draw:object xlink:href="./Object 24" xlink:type="simple" xlink:show="embed" xlink:actuate="onLoad"/><draw:image xlink:href="./ObjectReplacements/Object 24" xlink:type="simple" xlink:show="embed" xlink:actuate="onLoad"/></draw:frame><text:tab/><text:tab/><text:tab/><text:tab/><text:tab/> <text:s text:c="5"/>(7)</text:p>
      <text:p text:style-name="Text_20_body">For each vertice, we're counting how many vertices its connected to in the layer above. <text:s/>We get a count for connections to the layer below too. </text:p>
      <text:p text:style-name="Code">def calc_upper_connectivity( i, k ): </text:p>
      <text:p text:style-name="Code"><text:s text:c="4"/>lim = len( V[i-1] ) </text:p>
      <text:p text:style-name="Code"><text:s text:c="4"/>C_U = 0 </text:p>
      <text:p text:style-name="Code"><text:s text:c="4"/></text:p>
      <text:p text:style-name="Code"><text:s text:c="4"/>for j in xrange(0, lim ): </text:p>
      <text:p text:style-name="Code"><text:s text:c="8"/>C_U += M[i-1][j][k] </text:p>
      <text:p text:style-name="Code"><text:s text:c="8"/></text:p>
      <text:p text:style-name="Code"><text:s text:c="4"/>return C_U </text:p>
      <text:p text:style-name="Code"/>
      <text:p text:style-name="Code"/>
      <text:p text:style-name="Code">def calc_lower_connectivity( i, k ): </text:p>
      <text:p text:style-name="Code"><text:s text:c="4"/>lim = len( V[i+1] ) </text:p>
      <text:p text:style-name="Code"><text:s text:c="4"/>C_L = 0 </text:p>
      <text:p text:style-name="Code"><text:s text:c="4"/></text:p>
      <text:p text:style-name="Code"><text:s text:c="4"/>for l in xrange(0, lim ): </text:p>
      <text:p text:style-name="Code"><text:s text:c="8"/>C_L += M[i][k][l] </text:p>
      <text:p text:style-name="Code"><text:s text:c="8"/></text:p>
      <text:p text:style-name="Code"><text:s text:c="4"/>return C_L</text:p>
      <text:h text:style-name="P28" text:outline-level="2"/>
      <text:h text:style-name="P29" text:outline-level="2">E: Barycentres</text:h>
      <text:h text:style-name="Heading_20_4" text:outline-level="4">Barycentre I</text:h>
      <text:p text:style-name="Quotations">[...] barycentre<draw:frame draw:style-name="fr3" draw:name="Object25" text:anchor-type="as-char" svg:width="0.693cm" svg:height="0.529cm" draw:z-index="43"><draw:object xlink:href="./Object 25" xlink:type="simple" xlink:show="embed" xlink:actuate="onLoad"/><draw:image xlink:href="./ObjectReplacements/Object 25" xlink:type="simple" xlink:show="embed" xlink:actuate="onLoad"/></draw:frame>of a binary vector <draw:frame draw:style-name="fr3" draw:name="Object26" text:anchor-type="as-char" svg:width="2.732cm" svg:height="0.529cm" draw:z-index="44"><draw:object xlink:href="./Object 26" xlink:type="simple" xlink:show="embed" xlink:actuate="onLoad"/><draw:image xlink:href="./ObjectReplacements/Object 26" xlink:type="simple" xlink:show="embed" xlink:actuate="onLoad"/></draw:frame>to be used in the definition of a specific generating matrix in Section III is given by:</text:p>
      <text:p text:style-name="Quotations"><draw:frame draw:style-name="fr2" draw:name="Object27" text:anchor-type="as-char" svg:width="4.212cm" svg:height="1.139cm" draw:z-index="45"><draw:object xlink:href="./Object 27" xlink:type="simple" xlink:show="embed" xlink:actuate="onLoad"/><draw:image xlink:href="./ObjectReplacements/Object 27" xlink:type="simple" xlink:show="embed" xlink:actuate="onLoad"/></draw:frame><text:tab/><text:tab/><text:tab/><text:tab/><text:tab/><text:tab/><text:tab/><text:tab/> <text:s text:c="5"/>(8)</text:p>
      <text:p text:style-name="Text_20_body">This calculates the vector 'index' where the center of the ones would be.</text:p>
      <text:p text:style-name="Code"><text:s/>def vector_barycentre( vector ): </text:p>
      <text:p text:style-name="Code"/>
      <text:p text:style-name="Code"><text:s text:c="4"/>barycentre = 0.0 </text:p>
      <text:p text:style-name="Code"><text:s text:c="4"/>for j in xrange( len(vector) ): </text:p>
      <text:p text:style-name="Code"><text:s text:c="8"/>barycentre += j * vector[j] </text:p>
      <text:p text:style-name="Code"><text:s text:c="4"/></text:p>
      <text:p text:style-name="Code"><text:s text:c="4"/>total = sum(vector) </text:p>
      <text:p text:style-name="Code"><text:s text:c="4"/>if total: </text:p>
      <text:p text:style-name="Code"><text:s text:c="8"/>barycentre /= total </text:p>
      <text:p text:style-name="Code"><text:s text:c="4"/>else: </text:p>
      <text:p text:style-name="Code"><text:s text:c="8"/>barycentre = 0.0 </text:p>
      <text:p text:style-name="Code"><text:s text:c="8"/></text:p>
      <text:p text:style-name="Code"><text:s text:c="4"/>return barycentre</text:p>
      <text:p text:style-name="Text_20_body"><text:s text:c="4"/></text:p>
      <text:p text:style-name="Text_20_body">Example output:</text:p>
      <text:p text:style-name="Code">Vector Barycentres: </text:p>
      <text:p text:style-name="Code">[ 1. <text:s/>1. <text:s/>1. <text:s/>1.]: 1.500000 </text:p>
      <text:p text:style-name="Code">[ 1. <text:s/>0. <text:s/>0. <text:s/>1.]: 1.500000 </text:p>
      <text:p text:style-name="Code">[ 1. <text:s/>0. <text:s/>0. <text:s/>0.]: 0.000000 </text:p>
      <text:p text:style-name="Code">[ 0. <text:s/>1. <text:s/>1. <text:s/>1.]: 2.000000 </text:p>
      <text:p text:style-name="Code">[ 1. <text:s/>0. <text:s/>0. <text:s/>1.]: 1.500000 </text:p>
      <text:p text:style-name="Code">[ 0. <text:s/>0. <text:s/>0. <text:s/>0.]: 0.000000 </text:p>
      <text:p text:style-name="Code">[ 1. <text:s/>0. <text:s/>0.]: 0.000000 </text:p>
      <text:p text:style-name="Code">[ 0. <text:s/>0. <text:s/>0.]: 0.000000 </text:p>
      <text:p text:style-name="Code">[ 1. <text:s/>0. <text:s/>1.]: 1.000000 </text:p>
      <text:p text:style-name="Code">[ 1. <text:s/>1. <text:s/>0.]: 0.500000 </text:p>
      <text:h text:style-name="P30" text:outline-level="4"/>
      <text:h text:style-name="P31" text:outline-level="4">Barycentre II</text:h>
      <text:p text:style-name="Quotations">Next the formulas</text:p>
      <text:p text:style-name="Quotations"><draw:frame draw:style-name="fr2" draw:name="Object28" text:anchor-type="as-char" svg:width="8.186cm" svg:height="1.139cm" draw:z-index="46"><draw:object xlink:href="./Object 28" xlink:type="simple" xlink:show="embed" xlink:actuate="onLoad"/><draw:image xlink:href="./ObjectReplacements/Object 28" xlink:type="simple" xlink:show="embed" xlink:actuate="onLoad"/></draw:frame><text:tab/><text:tab/><text:tab/><text:tab/> <text:s text:c="5"/>(9)</text:p>
      <text:p text:style-name="Quotations"><draw:frame draw:style-name="fr2" draw:name="Object29" text:anchor-type="as-char" svg:width="8.481cm" svg:height="1.139cm" draw:z-index="47"><draw:object xlink:href="./Object 29" xlink:type="simple" xlink:show="embed" xlink:actuate="onLoad"/><draw:image xlink:href="./ObjectReplacements/Object 29" xlink:type="simple" xlink:show="embed" xlink:actuate="onLoad"/><svg:desc>formula</svg:desc></draw:frame><text:tab/><text:tab/><text:tab/><text:tab/> <text:s text:c="3"/>(10)</text:p>
      <text:p text:style-name="Quotations">give row and column barycentres of a binary interconnection matrix<draw:frame draw:style-name="fr3" draw:name="Object30" text:anchor-type="as-char" svg:width="2.087cm" svg:height="0.589cm" draw:z-index="57"><draw:object xlink:href="./Object 30" xlink:type="simple" xlink:show="embed" xlink:actuate="onLoad"/><draw:image xlink:href="./ObjectReplacements/Object 30" xlink:type="simple" xlink:show="embed" xlink:actuate="onLoad"/></draw:frame>respectively, which will be used in BC method.</text:p>
      <text:p text:style-name="Text_20_body">So this is just the vector barycentre for rows and column of the connection dictionaries. And teh codez (row barycentre is similar):</text:p>
      <text:p text:style-name="Code">def col_barycentres( layer ): </text:p>
      <text:p text:style-name="Code"/>
      <text:p text:style-name="Code"><text:s text:c="4"/>barycentres = [] </text:p>
      <text:p text:style-name="Code"><text:s text:c="2"/></text:p>
      <text:p text:style-name="Code"><text:s text:c="4"/>p = len( V[layer] ) </text:p>
      <text:p text:style-name="Code"><text:s text:c="4"/>q = len( V[layer+1] ) </text:p>
      <text:p text:style-name="Code"><text:s text:c="4"/>m = M[layer] </text:p>
      <text:p text:style-name="Code"><text:s text:c="4"/></text:p>
      <text:p text:style-name="Code"><text:s text:c="4"/>for l in xrange(q): </text:p>
      <text:p text:style-name="Code"><text:s text:c="8"/>numer = 0.0 </text:p>
      <text:p text:style-name="Code"><text:s text:c="8"/>denom = 0.0 </text:p>
      <text:p text:style-name="Code"><text:s text:c="8"/></text:p>
      <text:p text:style-name="Code"><text:s text:c="8"/>for k in xrange(p): </text:p>
      <text:p text:style-name="Code"><text:s text:c="12"/>numer += k * m[k][l] </text:p>
      <text:p text:style-name="Code"><text:s text:c="12"/>denom += m[k][l] </text:p>
      <text:p text:style-name="Code"><text:s text:c="12"/></text:p>
      <text:p text:style-name="Code"><text:s text:c="8"/>if denom: </text:p>
      <text:p text:style-name="Code"><text:s text:c="12"/>barycentre = numer / denom </text:p>
      <text:p text:style-name="Code"><text:s text:c="8"/>else: </text:p>
      <text:p text:style-name="Code"><text:s text:c="12"/>barycentre = 0.0 </text:p>
      <text:p text:style-name="Code"><text:s text:c="12"/></text:p>
      <text:p text:style-name="Code"><text:s text:c="8"/>barycentres.append(barycentre) </text:p>
      <text:p text:style-name="Code"><text:s text:c="8"/></text:p>
      <text:p text:style-name="Code"><text:s text:c="4"/>return barycentres</text:p>
      <text:p text:style-name="Text_20_body"/>
      <text:h text:style-name="P30" text:outline-level="4"/>
      <text:h text:style-name="P31" text:outline-level="4">Barycentre III</text:h>
      <text:p text:style-name="Quotations">Finally, upper and lower barycenters<draw:frame draw:style-name="fr3" draw:name="Object31" text:anchor-type="as-char" svg:width="1.453cm" svg:height="0.589cm" draw:z-index="84"><draw:object xlink:href="./Object 31" xlink:type="simple" xlink:show="embed" xlink:actuate="onLoad"/><draw:image xlink:href="./ObjectReplacements/Object 31" xlink:type="simple" xlink:show="embed" xlink:actuate="onLoad"/></draw:frame>of upper and lower vertices connected to the <text:span text:style-name="T10">k</text:span> th vertex <draw:frame draw:style-name="fr3" draw:name="Object32" text:anchor-type="as-char" svg:width="0.543cm" svg:height="0.589cm" draw:z-index="85"><draw:object xlink:href="./Object 32" xlink:type="simple" xlink:show="embed" xlink:actuate="onLoad"/><draw:image xlink:href="./ObjectReplacements/Object 32" xlink:type="simple" xlink:show="embed" xlink:actuate="onLoad"/></draw:frame>in the <text:span text:style-name="T10">i</text:span> th level are defined by</text:p>
      <text:p text:style-name="Quotations"><draw:frame draw:style-name="fr2" draw:name="Object33" text:anchor-type="as-char" svg:width="7.708cm" svg:height="1.139cm" draw:z-index="86"><draw:object xlink:href="./Object 33" xlink:type="simple" xlink:show="embed" xlink:actuate="onLoad"/><draw:image xlink:href="./ObjectReplacements/Object 33" xlink:type="simple" xlink:show="embed" xlink:actuate="onLoad"/></draw:frame><text:tab/>where<draw:frame draw:style-name="fr2" draw:name="Object35" text:anchor-type="as-char" svg:width="1.739cm" svg:height="0.533cm" draw:z-index="87"><draw:object xlink:href="./Object 35" xlink:type="simple" xlink:show="embed" xlink:actuate="onLoad"/><draw:image xlink:href="./ObjectReplacements/Object 35" xlink:type="simple" xlink:show="embed" xlink:actuate="onLoad"/></draw:frame><text:tab/><text:tab/> <text:s text:c="3"/>(11)</text:p>
      <text:p text:style-name="Quotations"><draw:frame draw:style-name="fr2" draw:name="Object34" text:anchor-type="as-char" svg:width="7.354cm" svg:height="1.139cm" draw:z-index="88"><draw:object xlink:href="./Object 34" xlink:type="simple" xlink:show="embed" xlink:actuate="onLoad"/><draw:image xlink:href="./ObjectReplacements/Object 34" xlink:type="simple" xlink:show="embed" xlink:actuate="onLoad"/><svg:desc>formula</svg:desc></draw:frame><text:tab/>where<draw:frame draw:style-name="fr2" draw:name="Object36" text:anchor-type="as-char" svg:width="1.702cm" svg:height="0.533cm" draw:z-index="89"><draw:object xlink:href="./Object 36" xlink:type="simple" xlink:show="embed" xlink:actuate="onLoad"/><draw:image xlink:href="./ObjectReplacements/Object 36" xlink:type="simple" xlink:show="embed" xlink:actuate="onLoad"/></draw:frame><text:tab/><text:tab/> <text:s text:c="3"/>(12)</text:p>
      <text:p text:style-name="Quotations">[..] These barycentres will be used in the PR method.</text:p>
      <text:p text:style-name="Text_20_body">These barycentres work on an actual geometric layout, with <text:span text:style-name="T10">x()</text:span> returning the geometric x position of the vertex.</text:p>
      <text:p text:style-name="Text_20_body"/>
      <text:p text:style-name="Text_20_body"/>
      <text:h text:style-name="P28" text:outline-level="2"/>
      <text:h text:style-name="P23" text:outline-level="1">Section III: Reduction of the Number of Crossings</text:h>
      <text:p text:style-name="Quotations">Let <text:span text:style-name="T10">S</text:span><text:span text:style-name="T4">i</text:span><text:span text:style-name="T2"> </text:span>be a set of all possible orders <text:span text:style-name="T1">σ</text:span><text:span text:style-name="T3">i </text:span>in an <text:span text:style-name="T10">n</text:span>-level hierarchy<draw:frame draw:style-name="fr2" draw:name="Object38" text:anchor-type="as-char" svg:width="2.902cm" svg:height="0.487cm" draw:z-index="23"><draw:object xlink:href="./Object 38" xlink:type="simple" xlink:show="embed" xlink:actuate="onLoad"/><draw:image xlink:href="./ObjectReplacements/Object 38" xlink:type="simple" xlink:show="embed" xlink:actuate="onLoad"/><svg:desc>formula</svg:desc></draw:frame>and <draw:frame draw:style-name="fr2" draw:name="Object39" text:anchor-type="as-char" svg:width="2.619cm" svg:height="0.531cm" draw:z-index="66"><draw:object xlink:href="./Object 39" xlink:type="simple" xlink:show="embed" xlink:actuate="onLoad"/><draw:image xlink:href="./ObjectReplacements/Object 39" xlink:type="simple" xlink:show="embed" xlink:actuate="onLoad"/></draw:frame>, then the problem of minimizing the number of crossings in an <text:span text:style-name="T10">n</text:span>-level hierarchy is stated as follows:</text:p>
      <text:p text:style-name="Quotations"><draw:frame draw:style-name="fr2" draw:name="Object40" text:anchor-type="as-char" svg:width="4.817cm" svg:height="0.49cm" draw:z-index="67"><draw:object xlink:href="./Object 40" xlink:type="simple" xlink:show="embed" xlink:actuate="onLoad"/><draw:image xlink:href="./ObjectReplacements/Object 40" xlink:type="simple" xlink:show="embed" xlink:actuate="onLoad"/></draw:frame><text:tab/><text:tab/><text:tab/><text:tab/><text:tab/><text:tab/><text:tab/> <text:s text:c="3"/>(13)</text:p>
      <text:p text:style-name="Quotations">according to formulas (2) – (5). <text:s/>This problem, however, is combinatorial in nature, therefore, it is difficult to obtain the optimum solution when the size of the problem is not small.</text:p>
      <text:h text:style-name="Heading_20_2" text:outline-level="2">A: Algorithms for Two-Level Hierarchies</text:h>
      <text:h text:style-name="Heading_20_3" text:outline-level="3">1: Penalty Minimization Method (PM method)</text:h>
      <text:p text:style-name="Quotations">In order to describe the algorithm, a penalty digraph is introduced.</text:p>
      <text:p text:style-name="Quotations"><text:span text:style-name="T10">Penalty digraph</text:span>: Let <draw:frame draw:style-name="fr2" draw:name="Object41" text:anchor-type="as-char" svg:width="2.568cm" svg:height="0.529cm" draw:z-index="68"><draw:object xlink:href="./Object 41" xlink:type="simple" xlink:show="embed" xlink:actuate="onLoad"/><draw:image xlink:href="./ObjectReplacements/Object 41" xlink:type="simple" xlink:show="embed" xlink:actuate="onLoad"/></draw:frame>be given. Then we consider the case where the row order <text:span text:style-name="T1">σ</text:span><text:span text:style-name="T3">1</text:span><text:span text:style-name="T1"> </text:span><text:span text:style-name="T12">is permutated under the fixed column order σ</text:span><text:span text:style-name="T3">2</text:span><text:span text:style-name="T12">. The penalty digraph</text:span><text:span text:style-name="T13"> H</text:span><text:span text:style-name="T12"> is defined by </text:span><text:span text:style-name="T13">H</text:span><text:span text:style-name="T12"> = (</text:span><text:span text:style-name="T13">W</text:span><text:span text:style-name="T12">, </text:span><text:span text:style-name="T13">F</text:span><text:span text:style-name="T12">, </text:span><text:span text:style-name="T13">p</text:span><text:span text:style-name="T12"> ) where:</text:span></text:p>
      <text:p text:style-name="P7"><draw:frame draw:style-name="fr2" draw:name="Object42" text:anchor-type="as-char" svg:width="1.409cm" svg:height="0.529cm" draw:z-index="69"><draw:object xlink:href="./Object 42" xlink:type="simple" xlink:show="embed" xlink:actuate="onLoad"/><draw:image xlink:href="./ObjectReplacements/Object 42" xlink:type="simple" xlink:show="embed" xlink:actuate="onLoad"/></draw:frame></text:p>
      <text:p text:style-name="P7"><draw:frame draw:style-name="fr2" draw:name="Object43" text:anchor-type="as-char" svg:width="8.985cm" svg:height="0.492cm" draw:z-index="70"><draw:object xlink:href="./Object 43" xlink:type="simple" xlink:show="embed" xlink:actuate="onLoad"/><draw:image xlink:href="./ObjectReplacements/Object 43" xlink:type="simple" xlink:show="embed" xlink:actuate="onLoad"/><svg:desc>formula</svg:desc></draw:frame></text:p>
      <text:p text:style-name="P7"><draw:frame draw:style-name="fr2" draw:name="Object47" text:anchor-type="as-char" svg:width="2.281cm" svg:height="0.49cm" draw:z-index="71"><draw:object xlink:href="./Object 47" xlink:type="simple" xlink:show="embed" xlink:actuate="onLoad"/><draw:image xlink:href="./ObjectReplacements/Object 47" xlink:type="simple" xlink:show="embed" xlink:actuate="onLoad"/></draw:frame></text:p>
      <text:p text:style-name="Quotations"><text:span text:style-name="T12"><draw:frame draw:style-name="fr2" draw:name="Object44" text:anchor-type="as-char" svg:width="1.736cm" svg:height="0.467cm" draw:z-index="72"><draw:object xlink:href="./Object 44" xlink:type="simple" xlink:show="embed" xlink:actuate="onLoad"/><draw:image xlink:href="./ObjectReplacements/Object 44" xlink:type="simple" xlink:show="embed" xlink:actuate="onLoad"/><svg:desc>formula</svg:desc></draw:frame></text:span><text:span text:style-name="T12">is defined by</text:span><text:span text:style-name="T12"><draw:frame draw:style-name="fr2" draw:name="Object45" text:anchor-type="as-char" svg:width="6.641cm" svg:height="0.487cm" draw:z-index="73"><draw:object xlink:href="./Object 45" xlink:type="simple" xlink:show="embed" xlink:actuate="onLoad"/><draw:image xlink:href="./ObjectReplacements/Object 45" xlink:type="simple" xlink:show="embed" xlink:actuate="onLoad"/></draw:frame></text:span><text:span text:style-name="T12">for each</text:span><text:span text:style-name="T12"><draw:frame draw:style-name="fr2" draw:name="Object46" text:anchor-type="as-char" svg:width="2.053cm" svg:height="0.487cm" draw:z-index="74"><draw:object xlink:href="./Object 46" xlink:type="simple" xlink:show="embed" xlink:actuate="onLoad"/><draw:image xlink:href="./ObjectReplacements/Object 46" xlink:type="simple" xlink:show="embed" xlink:actuate="onLoad"/></draw:frame></text:span></text:p>
      <text:p text:style-name="Quotations"><text:span text:style-name="T12">This penalty digraph </text:span><text:span text:style-name="T13">H</text:span><text:span text:style-name="T12"> is used for the reordering of σ</text:span><text:span text:style-name="T3">1</text:span><text:span text:style-name="T12"> as described subsequently.</text:span></text:p>
      <text:p text:style-name="P4">Hmm. This is doing things the long way. Skip straight to the Barycentre Heuristic.</text:p>
      <text:h text:style-name="P25" text:outline-level="3"/>
      <text:h text:style-name="P27" text:outline-level="3">2: Barycentric Method (BC method)</text:h>
      <text:p text:style-name="Quotations">The essential idea of this method is to reorder <text:span text:style-name="T1">σ</text:span><text:span text:style-name="T3">1</text:span><text:span text:style-name="T1"> </text:span>according to the row barycentres <draw:frame draw:style-name="fr2" draw:name="Object49" text:anchor-type="as-char" svg:width="3.297cm" svg:height="0.591cm" draw:z-index="25"><draw:object xlink:href="./Object 49" xlink:type="simple" xlink:show="embed" xlink:actuate="onLoad"/><draw:image xlink:href="./ObjectReplacements/Object 49" xlink:type="simple" xlink:show="embed" xlink:actuate="onLoad"/></draw:frame>which are calculated by (9). These are ordered from the smallest to the largest, that is<draw:frame draw:style-name="fr2" draw:name="Object48" text:anchor-type="as-char" svg:width="3.57cm" svg:height="0.651cm" draw:z-index="50"><draw:object xlink:href="./Object 48" xlink:type="simple" xlink:show="embed" xlink:actuate="onLoad"/><draw:image xlink:href="./ObjectReplacements/Object 48" xlink:type="simple" xlink:show="embed" xlink:actuate="onLoad"/></draw:frame>, where if there are sets of rows of which barycentres are equal, the original order is preserved. <text:s/>Then if the reordering of <draw:frame draw:style-name="fr2" draw:name="Object50" text:anchor-type="as-char" svg:width="0.63cm" svg:height="0.529cm" draw:z-index="51"><draw:object xlink:href="./Object 50" xlink:type="simple" xlink:show="embed" xlink:actuate="onLoad"/><draw:image xlink:href="./ObjectReplacements/Object 50" xlink:type="simple" xlink:show="embed" xlink:actuate="onLoad"/></draw:frame>is denoted by <draw:frame draw:style-name="fr2" draw:name="Object51" text:anchor-type="as-char" svg:width="0.79cm" svg:height="0.531cm" draw:z-index="52"><draw:object xlink:href="./Object 51" xlink:type="simple" xlink:show="embed" xlink:actuate="onLoad"/><draw:image xlink:href="./ObjectReplacements/Object 51" xlink:type="simple" xlink:show="embed" xlink:actuate="onLoad"/><svg:desc>formula</svg:desc></draw:frame>, we have <draw:frame draw:style-name="fr2" draw:name="Object52" text:anchor-type="as-char" svg:width="3.022cm" svg:height="0.593cm" draw:z-index="53"><draw:object xlink:href="./Object 52" xlink:type="simple" xlink:show="embed" xlink:actuate="onLoad"/><draw:image xlink:href="./ObjectReplacements/Object 52" xlink:type="simple" xlink:show="embed" xlink:actuate="onLoad"/><svg:desc>formula</svg:desc></draw:frame>.</text:p>
      <text:h text:style-name="Heading_20_4" text:outline-level="4">Algorithm:</text:h>
      <text:p text:style-name="Quotations">The algorithm consists of two phases, Phase 1 and Phase 2. <text:s/>Phase 2 uses Phase 1 as a subalgorithm. In Phase 1 the barycentric ordering of rows or columns is repeated in turn. In this operation for Phase 1, the orders of the rows (or columns) which have equal barycentres are preserved. However, we may be able to reduce the number of crossings by changing these orders. Therefore, Phase 2 is introduced to carry out the operation to reorder rows (or columns) with equal barycentres just after execution of Phase 1. In Phase 2 the order of these rows (or columns) are reversed in each set (this operation is called “reversion” of rows (or columns) and is denoted by<draw:frame draw:style-name="fr2" draw:name="Object70" text:anchor-type="as-char" svg:width="1.455cm" svg:height="0.529cm" draw:z-index="54"><draw:object xlink:href="./Object 70" xlink:type="simple" xlink:show="embed" xlink:actuate="onLoad"/><draw:image xlink:href="./ObjectReplacements/Object 70" xlink:type="simple" xlink:show="embed" xlink:actuate="onLoad"/></draw:frame>(or<draw:frame draw:style-name="fr2" draw:name="Object71" text:anchor-type="as-char" svg:width="1.461cm" svg:height="0.531cm" draw:z-index="55"><draw:object xlink:href="./Object 71" xlink:type="simple" xlink:show="embed" xlink:actuate="onLoad"/><draw:image xlink:href="./ObjectReplacements/Object 71" xlink:type="simple" xlink:show="embed" xlink:actuate="onLoad"/></draw:frame>), and then Phase 1 is reexecuted starting with columns (or rows). This operation has empirically found to be effective.</text:p>
      <text:p text:style-name="Quotations">The algorithm is given as follows: Let<draw:frame draw:style-name="fr2" draw:name="Object72" text:anchor-type="as-char" svg:width="0.751cm" svg:height="0.529cm" draw:z-index="56"><draw:object xlink:href="./Object 72" xlink:type="simple" xlink:show="embed" xlink:actuate="onLoad"/><draw:image xlink:href="./ObjectReplacements/Object 72" xlink:type="simple" xlink:show="embed" xlink:actuate="onLoad"/></draw:frame>be a matrix realization of a two-level hierarchy and let <text:span text:style-name="T10">M*</text:span> be a solution matrix, and <text:span text:style-name="T10">K*</text:span> the number of crossings of <text:span text:style-name="T10">M*</text:span>. </text:p>
      <text:p text:style-name="Text_20_body"/>
      <table:table table:name="Table1" table:style-name="Table1">
        <table:table-column table:style-name="Table1.A"/>
        <table:table-column table:style-name="Table1.B"/>
        <table:table-row>
          <table:table-cell table:style-name="Table1.A1" office:value-type="string">
            <text:p text:style-name="P10">Phase 1:</text:p>
          </table:table-cell>
          <table:table-cell table:style-name="Table1.A1" office:value-type="string">
            <text:p text:style-name="P8"/>
          </table:table-cell>
        </table:table-row>
        <table:table-row>
          <table:table-cell table:style-name="Table1.A1" office:value-type="string">
            <text:p text:style-name="P9">Step 1:</text:p>
          </table:table-cell>
          <table:table-cell table:style-name="Table1.A1" office:value-type="string">
            <text:p text:style-name="P8"><draw:frame draw:style-name="fr2" draw:name="Object53" text:anchor-type="as-char" svg:width="4.54cm" svg:height="0.529cm" draw:z-index="58"><draw:object xlink:href="./Object 53" xlink:type="simple" xlink:show="embed" xlink:actuate="onLoad"/><draw:image xlink:href="./ObjectReplacements/Object 53" xlink:type="simple" xlink:show="embed" xlink:actuate="onLoad"/></draw:frame></text:p>
          </table:table-cell>
        </table:table-row>
        <table:table-row>
          <table:table-cell table:style-name="Table1.A1" office:value-type="string">
            <text:p text:style-name="P9">Step 2:</text:p>
          </table:table-cell>
          <table:table-cell table:style-name="Table1.A1" office:value-type="string">
            <text:p text:style-name="P8"><draw:frame draw:style-name="fr2" draw:name="Object54" text:anchor-type="as-char" svg:width="2.579cm" svg:height="0.529cm" draw:z-index="59"><draw:object xlink:href="./Object 54" xlink:type="simple" xlink:show="embed" xlink:actuate="onLoad"/><draw:image xlink:href="./ObjectReplacements/Object 54" xlink:type="simple" xlink:show="embed" xlink:actuate="onLoad"/></draw:frame></text:p>
          </table:table-cell>
        </table:table-row>
        <table:table-row>
          <table:table-cell table:style-name="Table1.A1" office:value-type="string">
            <text:p text:style-name="P9">Step 3:</text:p>
          </table:table-cell>
          <table:table-cell table:style-name="Table1.A1" office:value-type="string">
            <text:p text:style-name="P8"><text:s text:c="2"/>If<draw:frame draw:style-name="fr2" draw:name="Object55" text:anchor-type="as-char" svg:width="2.422cm" svg:height="0.529cm" draw:z-index="60"><draw:object xlink:href="./Object 55" xlink:type="simple" xlink:show="embed" xlink:actuate="onLoad"/><draw:image xlink:href="./ObjectReplacements/Object 55" xlink:type="simple" xlink:show="embed" xlink:actuate="onLoad"/></draw:frame>then<text:line-break/><draw:frame draw:style-name="fr2" draw:name="Object56" text:anchor-type="as-char" svg:width="1.96cm" svg:height="0.529cm" draw:z-index="61"><draw:object xlink:href="./Object 56" xlink:type="simple" xlink:show="embed" xlink:actuate="onLoad"/><draw:image xlink:href="./ObjectReplacements/Object 56" xlink:type="simple" xlink:show="embed" xlink:actuate="onLoad"/></draw:frame>and <draw:frame draw:style-name="fr2" draw:name="Object57" text:anchor-type="as-char" svg:width="2.575cm" svg:height="0.529cm" draw:z-index="62"><draw:object xlink:href="./Object 57" xlink:type="simple" xlink:show="embed" xlink:actuate="onLoad"/><draw:image xlink:href="./ObjectReplacements/Object 57" xlink:type="simple" xlink:show="embed" xlink:actuate="onLoad"/></draw:frame></text:p>
          </table:table-cell>
        </table:table-row>
        <table:table-row>
          <table:table-cell table:style-name="Table1.A1" office:value-type="string">
            <text:p text:style-name="P9">Step 4:</text:p>
          </table:table-cell>
          <table:table-cell table:style-name="Table1.A1" office:value-type="string">
            <text:p text:style-name="P8"><draw:frame draw:style-name="fr2" draw:name="Object58" text:anchor-type="as-char" svg:width="2.581cm" svg:height="0.529cm" draw:z-index="63"><draw:object xlink:href="./Object 58" xlink:type="simple" xlink:show="embed" xlink:actuate="onLoad"/><draw:image xlink:href="./ObjectReplacements/Object 58" xlink:type="simple" xlink:show="embed" xlink:actuate="onLoad"/></draw:frame></text:p>
          </table:table-cell>
        </table:table-row>
        <table:table-row>
          <table:table-cell table:style-name="Table1.A1" office:value-type="string">
            <text:p text:style-name="P9">Step 5:</text:p>
          </table:table-cell>
          <table:table-cell table:style-name="Table1.A1" office:value-type="string">
            <text:p text:style-name="P8"><text:s/>If<draw:frame draw:style-name="fr2" draw:name="Object59" text:anchor-type="as-char" svg:width="2.424cm" svg:height="0.531cm" draw:z-index="64"><draw:object xlink:href="./Object 59" xlink:type="simple" xlink:show="embed" xlink:actuate="onLoad"/><draw:image xlink:href="./ObjectReplacements/Object 59" xlink:type="simple" xlink:show="embed" xlink:actuate="onLoad"/><svg:desc>formula</svg:desc></draw:frame>then<text:line-break/><draw:frame draw:style-name="fr2" draw:name="Object60" text:anchor-type="as-char" svg:width="1.961cm" svg:height="0.531cm" draw:z-index="65"><draw:object xlink:href="./Object 60" xlink:type="simple" xlink:show="embed" xlink:actuate="onLoad"/><draw:image xlink:href="./ObjectReplacements/Object 60" xlink:type="simple" xlink:show="embed" xlink:actuate="onLoad"/><svg:desc>formula</svg:desc></draw:frame>and <draw:frame draw:style-name="fr2" draw:name="Object61" text:anchor-type="as-char" svg:width="2.579cm" svg:height="0.531cm" draw:z-index="75"><draw:object xlink:href="./Object 61" xlink:type="simple" xlink:show="embed" xlink:actuate="onLoad"/><draw:image xlink:href="./ObjectReplacements/Object 61" xlink:type="simple" xlink:show="embed" xlink:actuate="onLoad"/><svg:desc>formula</svg:desc></draw:frame> </text:p>
          </table:table-cell>
        </table:table-row>
        <table:table-row>
          <table:table-cell table:style-name="Table1.A1" office:value-type="string">
            <text:p text:style-name="P9">Step 6:</text:p>
          </table:table-cell>
          <table:table-cell table:style-name="Table1.A1" office:value-type="string">
            <text:p text:style-name="P8"><text:s/>If<draw:frame draw:style-name="fr2" draw:name="Object62" text:anchor-type="as-char" svg:width="0.751cm" svg:height="0.529cm" draw:z-index="76"><draw:object xlink:href="./Object 62" xlink:type="simple" xlink:show="embed" xlink:actuate="onLoad"/><draw:image xlink:href="./ObjectReplacements/Object 62" xlink:type="simple" xlink:show="embed" xlink:actuate="onLoad"/></draw:frame>and <draw:frame draw:style-name="fr2" draw:name="Object63" text:anchor-type="as-char" svg:width="0.751cm" svg:height="0.531cm" draw:z-index="77"><draw:object xlink:href="./Object 63" xlink:type="simple" xlink:show="embed" xlink:actuate="onLoad"/><draw:image xlink:href="./ObjectReplacements/Object 63" xlink:type="simple" xlink:show="embed" xlink:actuate="onLoad"/><svg:desc>formula</svg:desc></draw:frame>are equal or if the number of iterations in Phase 1 attains an initially given number, Phase 1 is terminated and go to Step 7. <text:s/>Otherwise, go to Step 2.</text:p>
          </table:table-cell>
        </table:table-row>
        <table:table-row>
          <table:table-cell table:style-name="Table1.A1" office:value-type="string">
            <text:p text:style-name="P10">Phase 2:</text:p>
          </table:table-cell>
          <table:table-cell table:style-name="Table1.A1" office:value-type="string">
            <text:p text:style-name="P8"/>
          </table:table-cell>
        </table:table-row>
        <table:table-row>
          <table:table-cell table:style-name="Table1.A1" office:value-type="string">
            <text:p text:style-name="P9">Step 7:</text:p>
          </table:table-cell>
          <table:table-cell table:style-name="Table1.A1" office:value-type="string">
            <text:p text:style-name="P8"><draw:frame draw:style-name="fr2" draw:name="Object64" text:anchor-type="as-char" svg:width="2.648cm" svg:height="0.529cm" draw:z-index="78"><draw:object xlink:href="./Object 64" xlink:type="simple" xlink:show="embed" xlink:actuate="onLoad"/><draw:image xlink:href="./ObjectReplacements/Object 64" xlink:type="simple" xlink:show="embed" xlink:actuate="onLoad"/></draw:frame></text:p>
          </table:table-cell>
        </table:table-row>
        <table:table-row>
          <table:table-cell table:style-name="Table1.A1" office:value-type="string">
            <text:p text:style-name="P9">Step 8:</text:p>
          </table:table-cell>
          <table:table-cell table:style-name="Table1.A1" office:value-type="string">
            <text:p text:style-name="P8">When the barycentres of columns of<draw:frame draw:style-name="fr2" draw:name="Object66" text:anchor-type="as-char" svg:width="0.75cm" svg:height="0.531cm" draw:z-index="79"><draw:object xlink:href="./Object 66" xlink:type="simple" xlink:show="embed" xlink:actuate="onLoad"/><draw:image xlink:href="./ObjectReplacements/Object 66" xlink:type="simple" xlink:show="embed" xlink:actuate="onLoad"/><svg:desc>formula</svg:desc></draw:frame>are not arranged in an increasing order, go to Step 11 with <draw:frame draw:style-name="fr2" draw:name="Object65" text:anchor-type="as-char" svg:width="1.817cm" svg:height="0.531cm" draw:z-index="80"><draw:object xlink:href="./Object 65" xlink:type="simple" xlink:show="embed" xlink:actuate="onLoad"/><draw:image xlink:href="./ObjectReplacements/Object 65" xlink:type="simple" xlink:show="embed" xlink:actuate="onLoad"/></draw:frame>; otherwise, go to Step 9.</text:p>
          </table:table-cell>
        </table:table-row>
        <table:table-row>
          <table:table-cell table:style-name="Table1.A1" office:value-type="string">
            <text:p text:style-name="P9">Step 9:</text:p>
          </table:table-cell>
          <table:table-cell table:style-name="Table1.A1" office:value-type="string">
            <text:p text:style-name="P8"><draw:frame draw:style-name="fr2" draw:name="Object67" text:anchor-type="as-char" svg:width="2.669cm" svg:height="0.531cm" draw:z-index="81"><draw:object xlink:href="./Object 67" xlink:type="simple" xlink:show="embed" xlink:actuate="onLoad"/><draw:image xlink:href="./ObjectReplacements/Object 67" xlink:type="simple" xlink:show="embed" xlink:actuate="onLoad"/><svg:desc>formula</svg:desc></draw:frame></text:p>
          </table:table-cell>
        </table:table-row>
        <table:table-row>
          <table:table-cell table:style-name="Table1.A1" office:value-type="string">
            <text:p text:style-name="P9">Step 10:</text:p>
          </table:table-cell>
          <table:table-cell table:style-name="Table1.A1" office:value-type="string">
            <text:p text:style-name="P8">When the barycentres of columns of<draw:frame draw:style-name="fr2" draw:name="Object68" text:anchor-type="as-char" svg:width="0.757cm" svg:height="0.531cm" draw:z-index="82"><draw:object xlink:href="./Object 68" xlink:type="simple" xlink:show="embed" xlink:actuate="onLoad"/><draw:image xlink:href="./ObjectReplacements/Object 68" xlink:type="simple" xlink:show="embed" xlink:actuate="onLoad"/><svg:desc>formula</svg:desc></draw:frame>are not arranged in an increasing order, go to Step 11 with <draw:frame draw:style-name="fr2" draw:name="Object69" text:anchor-type="as-char" svg:width="1.824cm" svg:height="0.531cm" draw:z-index="83"><draw:object xlink:href="./Object 69" xlink:type="simple" xlink:show="embed" xlink:actuate="onLoad"/><draw:image xlink:href="./ObjectReplacements/Object 69" xlink:type="simple" xlink:show="embed" xlink:actuate="onLoad"/><svg:desc>formula</svg:desc></draw:frame>; otherwise, terminate calculations.</text:p>
          </table:table-cell>
        </table:table-row>
        <table:table-row>
          <table:table-cell table:style-name="Table1.A1" office:value-type="string">
            <text:p text:style-name="P9">Step 11:</text:p>
          </table:table-cell>
          <table:table-cell table:style-name="Table1.A1" office:value-type="string">
            <text:p text:style-name="P8">If the number of iterations in Phase 2 attains an initially given number, then terminate calculations; otherwise go to Step 2.</text:p>
          </table:table-cell>
        </table:table-row>
      </table:table>
      <text:p text:style-name="Text_20_body"/>
      <text:p text:style-name="Quotations">In the algorithms above, of reordering of columns <text:span text:style-name="T1">β</text:span><text:span text:style-name="T5">C</text:span><text:span text:style-name="T18"> is selected as the initial operation for Phase 1, <text:s/></text:span><text:span text:style-name="T1">β</text:span><text:span text:style-name="T5">R</text:span><text:span text:style-name="T18"> in Step 2 is replaced by and </text:span><text:span text:style-name="T1">β</text:span><text:span text:style-name="T5">C </text:span><text:span text:style-name="T18">in Step 4 is replaced by </text:span><text:span text:style-name="T1">β</text:span><text:span text:style-name="T5">R </text:span><text:span text:style-name="T18">. Similary for Phase 2, </text:span><text:span text:style-name="T19">R</text:span><text:span text:style-name="T6">C</text:span><text:span text:style-name="T18"> is used instead of </text:span><text:span text:style-name="T19">R</text:span><text:span text:style-name="T6">R <text:s/></text:span><text:span text:style-name="T18">in Step 7 and </text:span><text:span text:style-name="T19">R</text:span><text:span text:style-name="T6">R <text:s/></text:span><text:span text:style-name="T18">used instead of </text:span><text:span text:style-name="T19">R</text:span><text:span text:style-name="T6">C <text:s/></text:span><text:span text:style-name="T18">in Step 9.</text:span></text:p>
      <text:p text:style-name="P6"><text:soft-page-break/>This is where the magic happens, and its tricky magic. His book has a slightly more clearer version of the algorithm.</text:p>
      <text:p text:style-name="Quotations">The algorithm consists of PHASE 1 and PHASE 2. In PHASE 1 the alternating row/column barycentre ordering is carried out for a pre-assigned number of iterations (or until the reduction in the number of crossings ceases). </text:p>
      <text:p text:style-name="Text_20_body">OK, that's fair enough.</text:p>
      <text:p text:style-name="Quotations">In PHASE 2, if there are any rows or columns of equal barycentres left at the end of PHASE 1, the order of these rows or columns is reversed by units of equal barycentre groups, and PHASE 1 is carried out. Therefore, PHASE 2 contains PHASE 1 as a sub-algorithm. In PHASE 2, the operation to reverse the order of equal barycentre rows (Columns) for <text:span text:style-name="T10">M</text:span> is written ROR(<text:span text:style-name="T10">M</text:span>) (ROC(<text:span text:style-name="T10">M</text:span>)).</text:p>
      <text:p text:style-name="P6">What exactly are “units of equal barycentre groups” in the reversing stage? This just means reverse any vertice sub-groups that have the same barycentre value? This is known as 'Reversion' in the paper.</text:p>
      <text:p text:style-name="Quotations">[Algorithm for the Reduction of the Number of Crossings in a 2-Layer Graph]</text:p>
      <text:p text:style-name="Quotations">Input: The matrix realisation (initial graph) <text:span text:style-name="T10">M</text:span><text:span text:style-name="T4">0</text:span> of a 2-layer graph, interation count <text:span text:style-name="T10">I</text:span>,<text:span text:style-name="T10">J</text:span>.</text:p>
      <text:p text:style-name="Quotations">Output: The matrix realisation (final graph) <text:span text:style-name="T10">M*</text:span> of a 2-layer graph, with <text:span text:style-name="T10">C*</text:span> crossings.</text:p>
      <text:p text:style-name="P6">Method:</text:p>
      <text:list xml:id="list1932619426" text:style-name="L1">
        <text:list-item>
          <text:list>
            <text:list-item>
              <text:p text:style-name="P13"><text:span text:style-name="T20">M*</text:span><text:span text:style-name="T18"> := </text:span><text:span text:style-name="T20">M</text:span><text:span text:style-name="T6">0</text:span><text:span text:style-name="T18">, </text:span><text:span text:style-name="T20">C*</text:span><text:span text:style-name="T18"> := </text:span><text:span text:style-name="T20">C(M</text:span><text:span text:style-name="T6">0</text:span><text:span text:style-name="T20">)</text:span><text:span text:style-name="T18">, </text:span><text:span text:style-name="T20">j</text:span><text:span text:style-name="T18"> := 0;</text:span></text:p>
            </text:list-item>
            <text:list-item>
              <text:p text:style-name="P15">Carry out PHASE 1;</text:p>
            </text:list-item>
            <text:list-item>
              <text:p text:style-name="P15">Carry out the following until <text:span text:style-name="T10">j</text:span> = <text:span text:style-name="T10">J</text:span>; {<text:span text:style-name="T9">[PHASE 2]</text:span>}</text:p>
              <text:list>
                <text:list-item>
                  <text:p text:style-name="P13"><text:span text:style-name="T20">M</text:span><text:span text:style-name="T6">1</text:span><text:span text:style-name="T18"> := ROR(</text:span><text:span text:style-name="T20">M</text:span><text:span text:style-name="T6">0</text:span><text:span text:style-name="T18">), </text:span><text:span text:style-name="T20">M</text:span><text:span text:style-name="T6">0</text:span><text:span text:style-name="T18"> := </text:span><text:span text:style-name="T20">M</text:span><text:span text:style-name="T6">1</text:span><text:span text:style-name="T18">;</text:span></text:p>
                </text:list-item>
                <text:list-item>
                  <text:p text:style-name="P13"><text:span text:style-name="T18">If the column barycenters are not in monotonous increase order for </text:span><text:span text:style-name="T20">M</text:span><text:span text:style-name="T6">0</text:span><text:span text:style-name="T18">, carry out PHASE 1;</text:span></text:p>
                </text:list-item>
                <text:list-item>
                  <text:p text:style-name="P13"><text:span text:style-name="T20">M</text:span><text:span text:style-name="T6">1</text:span><text:span text:style-name="T18"> := ROC(</text:span><text:span text:style-name="T20">M</text:span><text:span text:style-name="T6">0</text:span><text:span text:style-name="T18">), </text:span><text:span text:style-name="T20">M</text:span><text:span text:style-name="T6">0</text:span><text:span text:style-name="T18"> := </text:span><text:span text:style-name="T20">M</text:span><text:span text:style-name="T6">1</text:span><text:span text:style-name="T18">;<text:tab/></text:span></text:p>
                </text:list-item>
                <text:list-item>
                  <text:p text:style-name="P13"><text:span text:style-name="T18">If the row barycenters are not in monotonous increase order for </text:span><text:span text:style-name="T20">M</text:span><text:span text:style-name="T6">0</text:span><text:span text:style-name="T18">, carry out PHASE 1;</text:span></text:p>
                </text:list-item>
                <text:list-item>
                  <text:p text:style-name="P13"><text:span text:style-name="T20">j</text:span><text:span text:style-name="T18"> := </text:span><text:span text:style-name="T20">j</text:span><text:span text:style-name="T18"> + 1;</text:span></text:p>
                </text:list-item>
              </text:list>
            </text:list-item>
          </text:list>
          <text:p text:style-name="P16">[PHASE 1]</text:p>
          <text:list>
            <text:list-item>
              <text:p text:style-name="P13"><text:span text:style-name="T20">i</text:span><text:span text:style-name="T18"> := 0;</text:span></text:p>
            </text:list-item>
            <text:list-item>
              <text:p text:style-name="P13"><text:span text:style-name="T18">Carry out the following until </text:span><text:span text:style-name="T20">i</text:span><text:span text:style-name="T18"> = </text:span><text:span text:style-name="T20">I</text:span><text:span text:style-name="T18">;</text:span></text:p>
              <text:list>
                <text:list-item>
                  <text:p text:style-name="P13"><text:span text:style-name="T20">M</text:span><text:span text:style-name="T6">1</text:span><text:span text:style-name="T18"> := BOR(</text:span><text:span text:style-name="T20">M</text:span><text:span text:style-name="T6">0</text:span><text:span text:style-name="T18">), <text:s/></text:span><text:span text:style-name="T20">M</text:span><text:span text:style-name="T6">0</text:span><text:span text:style-name="T18"> := BOC(</text:span><text:span text:style-name="T20">M</text:span><text:span text:style-name="T6">1</text:span><text:span text:style-name="T16">)</text:span><text:span text:style-name="T18">;</text:span></text:p>
                </text:list-item>
                <text:list-item>
                  <text:p text:style-name="P13"><text:span text:style-name="T18">If </text:span><text:span text:style-name="T20">C(M</text:span><text:span text:style-name="T6">0</text:span><text:span text:style-name="T20">)</text:span><text:span text:style-name="T18">&lt;</text:span><text:span text:style-name="T20">C*</text:span><text:span text:style-name="T18">, then </text:span><text:span text:style-name="T20">M*</text:span><text:span text:style-name="T18"> := </text:span><text:span text:style-name="T20">M</text:span><text:span text:style-name="T6">0</text:span><text:span text:style-name="T15"> </text:span><text:span text:style-name="T16">and </text:span><text:span text:style-name="T15">C*</text:span><text:span text:style-name="T16"> := </text:span><text:span text:style-name="T15">C(M</text:span><text:span text:style-name="T6">0</text:span><text:span text:style-name="T15">);</text:span></text:p>
                </text:list-item>
                <text:list-item>
                  <text:p text:style-name="P18"><text:span text:style-name="T14"><text:s/>:= </text:span><text:span text:style-name="T15">i</text:span><text:span text:style-name="T14"> + 1;</text:span></text:p>
                </text:list-item>
              </text:list>
            </text:list-item>
          </text:list>
        </text:list-item>
      </text:list>
      <text:p text:style-name="P5">(From “Graph Drawing and Applications for Software and Knowledge Engineers”, Sugiyama, 2002. I dunno if I would recommend this book.) There are a few differences between the algorithms, especially in PHASE 1, where in the book a BOR and a BOC is done before a check, and in the paper, it's BOR; check; BOC; check. The termination constraints are different too.</text:p>
      <text:p text:style-name="P19"/>
      <text:p text:style-name="P11"><text:span text:style-name="T17"><text:tab/>Python wise</text:span>, I created a <text:span text:style-name="Teletype">Matrix</text:span> class which can do the following operations on a connectivity matrix:</text:p>
      <text:list xml:id="list73808231" text:style-name="L2">
        <text:list-item>
          <text:p text:style-name="P17">Crossover counting</text:p>
        </text:list-item>
        <text:list-item>
          <text:p text:style-name="P17">Calculating the barycentres</text:p>
        </text:list-item>
        <text:list-item>
          <text:p text:style-name="P17">Barycentre row/column reordering</text:p>
        </text:list-item>
        <text:list-item>
          <text:p text:style-name="P17">Reversion of row/columns</text:p>
        </text:list-item>
        <text:list-item>
          <text:p text:style-name="P17">Barycentre monotonicity checks</text:p>
        </text:list-item>
      </text:list>
      <text:p text:style-name="P6"/>
      <text:p text:style-name="Code">#! /usr/bin/env python </text:p>
      <text:p text:style-name="Code">""" Sugiyama's 2-layer crossing minimization heuristic algorithm. </text:p>
      <text:p text:style-name="Code"/>
      <text:p text:style-name="Code">Method: </text:p>
      <text:p text:style-name="Code"><text:s/>0.M* := M0, C* := C(M0), j := 0; </text:p>
      <text:p text:style-name="Code"><text:s/>1.Carry out PHASE 1; </text:p>
      <text:p text:style-name="Code"><text:s/>2.Carry out the following until j = J; {[PHASE 2]} </text:p>
      <text:p text:style-name="Code"><text:s/>1.M1 := ROR(M0), M0 := M1; </text:p>
      <text:p text:style-name="Code"><text:s/>2.If the column barycenters are not in monotonous increase order for M0, carry out PHASE 1; </text:p>
      <text:p text:style-name="Code"><text:s/>3.M1 := ROC(M0), M0 := M1; </text:p>
      <text:p text:style-name="Code"><text:s/>4.If the row barycenters are not in monotonous increase order for M0, carry out PHASE 1; </text:p>
      <text:p text:style-name="Code"><text:s/>5.j := j + 1; </text:p>
      <text:p text:style-name="Code">[PHASE 1] </text:p>
      <text:p text:style-name="Code"><text:s/>0.i := 0; </text:p>
      <text:p text:style-name="Code"><text:s/>1.Carry out the following until i = I; </text:p>
      <text:p text:style-name="Code"><text:s/>1.M1 := BOR(M0), <text:s/>M0 := BOC(M1); </text:p>
      <text:p text:style-name="Code"><text:s/>2.If C(M0)&lt;C*, then M* := M0 and C* := C(M0); </text:p>
      <text:p text:style-name="Code"><text:s/>3. := i + 1; </text:p>
      <text:p text:style-name="Code">""" </text:p>
      <text:p text:style-name="Code"/>
      <text:p text:style-name="Code">from matrix import * </text:p>
      <text:p text:style-name="Code"/>
      <text:p text:style-name="Code"># Set up the initial graph </text:p>
      <text:p text:style-name="Code">V = [ list('abcd'), list('efghi') ] </text:p>
      <text:p text:style-name="Code">edges = 'ae:af:be:bh:bi:cf:ch:ci:de:dg:di' </text:p>
      <text:p text:style-name="Code">E = [] </text:p>
      <text:p text:style-name="Code">for edge in edges.split(':'): </text:p>
      <text:p text:style-name="Code"><text:s text:c="4"/>E.append( tuple(edge) ) </text:p>
      <text:p text:style-name="Code"/>
      <text:p text:style-name="Code"># Inputs to the algorithm </text:p>
      <text:p text:style-name="Code">I = 10 </text:p>
      <text:p text:style-name="Code">J = 10 </text:p>
      <text:p text:style-name="Code">print V[0] </text:p>
      <text:p text:style-name="Code">print V[1] </text:p>
      <text:p text:style-name="Code">print E </text:p>
      <text:p text:style-name="Code">M0 = Matrix( V[0], V[1], E ) </text:p>
      <text:p text:style-name="Code"/>
      <text:p text:style-name="Code"># 0 </text:p>
      <text:p text:style-name="Code">M_star = M0.copy() </text:p>
      <text:p text:style-name="Code">C_star = M0.get_crossover_count() </text:p>
      <text:p text:style-name="Code">j = 0 </text:p>
      <text:p text:style-name="Code"/>
      <text:p text:style-name="Code">print "GO:" </text:p>
      <text:p text:style-name="Code">print "=" * 50 </text:p>
      <text:p text:style-name="Code">print M0 </text:p>
      <text:p text:style-name="Code"/>
      <text:p text:style-name="P2"/>
      <text:p text:style-name="Code">def phase_1(): </text:p>
      <text:p text:style-name="Code"/>
      <text:p text:style-name="Code"><text:s text:c="4"/>global M_star </text:p>
      <text:p text:style-name="Code"><text:s text:c="4"/>global C_star </text:p>
      <text:p text:style-name="Code"><text:s text:c="4"/>global M0 </text:p>
      <text:p text:style-name="Code"><text:s text:c="4"/></text:p>
      <text:p text:style-name="Code"><text:s text:c="4"/># 0 </text:p>
      <text:p text:style-name="Code"><text:s text:c="4"/>i = 0 </text:p>
      <text:p text:style-name="Code"><text:s text:c="4"/>prev_C = M0.get_crossover_count() </text:p>
      <text:p text:style-name="Code"><text:s text:c="4"/># 1 </text:p>
      <text:p text:style-name="Code"><text:s text:c="4"/>while i &lt; I: </text:p>
      <text:p text:style-name="Code"><text:s text:c="8"/></text:p>
      <text:p text:style-name="Code"><text:s text:c="8"/>M1 = M0.copy() </text:p>
      <text:p text:style-name="Code"><text:s text:c="8"/>M1.barycentre_row_reorder() </text:p>
      <text:p text:style-name="Code"><text:s text:c="8"/></text:p>
      <text:p text:style-name="Code"><text:s text:c="8"/>M0 = M1.copy() </text:p>
      <text:p text:style-name="Code"><text:s text:c="8"/>M0.barycentre_col_reorder() </text:p>
      <text:p text:style-name="Code"/>
      <text:p text:style-name="Code"/>
      <text:p text:style-name="Code"><text:s text:c="8"/>C_M0 = M0.get_crossover_count() </text:p>
      <text:p text:style-name="Code"><text:s text:c="8"/>print prev_C, C_M0 </text:p>
      <text:p text:style-name="Code"><text:s text:c="8"/>if C_M0 == prev_C: </text:p>
      <text:p text:style-name="Code"><text:s text:c="12"/>return </text:p>
      <text:p text:style-name="Code"><text:s text:c="12"/></text:p>
      <text:p text:style-name="Code"><text:s text:c="8"/>if C_M0 &lt; C_star: </text:p>
      <text:p text:style-name="Code"><text:s text:c="12"/>M_star = M0.copy() </text:p>
      <text:p text:style-name="Code"><text:s text:c="12"/>C_star = C_M0 </text:p>
      <text:p text:style-name="Code"><text:s text:c="12"/></text:p>
      <text:p text:style-name="Code"><text:s text:c="8"/>prev_C = C_M0 </text:p>
      <text:p text:style-name="Code"><text:s text:c="8"/>i += 1 </text:p>
      <text:p text:style-name="Code"/>
      <text:p text:style-name="Code"># 1 </text:p>
      <text:p text:style-name="Code">phase_1() </text:p>
      <text:p text:style-name="Code"/>
      <text:p text:style-name="Code"># 2 </text:p>
      <text:p text:style-name="Code">while j &lt; J: </text:p>
      <text:p text:style-name="Code"/>
      <text:p text:style-name="Code"><text:s text:c="4"/># 2.1 </text:p>
      <text:p text:style-name="Code"><text:s text:c="4"/>M1 = M0.copy() </text:p>
      <text:p text:style-name="Code"><text:s text:c="4"/>M1.row_reversion() </text:p>
      <text:p text:style-name="Code"><text:s text:c="4"/>M0 = M1.copy() </text:p>
      <text:p text:style-name="Code"><text:s text:c="4"/></text:p>
      <text:p text:style-name="Code"><text:s text:c="4"/># 2.2 </text:p>
      <text:p text:style-name="Code"><text:s text:c="4"/>if not M0.col_barycenters_are_monotonic(): </text:p>
      <text:p text:style-name="Code"><text:s text:c="8"/>phase_1() </text:p>
      <text:p text:style-name="Code"><text:s text:c="8"/></text:p>
      <text:p text:style-name="Code"><text:s text:c="4"/># 2.3 </text:p>
      <text:p text:style-name="Code"><text:s text:c="4"/>M1 = M0.copy() </text:p>
      <text:p text:style-name="Code"><text:s text:c="4"/>M1.col_reversion() </text:p>
      <text:p text:style-name="Code"><text:s text:c="4"/>M0 = M1.copy() </text:p>
      <text:p text:style-name="Code"><text:s text:c="4"/></text:p>
      <text:p text:style-name="Code"><text:s text:c="4"/># 2.4 </text:p>
      <text:p text:style-name="Code"><text:s text:c="4"/>if not M0.row_barycenters_are_monotonic(): </text:p>
      <text:p text:style-name="Code"><text:s text:c="8"/>phase_1() </text:p>
      <text:p text:style-name="Code"><text:s text:c="4"/>else: </text:p>
      <text:p text:style-name="Code"><text:s text:c="8"/>break </text:p>
      <text:p text:style-name="Code"><text:s text:c="4"/>j += 1 </text:p>
      <text:p text:style-name="Code"><text:s text:c="4"/></text:p>
      <text:p text:style-name="P6"/>
      <text:p text:style-name="Text_20_body"><text:soft-page-break/><text:span text:style-name="T18">Before and after connectivity matrices match the examples in the paper, except that the barycenters are out-by-one, because list indexing starts from 0 in Python and is assumed to be 1 in the mathematics. <text:s/>I may have to change this though, because calculating barycentres zero-indexed wise may not properly take into account <text:s/>connections in the 0</text:span><text:span text:style-name="T8">th</text:span><text:span text:style-name="T18"> position.</text:span></text:p>
      <text:p text:style-name="Code"/>
      <text:p text:style-name="Code"><text:s text:c="8"/>e <text:s text:c="3"/>f <text:s text:c="3"/>g <text:s text:c="3"/>h <text:s text:c="3"/>i </text:p>
      <text:p text:style-name="Code"><text:s text:c="4"/>a <text:s text:c="3"/>1 <text:s text:c="3"/>1 <text:s text:c="3"/>0 <text:s text:c="3"/>0 <text:s text:c="3"/>0 : 0.5 </text:p>
      <text:p text:style-name="Code"><text:s text:c="4"/>b <text:s text:c="3"/>1 <text:s text:c="3"/>0 <text:s text:c="3"/>0 <text:s text:c="3"/>1 <text:s text:c="3"/>1 : 2.3 </text:p>
      <text:p text:style-name="Code"><text:s text:c="4"/>c <text:s text:c="3"/>0 <text:s text:c="3"/>1 <text:s text:c="3"/>0 <text:s text:c="3"/>1 <text:s text:c="3"/>1 : 2.7 </text:p>
      <text:p text:style-name="Code"><text:s text:c="4"/>d <text:s text:c="3"/>1 <text:s text:c="3"/>0 <text:s text:c="3"/>1 <text:s text:c="3"/>0 <text:s text:c="3"/>1 : 2.0 </text:p>
      <text:p text:style-name="Code"><text:s text:c="7"/>1.3 <text:s/>1.0 <text:s/>3.0 <text:s/>1.5 <text:s/>2.0 </text:p>
      <text:p text:style-name="Code">-------------------------------------------------- </text:p>
      <text:p text:style-name="P12"/>
      <text:p text:style-name="Code">================================================== </text:p>
      <text:p text:style-name="Code">Final Answer: </text:p>
      <text:p text:style-name="Code"><text:s text:c="9"/>g <text:s text:c="3"/>e <text:s text:c="3"/>i <text:s text:c="3"/>f <text:s text:c="3"/>h </text:p>
      <text:p text:style-name="Code"><text:s text:c="4"/>d <text:s text:c="3"/>1 <text:s text:c="3"/>1 <text:s text:c="3"/>1 <text:s text:c="3"/>0 <text:s text:c="3"/>0 : 1.0 </text:p>
      <text:p text:style-name="Code"><text:s text:c="4"/>a <text:s text:c="3"/>0 <text:s text:c="3"/>1 <text:s text:c="3"/>0 <text:s text:c="3"/>1 <text:s text:c="3"/>0 : 2.0 </text:p>
      <text:p text:style-name="Code"><text:s text:c="4"/>b <text:s text:c="3"/>0 <text:s text:c="3"/>1 <text:s text:c="3"/>1 <text:s text:c="3"/>0 <text:s text:c="3"/>1 : 2.3 </text:p>
      <text:p text:style-name="Code"><text:s text:c="4"/>c <text:s text:c="3"/>0 <text:s text:c="3"/>0 <text:s text:c="3"/>1 <text:s text:c="3"/>1 <text:s text:c="3"/>1 : 3.0 </text:p>
      <text:p text:style-name="P24"><text:s text:c="7"/>0.0 <text:s/>1.0 <text:s/>1.7 <text:s/>2.0 <text:s/>2.5 </text:p>
      <text:p text:style-name="P12"/>
      <text:h text:style-name="P25" text:outline-level="3"/>
      <text:h text:style-name="P29" text:outline-level="2">B. Algorithm for n-Level Hierarchies</text:h>
      <text:p text:style-name="Quotations">We consider an n-level hierarchy<draw:frame draw:style-name="fr4" draw:name="Object73" text:anchor-type="as-char" svg:width="9.363cm" svg:height="0.529cm" draw:z-index="91"><draw:object xlink:href="./Object 73" xlink:type="simple" xlink:show="embed" xlink:actuate="onLoad"/><draw:image xlink:href="./ObjectReplacements/Object 73" xlink:type="simple" xlink:show="embed" xlink:actuate="onLoad"/></draw:frame>where<draw:frame draw:style-name="fr4" draw:name="Object74" text:anchor-type="as-char" svg:width="0.99cm" svg:height="0.467cm" draw:z-index="92"><draw:object xlink:href="./Object 74" xlink:type="simple" xlink:show="embed" xlink:actuate="onLoad"/><draw:image xlink:href="./ObjectReplacements/Object 74" xlink:type="simple" xlink:show="embed" xlink:actuate="onLoad"/></draw:frame>. The problem (13) is rewritten as follows:</text:p>
      <text:p text:style-name="Quotations"><draw:frame draw:style-name="fr5" draw:name="Object75" text:anchor-type="as-char" svg:width="5.666cm" svg:height="0.529cm" draw:z-index="93"><draw:object xlink:href="./Object 75" xlink:type="simple" xlink:show="embed" xlink:actuate="onLoad"/><draw:image xlink:href="./ObjectReplacements/Object 75" xlink:type="simple" xlink:show="embed" xlink:actuate="onLoad"/></draw:frame></text:p>
      <text:p text:style-name="Quotations">subject to </text:p>
      <text:p text:style-name="Quotations"><draw:frame draw:style-name="fr5" draw:name="Object76" text:anchor-type="as-char" svg:width="6.546cm" svg:height="1.081cm" draw:z-index="94"><draw:object xlink:href="./Object 76" xlink:type="simple" xlink:show="embed" xlink:actuate="onLoad"/><draw:image xlink:href="./ObjectReplacements/Object 76" xlink:type="simple" xlink:show="embed" xlink:actuate="onLoad"/></draw:frame></text:p>
      <text:p text:style-name="Quotations">Note that the function f(z) is so-called seperable. This fact might justify a decomposition into two-level subproblems<draw:frame draw:style-name="fr4" draw:name="Object77" text:anchor-type="as-char" svg:width="10.225cm" svg:height="0.531cm" draw:z-index="95"><draw:object xlink:href="./Object 77" xlink:type="simple" xlink:show="embed" xlink:actuate="onLoad"/><draw:image xlink:href="./ObjectReplacements/Object 77" xlink:type="simple" xlink:show="embed" xlink:actuate="onLoad"/><svg:desc>formula</svg:desc></draw:frame>. But we cannot solve subproblem<draw:frame draw:style-name="fr4" draw:name="Object78" text:anchor-type="as-char" svg:width="0.878cm" svg:height="0.531cm" draw:z-index="96"><draw:object xlink:href="./Object 78" xlink:type="simple" xlink:show="embed" xlink:actuate="onLoad"/><draw:image xlink:href="./ObjectReplacements/Object 78" xlink:type="simple" xlink:show="embed" xlink:actuate="onLoad"/><svg:desc>formula</svg:desc></draw:frame>separately since problem<draw:frame draw:style-name="fr4" draw:name="Object79" text:anchor-type="as-char" svg:width="0.878cm" svg:height="0.531cm" draw:z-index="97"><draw:object xlink:href="./Object 79" xlink:type="simple" xlink:show="embed" xlink:actuate="onLoad"/><draw:image xlink:href="./ObjectReplacements/Object 79" xlink:type="simple" xlink:show="embed" xlink:actuate="onLoad"/><svg:desc>formula</svg:desc></draw:frame>is dependant on problems<draw:frame draw:style-name="fr4" draw:name="Object80" text:anchor-type="as-char" svg:width="1.217cm" svg:height="0.531cm" draw:z-index="98"><draw:object xlink:href="./Object 80" xlink:type="simple" xlink:show="embed" xlink:actuate="onLoad"/><draw:image xlink:href="./ObjectReplacements/Object 80" xlink:type="simple" xlink:show="embed" xlink:actuate="onLoad"/><svg:desc>formula</svg:desc></draw:frame>and <draw:frame draw:style-name="fr6" draw:name="Object81" text:anchor-type="as-char" svg:width="1.217cm" svg:height="0.531cm" draw:z-index="99"><draw:object xlink:href="./Object 81" xlink:type="simple" xlink:show="embed" xlink:actuate="onLoad"/><draw:image xlink:href="./ObjectReplacements/Object 81" xlink:type="simple" xlink:show="embed" xlink:actuate="onLoad"/><svg:desc>formula</svg:desc></draw:frame>. </text:p>
      <text:p text:style-name="Text_20_body">We can't look at solving the layer ordering problem for a graph with more than 2 layers by thinking of it as series of 2-layer 'subproblems' that can be solved independently. <text:s/>This is because the order of a certain layer will depend on the order of the layers directly above and below it.</text:p>
      <text:p text:style-name="Quotations">Therefore, we introduce other subproblems<draw:frame draw:style-name="fr4" draw:name="Object82" text:anchor-type="as-char" svg:width="7.659cm" svg:height="0.591cm" draw:z-index="102"><draw:object xlink:href="./Object 82" xlink:type="simple" xlink:show="embed" xlink:actuate="onLoad"/><draw:image xlink:href="./ObjectReplacements/Object 82" xlink:type="simple" xlink:show="embed" xlink:actuate="onLoad"/></draw:frame>or<draw:frame draw:style-name="fr4" draw:name="Object83" text:anchor-type="as-char" svg:width="7.131cm" svg:height="0.591cm" draw:z-index="100"><draw:object xlink:href="./Object 83" xlink:type="simple" xlink:show="embed" xlink:actuate="onLoad"/><draw:image xlink:href="./ObjectReplacements/Object 83" xlink:type="simple" xlink:show="embed" xlink:actuate="onLoad"/><svg:desc>formula</svg:desc></draw:frame>where <draw:frame draw:style-name="fr4" draw:name="Object85" text:anchor-type="as-char" svg:width="0.661cm" svg:height="0.591cm" draw:z-index="103"><draw:object xlink:href="./Object 85" xlink:type="simple" xlink:show="embed" xlink:actuate="onLoad"/><draw:image xlink:href="./ObjectReplacements/Object 85" xlink:type="simple" xlink:show="embed" xlink:actuate="onLoad"/><svg:desc>formula</svg:desc></draw:frame>or<draw:frame draw:style-name="fr4" draw:name="Object86" text:anchor-type="as-char" svg:width="0.917cm" svg:height="0.591cm" draw:z-index="104"><draw:object xlink:href="./Object 86" xlink:type="simple" xlink:show="embed" xlink:actuate="onLoad"/><draw:image xlink:href="./ObjectReplacements/Object 86" xlink:type="simple" xlink:show="embed" xlink:actuate="onLoad"/><svg:desc>formula</svg:desc></draw:frame>are given orders,<draw:frame draw:style-name="fr4" draw:name="Object84" text:anchor-type="as-char" svg:width="2.397cm" svg:height="0.467cm" draw:z-index="101"><draw:object xlink:href="./Object 84" xlink:type="simple" xlink:show="embed" xlink:actuate="onLoad"/><draw:image xlink:href="./ObjectReplacements/Object 84" xlink:type="simple" xlink:show="embed" xlink:actuate="onLoad"/><svg:desc>formula</svg:desc></draw:frame>. Subproblems<draw:frame draw:style-name="fr4" draw:name="Object87" text:anchor-type="as-char" svg:width="1.812cm" svg:height="0.591cm" draw:z-index="105"><draw:object xlink:href="./Object 87" xlink:type="simple" xlink:show="embed" xlink:actuate="onLoad"/><draw:image xlink:href="./ObjectReplacements/Object 87" xlink:type="simple" xlink:show="embed" xlink:actuate="onLoad"/><svg:desc>formula</svg:desc></draw:frame>or<draw:frame draw:style-name="fr4" draw:name="Object88" text:anchor-type="as-char" svg:width="2.058cm" svg:height="0.591cm" draw:z-index="106"><draw:object xlink:href="./Object 88" xlink:type="simple" xlink:show="embed" xlink:actuate="onLoad"/><draw:image xlink:href="./ObjectReplacements/Object 88" xlink:type="simple" xlink:show="embed" xlink:actuate="onLoad"/><svg:desc>formula</svg:desc></draw:frame>are weaker than subproblems<draw:frame draw:style-name="fr4" draw:name="Object89" text:anchor-type="as-char" svg:width="0.878cm" svg:height="0.531cm" draw:z-index="107"><draw:object xlink:href="./Object 89" xlink:type="simple" xlink:show="embed" xlink:actuate="onLoad"/><draw:image xlink:href="./ObjectReplacements/Object 89" xlink:type="simple" xlink:show="embed" xlink:actuate="onLoad"/><svg:desc>formula</svg:desc></draw:frame>, but by taking a solution<draw:frame draw:style-name="fr4" draw:name="Object90" text:anchor-type="as-char" svg:width="0.917cm" svg:height="0.591cm" draw:z-index="108"><draw:object xlink:href="./Object 90" xlink:type="simple" xlink:show="embed" xlink:actuate="onLoad"/><draw:image xlink:href="./ObjectReplacements/Object 90" xlink:type="simple" xlink:show="embed" xlink:actuate="onLoad"/><svg:desc>formula</svg:desc></draw:frame>of<draw:frame draw:style-name="fr4" draw:name="Object91" text:anchor-type="as-char" svg:width="1.812cm" svg:height="0.591cm" draw:z-index="109"><draw:object xlink:href="./Object 91" xlink:type="simple" xlink:show="embed" xlink:actuate="onLoad"/><draw:image xlink:href="./ObjectReplacements/Object 91" xlink:type="simple" xlink:show="embed" xlink:actuate="onLoad"/></draw:frame>as an order<draw:frame draw:style-name="fr4" draw:name="Object92" text:anchor-type="as-char" svg:width="0.917cm" svg:height="0.591cm" draw:z-index="110"><draw:object xlink:href="./Object 92" xlink:type="simple" xlink:show="embed" xlink:actuate="onLoad"/><draw:image xlink:href="./ObjectReplacements/Object 92" xlink:type="simple" xlink:show="embed" xlink:actuate="onLoad"/><svg:desc>formula</svg:desc></draw:frame>in<draw:frame draw:style-name="fr4" draw:name="Object93" text:anchor-type="as-char" svg:width="2.265cm" svg:height="0.591cm" draw:z-index="111"><draw:object xlink:href="./Object 93" xlink:type="simple" xlink:show="embed" xlink:actuate="onLoad"/><draw:image xlink:href="./ObjectReplacements/Object 93" xlink:type="simple" xlink:show="embed" xlink:actuate="onLoad"/><svg:desc>formula</svg:desc></draw:frame>sequentially, the number of crossings is reduced.</text:p>
      <text:p text:style-name="Text_20_body">As a solution, Kozo introduces the idea of running the 2-layer problem with a fixed ordering for one of the layers and iterating through this to minimize crossovers. <text:s/>For example, holding layer 1 fixed, you can calculate an ordering for layer 2. <text:s/>Then use this ordering for layer 2 to get an ordering for layer 3 and so on.</text:p>
      <text:p text:style-name="Quotations">Consequently, our algorithm is stated as follows.<text:line-break/></text:p>
      <text:p text:style-name="Quotations">Step 1:<text:tab/>An initial order<draw:frame draw:style-name="fr4" draw:name="Object94" text:anchor-type="as-char" svg:width="1.321cm" svg:height="0.591cm" draw:z-index="112"><draw:object xlink:href="./Object 94" xlink:type="simple" xlink:show="embed" xlink:actuate="onLoad"/><draw:image xlink:href="./ObjectReplacements/Object 94" xlink:type="simple" xlink:show="embed" xlink:actuate="onLoad"/><svg:desc>formula</svg:desc></draw:frame>is given, Let<draw:frame draw:style-name="fr4" draw:name="Object95" text:anchor-type="as-char" svg:width="1.055cm" svg:height="0.467cm" draw:z-index="113"><draw:object xlink:href="./Object 95" xlink:type="simple" xlink:show="embed" xlink:actuate="onLoad"/><draw:image xlink:href="./ObjectReplacements/Object 95" xlink:type="simple" xlink:show="embed" xlink:actuate="onLoad"/><svg:desc>formula</svg:desc></draw:frame>.</text:p>
      <text:p text:style-name="Quotations">Step 2:<text:tab/>Solve subproblem<draw:frame draw:style-name="fr4" draw:name="Object96" text:anchor-type="as-char" svg:width="1.812cm" svg:height="0.591cm" draw:z-index="114"><draw:object xlink:href="./Object 96" xlink:type="simple" xlink:show="embed" xlink:actuate="onLoad"/><draw:image xlink:href="./ObjectReplacements/Object 96" xlink:type="simple" xlink:show="embed" xlink:actuate="onLoad"/><svg:desc>formula</svg:desc></draw:frame>and let a solution of<draw:frame draw:style-name="fr4" draw:name="Object97" text:anchor-type="as-char" svg:width="1.812cm" svg:height="0.591cm" draw:z-index="115"><draw:object xlink:href="./Object 97" xlink:type="simple" xlink:show="embed" xlink:actuate="onLoad"/><draw:image xlink:href="./ObjectReplacements/Object 97" xlink:type="simple" xlink:show="embed" xlink:actuate="onLoad"/><svg:desc>formula</svg:desc></draw:frame>be denoted by<text:tab/><text:tab/><draw:frame draw:style-name="fr4" draw:name="Object98" text:anchor-type="as-char" svg:width="0.917cm" svg:height="0.591cm" draw:z-index="116"><draw:object xlink:href="./Object 98" xlink:type="simple" xlink:show="embed" xlink:actuate="onLoad"/><draw:image xlink:href="./ObjectReplacements/Object 98" xlink:type="simple" xlink:show="embed" xlink:actuate="onLoad"/><svg:desc>formula</svg:desc></draw:frame>.</text:p>
      <text:p text:style-name="Quotations">Step 3:<text:tab/>If <text:span text:style-name="T10">i &lt; n-1</text:span>, then <text:span text:style-name="T10">i := i+1</text:span> and go to Step 2. If <text:span text:style-name="T10">i = n-1</text:span>, then go to Step 4.</text:p>
      <text:p text:style-name="Quotations">Step 4:<text:tab/>Solve subproblem<draw:frame draw:style-name="fr4" draw:name="Object99" text:anchor-type="as-char" svg:width="2.058cm" svg:height="0.591cm" draw:z-index="117"><draw:object xlink:href="./Object 99" xlink:type="simple" xlink:show="embed" xlink:actuate="onLoad"/><draw:image xlink:href="./ObjectReplacements/Object 99" xlink:type="simple" xlink:show="embed" xlink:actuate="onLoad"/><svg:desc>formula</svg:desc></draw:frame>and let a solution of<draw:frame draw:style-name="fr4" draw:name="Object100" text:anchor-type="as-char" svg:width="2.057cm" svg:height="0.591cm" draw:z-index="118"><draw:object xlink:href="./Object 100" xlink:type="simple" xlink:show="embed" xlink:actuate="onLoad"/><draw:image xlink:href="./ObjectReplacements/Object 100" xlink:type="simple" xlink:show="embed" xlink:actuate="onLoad"/><svg:desc>formula</svg:desc></draw:frame>be denoted <text:tab/><text:tab/>by<draw:frame draw:style-name="fr4" draw:name="Object101" text:anchor-type="as-char" svg:width="0.661cm" svg:height="0.591cm" draw:z-index="119"><draw:object xlink:href="./Object 101" xlink:type="simple" xlink:show="embed" xlink:actuate="onLoad"/><draw:image xlink:href="./ObjectReplacements/Object 101" xlink:type="simple" xlink:show="embed" xlink:actuate="onLoad"/><svg:desc>formula</svg:desc></draw:frame>.</text:p>
      <text:p text:style-name="Quotations">Step 5:<text:tab/>If i &gt; 1, then <text:s/><text:span text:style-name="T10">i := i-1</text:span><text:span text:style-name="T21"> and go to Step 4. If </text:span><text:span text:style-name="T10">i = 1</text:span><text:span text:style-name="T21">, then STOP.</text:span></text:p>
      <text:p text:style-name="Text_20_body">Sweep throght the layers downward, and when you get to the bottom, sweep upwards, then stop.</text:p>
      <text:p text:style-name="Text_20_body"/>
      <text:p text:style-name="P2"/>
      <text:p text:style-name="Quotations">The procedure to solve<draw:frame draw:style-name="fr4" draw:name="Object102" text:anchor-type="as-char" svg:width="4.473cm" svg:height="0.591cm" draw:z-index="120"><draw:object xlink:href="./Object 102" xlink:type="simple" xlink:show="embed" xlink:actuate="onLoad"/><draw:image xlink:href="./ObjectReplacements/Object 102" xlink:type="simple" xlink:show="embed" xlink:actuate="onLoad"/><svg:desc>formula</svg:desc></draw:frame>(or<draw:frame draw:style-name="fr4" draw:name="Object103" text:anchor-type="as-char" svg:width="4.175cm" svg:height="0.591cm" draw:z-index="121"><draw:object xlink:href="./Object 103" xlink:type="simple" xlink:show="embed" xlink:actuate="onLoad"/><draw:image xlink:href="./ObjectReplacements/Object 103" xlink:type="simple" xlink:show="embed" xlink:actuate="onLoad"/><svg:desc>formula</svg:desc></draw:frame>) is called [the] <text:span text:style-name="T22">DOWN</text:span> (or UP) procedure. The whole procedure above is called the DOWN-UP procedure. Then, we iterate DOWN-UP procedures until at least one of the following conditions is attained:</text:p>
      <text:p text:style-name="Quotations">a) the same matrix realisation appears periodically.</text:p>
      <text:p text:style-name="Quotations">b) the number of times of iterations reaches an initially given number.</text:p>
      <text:p text:style-name="Text_20_body">Then do this a bunch of times until we need to stop. <text:s/>What about stopping when the total crossover count reaches zero too?</text:p>
      <text:p text:style-name="Quotations">On the other hand, we can start with an initial order<draw:frame draw:style-name="fr4" draw:name="Object104" text:anchor-type="as-char" svg:width="0.661cm" svg:height="0.591cm" draw:z-index="122"><draw:object xlink:href="./Object 104" xlink:type="simple" xlink:show="embed" xlink:actuate="onLoad"/><draw:image xlink:href="./ObjectReplacements/Object 104" xlink:type="simple" xlink:show="embed" xlink:actuate="onLoad"/><svg:desc>formula</svg:desc></draw:frame>instead of<draw:frame draw:style-name="fr4" draw:name="Object105" text:anchor-type="as-char" svg:width="0.661cm" svg:height="0.591cm" draw:z-index="123"><draw:object xlink:href="./Object 105" xlink:type="simple" xlink:show="embed" xlink:actuate="onLoad"/><draw:image xlink:href="./ObjectReplacements/Object 105" xlink:type="simple" xlink:show="embed" xlink:actuate="onLoad"/><svg:desc>formula</svg:desc></draw:frame>and this procedure is called [the] UP-DOWN procedure. The iteration is performed similarly as for [the] DOWN-UP procedure.</text:p>
      <text:p text:style-name="Text_20_body">We can start proceedings from the bottom layer instead of the top layer if we want.</text:p>
      <text:p text:style-name="Quotations">To solve a subproblem <draw:frame draw:style-name="fr4" draw:name="Object106" text:anchor-type="as-char" svg:width="1.812cm" svg:height="0.591cm" draw:z-index="124"><draw:object xlink:href="./Object 106" xlink:type="simple" xlink:show="embed" xlink:actuate="onLoad"/><draw:image xlink:href="./ObjectReplacements/Object 106" xlink:type="simple" xlink:show="embed" xlink:actuate="onLoad"/><svg:desc>formula</svg:desc></draw:frame>or<draw:frame draw:style-name="fr4" draw:name="Object107" text:anchor-type="as-char" svg:width="2.058cm" svg:height="0.591cm" draw:z-index="125"><draw:object xlink:href="./Object 107" xlink:type="simple" xlink:show="embed" xlink:actuate="onLoad"/><draw:image xlink:href="./ObjectReplacements/Object 107" xlink:type="simple" xlink:show="embed" xlink:actuate="onLoad"/><svg:desc>formula</svg:desc></draw:frame>, PM method or BC method can be applied. If BC method is applied, the above procedure of iteration is called Phase 1. It has been observed that in most cases the period of the termination condition a) is one. Particularly, this condition is accomplished when all rows and columns are arranged in the increasing orders of barycentres when BC method is applied. When there exists a set of rows (or columns) which have equal barycentres just after the execution of Phase 1, Phase 2 is executed, where a procedure similiar to Phase 2 of the 2-level algorithm is applied.</text:p>
      <text:p text:style-name="Text_20_body">You can use the Penalty Minimization (PM) or the Barycentre (BC) methods in this algorithm to compute the row orderings at each stage (remember, BC is the faster heuristic). <text:s/>If you use BC, then all of this is, however, just Phase 1. Phase 2 is needed if rows or columns end up with the same barycentre count. Phase 2 is analogous to Phase 2 in the 2-level algorithm.</text:p>
      <text:p text:style-name="Quotations">Phase 2 consists of two procedures, DOWN and UP. In DOWN (or UP) procedure, the order of columns (or rows) in level <text:span text:style-name="T10">i</text:span> with equal barycentres is reversed and Phase 1 starts with DOWN (or UP) procedure, where <text:span text:style-name="T10">i</text:span> runs 2 through <text:span text:style-name="T10">n</text:span> (or <text:span text:style-name="T10">n</text:span>-1 through 1). When Phase 1 has been terminated with DOWN (or UP), Phase 2 starts with DOWN (or UP) procedure. <text:s/>The wole procedure is called the n-Level BC met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1"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hadow="non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101cm" fo:text-indent="0cm" style:auto-text-indent="false" fo:padding="0.049cm" fo:border="0.002cm solid #008080" style:shadow="#808080 -0.18cm 0.18cm"/>
      <style:text-properties style:font-size-asian="10.5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 style:next-style-name="Text_20_body" style:master-page-name="">
      <style:paragraph-properties fo:margin-left="0.499cm" fo:margin-right="0.499cm" fo:margin-top="0.101cm" fo:margin-bottom="0cm" fo:text-indent="0cm" style:auto-text-indent="false" style:page-number="auto" fo:background-color="#e6e6e6" fo:padding="0.049cm" fo:border="0.002cm solid #000000" style:shadow="none">
        <style:tab-stops/>
        <style:background-image/>
      </style:paragraph-properties>
      <style:text-properties style:font-name="Liberation Mono" fo:font-size="8pt" fo:font-style="normal"/>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1" style:font-name-complex="DejaVu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y </meta:initial-creator>
    <meta:creation-date>2010-05-23T02:31:06</meta:creation-date>
    <dc:date>2010-06-08T01:28:30</dc:date>
    <dc:creator>marty </dc:creator>
    <meta:editing-duration>PT20H53M28S</meta:editing-duration>
    <meta:editing-cycles>85</meta:editing-cycles>
    <meta:generator>OpenOffice.org/3.2$Unix OpenOffice.org_project/320m12$Build-9483</meta:generator>
    <meta:document-statistic meta:table-count="1" meta:image-count="0" meta:object-count="107" meta:page-count="17" meta:paragraph-count="375" meta:word-count="3063" meta:character-count="17705"/>
  </office:meta>
</office:document-meta>
</file>

<file path=Object 1/content.xml><?xml version="1.0" encoding="utf-8"?>
<math xmlns="http://www.w3.org/1998/Math/MathML">
  <semantics>
    <mrow>
      <mrow>
        <mi>V</mi>
        <mi mathvariant="normal">=</mi>
        <msub>
          <mi>V</mi>
          <mn>1</mn>
        </msub>
      </mrow>
      <mrow>
        <mi/>
        <mi mathvariant="normal">∪</mi>
        <mi/>
      </mrow>
      <msub>
        <mi>V</mi>
        <mn>2</mn>
      </msub>
      <mrow>
        <mi/>
        <mi mathvariant="normal">∪</mi>
        <mi/>
      </mrow>
      <mi mathvariant="normal">⋯</mi>
      <mrow>
        <mi/>
        <mi mathvariant="normal">∪</mi>
        <mi/>
      </mrow>
      <msub>
        <mi>V</mi>
        <mi>n</mi>
      </msub>
      <mi/>
      <mrow>
        <mo stretchy="false">(</mo>
        <mrow>
          <msub>
            <mi>V</mi>
            <mi>i</mi>
          </msub>
          <mrow>
            <mi/>
            <mi mathvariant="normal">∩</mi>
            <mi/>
          </mrow>
          <msub>
            <mi>V</mi>
            <mi>j</mi>
          </msub>
          <mrow>
            <mi/>
            <mi mathvariant="normal">=</mi>
            <mi/>
          </mrow>
          <mi mathvariant="normal">∅</mi>
          <mi>,</mi>
          <mi/>
          <mi>i</mi>
          <mrow>
            <mi/>
            <mi mathvariant="normal">≠</mi>
            <mi/>
          </mrow>
          <mi>j</mi>
        </mrow>
        <mo stretchy="false">)</mo>
      </mrow>
    </mrow>
    <annotation encoding="StarMath 5.0">V = V_{1} ` union ` V_{2} ` union ` dotsaxis ` union ` V_{n}~~(V_{i} ` intersection `  V_{j} ` = ` emptyset , ` i ` &lt;&gt; ` j )</annotation>
  </semantics>
</math>
</file>

<file path=Object 10/content.xml><?xml version="1.0" encoding="utf-8"?>
<math xmlns="http://www.w3.org/1998/Math/MathML">
  <semantics>
    <mrow>
      <mi>k</mi>
      <mrow>
        <mo stretchy="false">(</mo>
        <mrow>
          <mi>r</mi>
          <mrow>
            <mo stretchy="false">(</mo>
            <msub>
              <mi>v</mi>
              <mi>j</mi>
            </msub>
            <mo stretchy="false">)</mo>
          </mrow>
          <mi>,</mi>
          <mi>r</mi>
          <mrow>
            <mo stretchy="false">(</mo>
            <msub>
              <mi>v</mi>
              <mi>k</mi>
            </msub>
            <mo stretchy="false">)</mo>
          </mrow>
        </mrow>
        <mo stretchy="false">)</mo>
      </mrow>
    </mrow>
    <annotation encoding="StarMath 5.0">k( r(v_{j}), r(v_{k}) )</annotation>
  </semantics>
</math>
</file>

<file path=Object 100/content.xml><?xml version="1.0" encoding="utf-8"?>
<math xmlns="http://www.w3.org/1998/Math/MathML">
  <semantics>
    <mrow>
      <mo stretchy="false">(</mo>
      <mrow>
        <msubsup>
          <mi>P</mi>
          <mi>i</mi>
          <mi>D</mi>
        </msubsup>
        <mrow>
          <mo stretchy="false">(</mo>
          <msubsup>
            <mo stretchy="false">σ</mo>
            <mrow>
              <mi>i</mi>
              <mo stretchy="false">+</mo>
              <mn>1</mn>
            </mrow>
            <mi mathvariant="normal">✴</mi>
          </msubsup>
          <mo stretchy="false">)</mo>
        </mrow>
      </mrow>
      <mo stretchy="false">)</mo>
    </mrow>
    <annotation encoding="StarMath 5.0">(P_{i}^D(%sigma_{i+1}^{%star}))</annotation>
  </semantics>
</math>
</file>

<file path=Object 101/content.xml><?xml version="1.0" encoding="utf-8"?>
<math xmlns="http://www.w3.org/1998/Math/MathML">
  <semantics>
    <msubsup>
      <mo stretchy="false">σ</mo>
      <mi>i</mi>
      <mi mathvariant="normal">✴</mi>
    </msubsup>
    <annotation encoding="StarMath 5.0">%sigma_{i}^{%star}</annotation>
  </semantics>
</math>
</file>

<file path=Object 102/content.xml><?xml version="1.0" encoding="utf-8"?>
<math xmlns="http://www.w3.org/1998/Math/MathML">
  <semantics>
    <mrow>
      <mi stretchy="false" mathvariant="normal">{</mi>
      <mrow>
        <msubsup>
          <mi>P</mi>
          <mn>1</mn>
          <mi>D</mi>
        </msubsup>
        <mrow>
          <mo stretchy="false">(</mo>
          <msubsup>
            <mo stretchy="false">σ</mo>
            <mn>1</mn>
            <mi mathvariant="normal">✴</mi>
          </msubsup>
          <mo stretchy="false">)</mo>
        </mrow>
        <mi>,</mi>
        <mi mathvariant="normal">⋯</mi>
        <mi>,</mi>
        <msubsup>
          <mi>P</mi>
          <mrow>
            <mi>n</mi>
            <mi mathvariant="normal">−</mi>
            <mn>1</mn>
          </mrow>
          <mi>D</mi>
        </msubsup>
        <mrow>
          <mo stretchy="false">(</mo>
          <msubsup>
            <mo stretchy="false">σ</mo>
            <mrow>
              <mi>n</mi>
              <mi mathvariant="normal">−</mi>
              <mn>1</mn>
            </mrow>
            <mi mathvariant="normal">✴</mi>
          </msubsup>
          <mo stretchy="false">)</mo>
        </mrow>
      </mrow>
      <mi stretchy="false" mathvariant="normal">}</mi>
    </mrow>
    <annotation encoding="StarMath 5.0">lbrace P_{1}^D(%sigma_{1}^{%star}), dotsaxis, P_{n-1}^D(%sigma_{n-1}^{%star}) rbrace</annotation>
  </semantics>
</math>
</file>

<file path=Object 103/content.xml><?xml version="1.0" encoding="utf-8"?>
<math xmlns="http://www.w3.org/1998/Math/MathML">
  <semantics>
    <mrow>
      <mi stretchy="false" mathvariant="normal">{</mi>
      <mrow>
        <msubsup>
          <mi>P</mi>
          <mrow>
            <mi>n</mi>
            <mi mathvariant="normal">−</mi>
            <mn>1</mn>
          </mrow>
          <mi>U</mi>
        </msubsup>
        <mrow>
          <mo stretchy="false">(</mo>
          <msubsup>
            <mo stretchy="false">σ</mo>
            <mi>n</mi>
            <mi mathvariant="normal">✴</mi>
          </msubsup>
          <mo stretchy="false">)</mo>
        </mrow>
        <mi>,</mi>
        <mi mathvariant="normal">⋯</mi>
        <mi>,</mi>
        <msubsup>
          <mi>P</mi>
          <mn>1</mn>
          <mi>U</mi>
        </msubsup>
        <mrow>
          <mo stretchy="false">(</mo>
          <msubsup>
            <mo stretchy="false">σ</mo>
            <mn>2</mn>
            <mi mathvariant="normal">✴</mi>
          </msubsup>
          <mo stretchy="false">)</mo>
        </mrow>
      </mrow>
      <mi stretchy="false" mathvariant="normal">}</mi>
    </mrow>
    <annotation encoding="StarMath 5.0">lbrace P_{n-1}^U(%sigma_{n}^{%star}), dotsaxis, P_{1}^U(%sigma_{2}^{%star}) rbrace</annotation>
  </semantics>
</math>
</file>

<file path=Object 104/content.xml><?xml version="1.0" encoding="utf-8"?>
<math xmlns="http://www.w3.org/1998/Math/MathML">
  <semantics>
    <msubsup>
      <mo stretchy="false">σ</mo>
      <mi>n</mi>
      <mi mathvariant="normal">✴</mi>
    </msubsup>
    <annotation encoding="StarMath 5.0">%sigma_{n}^{%star}</annotation>
  </semantics>
</math>
</file>

<file path=Object 105/content.xml><?xml version="1.0" encoding="utf-8"?>
<math xmlns="http://www.w3.org/1998/Math/MathML">
  <semantics>
    <msubsup>
      <mo stretchy="false">σ</mo>
      <mn>1</mn>
      <mi mathvariant="normal">✴</mi>
    </msubsup>
    <annotation encoding="StarMath 5.0">%sigma_{1}^{%star}</annotation>
  </semantics>
</math>
</file>

<file path=Object 106/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107/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

<file path=Object 11/content.xml><?xml version="1.0" encoding="utf-8"?>
<math xmlns="http://www.w3.org/1998/Math/MathML">
  <semantics>
    <mrow>
      <mo stretchy="false">(</mo>
      <mrow>
        <mi>r</mi>
        <mrow>
          <mo stretchy="false">(</mo>
          <msub>
            <mi>v</mi>
            <mi>j</mi>
          </msub>
          <mo stretchy="false">)</mo>
        </mrow>
        <mi>,</mi>
        <mi>r</mi>
        <mrow>
          <mo stretchy="false">(</mo>
          <msub>
            <mi>v</mi>
            <mi>k</mi>
          </msub>
          <mo stretchy="false">)</mo>
        </mrow>
      </mrow>
      <mo stretchy="false">)</mo>
    </mrow>
    <annotation encoding="StarMath 5.0">(r(v_{j}), r(v_{k}))</annotation>
  </semantics>
</math>
</file>

<file path=Object 12/content.xml><?xml version="1.0" encoding="utf-8"?>
<math xmlns="http://www.w3.org/1998/Math/MathML">
  <semantics>
    <mrow>
      <mi>q</mi>
      <mi mathvariant="normal">=</mi>
      <mfenced open="∣" close="∣">
        <msub>
          <mi>V</mi>
          <mrow>
            <mi>i</mi>
            <mo stretchy="false">+</mo>
            <mn>1</mn>
          </mrow>
        </msub>
      </mfenced>
    </mrow>
    <annotation encoding="StarMath 5.0">q = abs{V_{i+1}}</annotation>
  </semantics>
</math>
</file>

<file path=Object 13/content.xml><?xml version="1.0" encoding="utf-8"?>
<math xmlns="http://www.w3.org/1998/Math/MathML">
  <semantics>
    <mrow>
      <mi>k</mi>
      <mrow>
        <mrow>
          <mo stretchy="false">(</mo>
          <mrow>
            <mi>r</mi>
            <mrow>
              <mo stretchy="false">(</mo>
              <msub>
                <mi>v</mi>
                <mi>j</mi>
              </msub>
              <mo stretchy="false">)</mo>
            </mrow>
            <mi>,</mi>
            <mi>r</mi>
            <mrow>
              <mo stretchy="false">(</mo>
              <msub>
                <mi>v</mi>
                <mi>k</mi>
              </msub>
              <mo stretchy="false">)</mo>
            </mrow>
          </mrow>
          <mo stretchy="false">)</mo>
        </mrow>
        <mi mathvariant="normal">=</mi>
        <mrow>
          <munderover>
            <mi mathvariant="normal">∑</mi>
            <mrow>
              <mo stretchy="false">α</mo>
              <mi mathvariant="normal">=</mi>
              <mn>1</mn>
            </mrow>
            <mrow>
              <mi>q</mi>
              <mi mathvariant="normal">−</mi>
              <mn>1</mn>
            </mrow>
          </munderover>
          <mrow>
            <munderover>
              <mi mathvariant="normal">∑</mi>
              <mrow>
                <mo stretchy="false">β</mo>
                <mi mathvariant="normal">=</mi>
                <mrow>
                  <mo stretchy="false">α</mo>
                  <mo stretchy="false">+</mo>
                  <mn>1</mn>
                </mrow>
              </mrow>
              <mi>q</mi>
            </munderover>
            <mrow>
              <msubsup>
                <mi>m</mi>
                <mrow>
                  <mi>j</mi>
                  <mo stretchy="false">β</mo>
                </mrow>
                <mrow>
                  <mo stretchy="false">(</mo>
                  <mi>i</mi>
                  <mo stretchy="false">)</mo>
                </mrow>
              </msubsup>
              <msubsup>
                <mi>m</mi>
                <mrow>
                  <mi>k</mi>
                  <mo stretchy="false">α</mo>
                </mrow>
                <mrow>
                  <mo stretchy="false">(</mo>
                  <mi>i</mi>
                  <mo stretchy="false">)</mo>
                </mrow>
              </msubsup>
            </mrow>
          </mrow>
        </mrow>
      </mrow>
    </mrow>
    <annotation encoding="StarMath 5.0">k( r(v_{j}), r(v_{k}) ) = sum from { %alpha = 1 } to { q-1 } {
                             sum from { %beta = %alpha + 1 } to {q} {
                                m^{(i)}_{j%beta} m^{(i)}_{k%alpha}
                             }
                          }</annotation>
  </semantics>
</math>
</file>

<file path=Object 14/content.xml><?xml version="1.0" encoding="utf-8"?>
<math xmlns="http://www.w3.org/1998/Math/MathML">
  <semantics>
    <mrow>
      <munderover>
        <mi mathvariant="normal">∑</mi>
        <mrow>
          <mi>j</mi>
          <mi mathvariant="normal">=</mi>
          <mn>1</mn>
        </mrow>
        <mrow>
          <mi>p</mi>
          <mi mathvariant="normal">−</mi>
          <mn>1</mn>
        </mrow>
      </munderover>
      <mrow>
        <munderover>
          <mi mathvariant="normal">∑</mi>
          <mrow>
            <mi>k</mi>
            <mi mathvariant="normal">=</mi>
            <mrow>
              <mi>j</mi>
              <mo stretchy="false">+</mo>
              <mn>1</mn>
            </mrow>
          </mrow>
          <mi>p</mi>
        </munderover>
        <mrow>
          <mi>k</mi>
          <mrow>
            <mo stretchy="false">(</mo>
            <mrow>
              <mi>r</mi>
              <mrow>
                <mo stretchy="false">(</mo>
                <msub>
                  <mi>v</mi>
                  <mi>j</mi>
                </msub>
                <mo stretchy="false">)</mo>
              </mrow>
              <mi>,</mi>
              <mi>r</mi>
              <mrow>
                <mo stretchy="false">(</mo>
                <msub>
                  <mi>v</mi>
                  <mi>k</mi>
                </msub>
                <mo stretchy="false">)</mo>
              </mrow>
            </mrow>
            <mo stretchy="false">)</mo>
          </mrow>
        </mrow>
      </mrow>
    </mrow>
    <annotation encoding="StarMath 5.0">sum from { j = 1 } to { p-1 } {
                             sum from { k = j + 1 } to {p} {
                               k( r(v_{j}), r(v_{k}) )
                             }
                          }
                          </annotation>
  </semantics>
</math>
</file>

<file path=Object 15/content.xml><?xml version="1.0" encoding="utf-8"?>
<math xmlns="http://www.w3.org/1998/Math/MathML">
  <semantics>
    <mrow>
      <mi>p</mi>
      <mi mathvariant="normal">=</mi>
      <mfenced open="∣" close="∣">
        <msub>
          <mi>V</mi>
          <mi>i</mi>
        </msub>
      </mfenced>
    </mrow>
    <annotation encoding="StarMath 5.0">p = abs{V_{i}}</annotation>
  </semantics>
</math>
</file>

<file path=Object 16/content.xml><?xml version="1.0" encoding="utf-8"?>
<math xmlns="http://www.w3.org/1998/Math/MathML">
  <semantics>
    <mrow>
      <mi>G</mi>
      <mi mathvariant="normal">=</mi>
      <mrow>
        <mo stretchy="false">(</mo>
        <mrow>
          <mi>V</mi>
          <mi>,</mi>
          <mi>E</mi>
          <mi>,</mi>
          <mi>n</mi>
          <mi>,</mi>
          <mo stretchy="false">σ</mo>
        </mrow>
        <mo stretchy="false">)</mo>
      </mrow>
    </mrow>
    <annotation encoding="StarMath 5.0">G = (V,E,n,%sigma)</annotation>
  </semantics>
</math>
</file>

<file path=Object 17/content.xml><?xml version="1.0" encoding="utf-8"?>
<math xmlns="http://www.w3.org/1998/Math/MathML">
  <semantics>
    <mrow>
      <mrow>
        <msub>
          <mo stretchy="false">σ</mo>
          <mi>i</mi>
        </msub>
        <mi mathvariant="normal">=</mi>
        <msubsup>
          <mi>v</mi>
          <mn>1</mn>
          <mi>i</mi>
        </msubsup>
      </mrow>
      <mi mathvariant="normal">⋯</mi>
      <msubsup>
        <mi>v</mi>
        <mi>k</mi>
        <mi>i</mi>
      </msubsup>
      <mi mathvariant="normal">⋯</mi>
      <msubsup>
        <mi>v</mi>
        <mfenced open="∣" close="∣">
          <msub>
            <mi>V</mi>
            <mi>i</mi>
          </msub>
        </mfenced>
        <mi>i</mi>
      </msubsup>
    </mrow>
    <annotation encoding="StarMath 5.0">%sigma_{i} = v^{i}_{1} dotsaxis v^{i}_{k} dotsaxis v^{i}_{abs{V_{i}}}</annotation>
  </semantics>
</math>
</file>

<file path=Object 18/content.xml><?xml version="1.0" encoding="utf-8"?>
<math xmlns="http://www.w3.org/1998/Math/MathML">
  <semantics>
    <mrow>
      <mrow>
        <mi>i</mi>
        <mi mathvariant="normal">=</mi>
        <mn>1,</mn>
      </mrow>
      <mi mathvariant="normal">⋯</mi>
      <mi>,</mi>
      <mi>n</mi>
    </mrow>
    <annotation encoding="StarMath 5.0">i=1,dotsaxis,n</annotation>
  </semantics>
</math>
</file>

<file path=Object 19/content.xml><?xml version="1.0" encoding="utf-8"?>
<math xmlns="http://www.w3.org/1998/Math/MathML">
  <semantics>
    <msubsup>
      <mi>C</mi>
      <mi mathvariant="italic">ik</mi>
      <mi>U</mi>
    </msubsup>
    <annotation encoding="StarMath 5.0">C^{U}_{ik}</annotation>
  </semantics>
</math>
</file>

<file path=Object 2/content.xml><?xml version="1.0" encoding="utf-8"?>
<math xmlns="http://www.w3.org/1998/Math/MathML">
  <semantics>
    <mrow>
      <mrow>
        <msub>
          <mi>σ</mi>
          <mn>1</mn>
        </msub>
        <mi mathvariant="normal">=</mi>
        <msub>
          <mi>v</mi>
          <mn>1</mn>
        </msub>
      </mrow>
      <mi>,</mi>
      <msub>
        <mi>v</mi>
        <mn>2</mn>
      </msub>
      <mi>,</mi>
      <mi mathvariant="normal">⋯</mi>
      <mi>,</mi>
      <msub>
        <mi>v</mi>
        <mfenced open="∣" close="∣">
          <msub>
            <mi>V</mi>
            <mi>i</mi>
          </msub>
        </mfenced>
      </msub>
    </mrow>
    <annotation encoding="StarMath 5.0">σ _{1} = v_{1}, v_{2}, dotsaxis , v_{ abs{ V_{i} } }</annotation>
  </semantics>
</math>
</file>

<file path=Object 20/content.xml><?xml version="1.0" encoding="utf-8"?>
<math xmlns="http://www.w3.org/1998/Math/MathML">
  <semantics>
    <msubsup>
      <mi>v</mi>
      <mi>k</mi>
      <mi>i</mi>
    </msubsup>
    <annotation encoding="StarMath 5.0">v^{i}_{k}</annotation>
  </semantics>
</math>
</file>

<file path=Object 21/content.xml><?xml version="1.0" encoding="utf-8"?>
<math xmlns="http://www.w3.org/1998/Math/MathML">
  <semantics>
    <msubsup>
      <mi>C</mi>
      <mi mathvariant="italic">ik</mi>
      <mi>L</mi>
    </msubsup>
    <annotation encoding="StarMath 5.0">C^{L}_{ik}</annotation>
  </semantics>
</math>
</file>

<file path=Object 22/content.xml><?xml version="1.0" encoding="utf-8"?>
<math xmlns="http://www.w3.org/1998/Math/MathML">
  <semantics>
    <msubsup>
      <mi>v</mi>
      <mi>k</mi>
      <mi>i</mi>
    </msubsup>
    <annotation encoding="StarMath 5.0">v^{i}_{k}</annotation>
  </semantics>
</math>
</file>

<file path=Object 23/content.xml><?xml version="1.0" encoding="utf-8"?>
<math xmlns="http://www.w3.org/1998/Math/MathML">
  <semantics>
    <mrow>
      <mrow>
        <msubsup>
          <mi>C</mi>
          <mi mathvariant="italic">ik</mi>
          <mi>U</mi>
        </msubsup>
        <mi mathvariant="normal">=</mi>
        <mrow>
          <munderover>
            <mi mathvariant="normal">∑</mi>
            <mrow>
              <mi>j</mi>
              <mi mathvariant="normal">=</mi>
              <mn>1</mn>
            </mrow>
            <mfenced open="∣" close="∣">
              <msub>
                <mi>V</mi>
                <mrow>
                  <mi>i</mi>
                  <mi mathvariant="normal">−</mi>
                  <mn>1</mn>
                </mrow>
              </msub>
            </mfenced>
          </munderover>
          <msubsup>
            <mi>m</mi>
            <mi mathvariant="italic">jk</mi>
            <mrow>
              <mi>i</mi>
              <mi mathvariant="normal">−</mi>
              <mn>1</mn>
            </mrow>
          </msubsup>
        </mrow>
      </mrow>
      <mi/>
      <mrow>
        <mi>k</mi>
        <mi mathvariant="normal">=</mi>
        <mn>1,</mn>
      </mrow>
      <mi mathvariant="normal">⋯</mi>
      <mi>,</mi>
      <mfenced open="∣" close="∣">
        <msub>
          <mi>V</mi>
          <mi>i</mi>
        </msub>
      </mfenced>
      <mi>,</mi>
      <mi/>
      <mrow>
        <mi>i</mi>
        <mi mathvariant="normal">=</mi>
        <mn>2,</mn>
      </mrow>
      <mi mathvariant="normal">⋯</mi>
      <mi>,</mi>
      <mi>n</mi>
    </mrow>
    <annotation encoding="StarMath 5.0">C^{U}_{ik} = sum from {j=1} to {abs{V_{i-1}}} {m^{i-1}_{jk} } 
~~~~
k = 1, dotsaxis, abs{V_{i}},
~~~~
i = 2, dotsaxis, n</annotation>
  </semantics>
</math>
</file>

<file path=Object 24/content.xml><?xml version="1.0" encoding="utf-8"?>
<math xmlns="http://www.w3.org/1998/Math/MathML">
  <semantics>
    <mrow>
      <mrow>
        <msubsup>
          <mi>C</mi>
          <mi mathvariant="italic">ik</mi>
          <mi>L</mi>
        </msubsup>
        <mi mathvariant="normal">=</mi>
        <mrow>
          <munderover>
            <mi mathvariant="normal">∑</mi>
            <mrow>
              <mi>l</mi>
              <mi mathvariant="normal">=</mi>
              <mn>1</mn>
            </mrow>
            <mfenced open="∣" close="∣">
              <msub>
                <mi>V</mi>
                <mrow>
                  <mi>i</mi>
                  <mo stretchy="false">+</mo>
                  <mn>1</mn>
                </mrow>
              </msub>
            </mfenced>
          </munderover>
          <msubsup>
            <mi>m</mi>
            <mi mathvariant="italic">kl</mi>
            <mi>i</mi>
          </msubsup>
        </mrow>
      </mrow>
      <mi/>
      <mrow>
        <mi>k</mi>
        <mi mathvariant="normal">=</mi>
        <mn>1,</mn>
      </mrow>
      <mi mathvariant="normal">⋯</mi>
      <mi>,</mi>
      <mfenced open="∣" close="∣">
        <msub>
          <mi>V</mi>
          <mi>i</mi>
        </msub>
      </mfenced>
      <mi>,</mi>
      <mi/>
      <mrow>
        <mi>i</mi>
        <mi mathvariant="normal">=</mi>
        <mn>1,</mn>
      </mrow>
      <mi mathvariant="normal">⋯</mi>
      <mi>,</mi>
      <mrow>
        <mi>n</mi>
        <mi mathvariant="normal">−</mi>
        <mn>1</mn>
      </mrow>
    </mrow>
    <annotation encoding="StarMath 5.0">
C^{L}_{ik} = sum from {l=1} to {abs{V_{i+1}}} {m^{i}_{kl} } 
~~~~
k = 1, dotsaxis, abs{V_{i}},
~~~~
i = 1, dotsaxis, n-1</annotation>
  </semantics>
</math>
</file>

<file path=Object 25/content.xml><?xml version="1.0" encoding="utf-8"?>
<math xmlns="http://www.w3.org/1998/Math/MathML">
  <semantics>
    <msub>
      <mi>D</mi>
      <mi>y</mi>
    </msub>
    <annotation encoding="StarMath 5.0">D_{y}</annotation>
  </semantics>
</math>
</file>

<file path=Object 26/content.xml><?xml version="1.0" encoding="utf-8"?>
<math xmlns="http://www.w3.org/1998/Math/MathML">
  <semantics>
    <mrow>
      <mi>y</mi>
      <mi mathvariant="normal">=</mi>
      <mrow>
        <mo stretchy="false">(</mo>
        <mrow>
          <msub>
            <mi>y</mi>
            <mn>1</mn>
          </msub>
          <mi>,</mi>
          <mi mathvariant="normal">⋯</mi>
          <mi>,</mi>
          <msub>
            <mi>y</mi>
            <mi>m</mi>
          </msub>
        </mrow>
        <mo stretchy="false">)</mo>
      </mrow>
    </mrow>
    <annotation encoding="StarMath 5.0">y = ( y_{1}, dotsaxis,y_{m} )</annotation>
  </semantics>
</math>
</file>

<file path=Object 27/content.xml><?xml version="1.0" encoding="utf-8"?>
<math xmlns="http://www.w3.org/1998/Math/MathML">
  <semantics>
    <mrow>
      <mrow>
        <msub>
          <mi>D</mi>
          <mi>y</mi>
        </msub>
        <mi mathvariant="normal">=</mi>
        <mrow>
          <mrow>
            <munderover>
              <mi mathvariant="normal">∑</mi>
              <mrow>
                <mi>j</mi>
                <mi mathvariant="normal">=</mi>
                <mn>1</mn>
              </mrow>
              <mi>m</mi>
            </munderover>
            <mi>j</mi>
          </mrow>
          <mi mathvariant="normal">⋅</mi>
          <msub>
            <mi>y</mi>
            <mi>j</mi>
          </msub>
        </mrow>
      </mrow>
      <mrow>
        <mi/>
        <mi mathvariant="normal">/</mi>
        <mi/>
      </mrow>
      <mrow>
        <munderover>
          <mi mathvariant="normal">∑</mi>
          <mrow>
            <mi>j</mi>
            <mi mathvariant="normal">=</mi>
            <mn>1</mn>
          </mrow>
          <mi>m</mi>
        </munderover>
        <msub>
          <mi>y</mi>
          <mi>j</mi>
        </msub>
      </mrow>
    </mrow>
    <annotation encoding="StarMath 5.0">D_{y} = { sum from {j=1} to {m} j cdot y_{j} } ~~ / ~~{ sum from {j=1} to {m} {y_{j}} } </annotation>
  </semantics>
</math>
</file>

<file path=Object 28/content.xml><?xml version="1.0" encoding="utf-8"?>
<math xmlns="http://www.w3.org/1998/Math/MathML">
  <semantics>
    <mrow>
      <mrow>
        <msubsup>
          <mi>B</mi>
          <mi mathvariant="italic">ik</mi>
          <mi>R</mi>
        </msubsup>
        <mi mathvariant="normal">=</mi>
        <mrow>
          <mrow>
            <munderover>
              <mi mathvariant="normal">∑</mi>
              <mrow>
                <mi>l</mi>
                <mi mathvariant="normal">=</mi>
                <mn>1</mn>
              </mrow>
              <mi>q</mi>
            </munderover>
            <mi>l</mi>
          </mrow>
          <mi mathvariant="normal">⋅</mi>
          <msubsup>
            <mi>m</mi>
            <mi mathvariant="italic">kl</mi>
            <mrow>
              <mo stretchy="false">(</mo>
              <mi>i</mi>
              <mo stretchy="false">)</mo>
            </mrow>
          </msubsup>
        </mrow>
      </mrow>
      <mrow>
        <mi/>
        <mi mathvariant="normal">/</mi>
        <mi/>
      </mrow>
      <mrow>
        <munderover>
          <mi mathvariant="normal">∑</mi>
          <mrow>
            <mi>l</mi>
            <mi mathvariant="normal">=</mi>
            <mn>1</mn>
          </mrow>
          <mi>q</mi>
        </munderover>
        <msubsup>
          <mi>m</mi>
          <mi mathvariant="italic">kl</mi>
          <mrow>
            <mo stretchy="false">(</mo>
            <mi>i</mi>
            <mo stretchy="false">)</mo>
          </mrow>
        </msubsup>
      </mrow>
      <mi>,</mi>
      <mi/>
      <mrow>
        <mi>k</mi>
        <mi mathvariant="normal">=</mi>
        <mn>1,</mn>
      </mrow>
      <mi mathvariant="normal">⋯</mi>
      <mi>,</mi>
      <mi>p</mi>
      <mi/>
      <mrow>
        <mo stretchy="false">(</mo>
        <mrow>
          <mi mathvariant="normal">=</mi>
          <mfenced open="∣" close="∣">
            <msub>
              <mi>V</mi>
              <mi>i</mi>
            </msub>
          </mfenced>
        </mrow>
        <mo stretchy="false">)</mo>
      </mrow>
    </mrow>
    <annotation encoding="StarMath 5.0">B^{R}_{ik} = sum from {l=1} to {q} l cdot m^{(i)}_{kl} ~/~ sum from {l=1} to {q} m^{(i)}_{kl}, ~~~~ k=1, dotsaxis, p ``( {} = abs{V_{i}})   </annotation>
  </semantics>
</math>
</file>

<file path=Object 29/content.xml><?xml version="1.0" encoding="utf-8"?>
<math xmlns="http://www.w3.org/1998/Math/MathML">
  <semantics>
    <mrow>
      <mrow>
        <msubsup>
          <mi>B</mi>
          <mi mathvariant="italic">il</mi>
          <mi>C</mi>
        </msubsup>
        <mi mathvariant="normal">=</mi>
        <mrow>
          <mrow>
            <munderover>
              <mi mathvariant="normal">∑</mi>
              <mrow>
                <mi>k</mi>
                <mi mathvariant="normal">=</mi>
                <mn>1</mn>
              </mrow>
              <mi>p</mi>
            </munderover>
            <mi>k</mi>
          </mrow>
          <mi mathvariant="normal">⋅</mi>
          <msubsup>
            <mi>m</mi>
            <mi mathvariant="italic">kl</mi>
            <mrow>
              <mo stretchy="false">(</mo>
              <mi>i</mi>
              <mo stretchy="false">)</mo>
            </mrow>
          </msubsup>
        </mrow>
      </mrow>
      <mrow>
        <mi/>
        <mi mathvariant="normal">/</mi>
        <mi/>
      </mrow>
      <mrow>
        <munderover>
          <mi mathvariant="normal">∑</mi>
          <mrow>
            <mi>k</mi>
            <mi mathvariant="normal">=</mi>
            <mn>1</mn>
          </mrow>
          <mi>p</mi>
        </munderover>
        <msubsup>
          <mi>m</mi>
          <mi mathvariant="italic">kl</mi>
          <mrow>
            <mo stretchy="false">(</mo>
            <mi>i</mi>
            <mo stretchy="false">)</mo>
          </mrow>
        </msubsup>
      </mrow>
      <mi>,</mi>
      <mi/>
      <mrow>
        <mi>l</mi>
        <mi mathvariant="normal">=</mi>
        <mn>1,</mn>
      </mrow>
      <mi mathvariant="normal">⋯</mi>
      <mi>,</mi>
      <mi>q</mi>
      <mi/>
      <mrow>
        <mo stretchy="false">(</mo>
        <mrow>
          <mi mathvariant="normal">=</mi>
          <mfenced open="∣" close="∣">
            <msub>
              <mi>V</mi>
              <mrow>
                <mi>i</mi>
                <mo stretchy="false">+</mo>
                <mn>1</mn>
              </mrow>
            </msub>
          </mfenced>
        </mrow>
        <mo stretchy="false">)</mo>
      </mrow>
    </mrow>
    <annotation encoding="StarMath 5.0">B^{C}_{il} = sum from {k=1} to {p} k cdot m^{(i)}_{kl} ~/~ sum from {k=1} to {p} m^{(i)}_{kl}, ~~~~ l=1, dotsaxis, q ``( {} = abs{V_{i+1}})   </annotation>
  </semantics>
</math>
</file>

<file path=Object 3/content.xml><?xml version="1.0" encoding="utf-8"?>
<math xmlns="http://www.w3.org/1998/Math/MathML">
  <semantics>
    <mtable>
      <mtr>
        <mtd>
          <mrow>
            <msub>
              <mo stretchy="false">σ</mo>
              <mn>1</mn>
            </msub>
            <mi mathvariant="normal">=</mi>
            <mrow>
              <mo stretchy="false">(</mo>
              <mrow>
                <mi>a</mi>
                <mi>,</mi>
                <mi>b</mi>
                <mi>,</mi>
                <mi>c</mi>
              </mrow>
              <mo stretchy="false">)</mo>
            </mrow>
          </mrow>
        </mtd>
      </mtr>
      <mtr>
        <mtd>
          <mrow>
            <msub>
              <mo stretchy="false">σ</mo>
              <mn>2</mn>
            </msub>
            <mi mathvariant="normal">=</mi>
            <mrow>
              <mo stretchy="false">(</mo>
              <mrow>
                <mi>c</mi>
                <mi>,</mi>
                <mi>d</mi>
                <mi>,</mi>
                <mi>e</mi>
                <mi>,</mi>
                <mi>f</mi>
              </mrow>
              <mo stretchy="false">)</mo>
            </mrow>
          </mrow>
        </mtd>
      </mtr>
      <mtr>
        <mtd>
          <mrow>
            <msub>
              <mo stretchy="false">σ</mo>
              <mn>3</mn>
            </msub>
            <mi mathvariant="normal">=</mi>
            <mrow>
              <mo stretchy="false">(</mo>
              <mrow>
                <mi>g</mi>
                <mi>,</mi>
                <mi>h</mi>
                <mi>,</mi>
                <mi>i</mi>
                <mi>,</mi>
                <mi>j</mi>
              </mrow>
              <mo stretchy="false">)</mo>
            </mrow>
          </mrow>
        </mtd>
      </mtr>
      <mtr>
        <mtd>
          <mrow>
            <msub>
              <mo stretchy="false">σ</mo>
              <mn>4</mn>
            </msub>
            <mi mathvariant="normal">=</mi>
            <mrow>
              <mo stretchy="false">(</mo>
              <mrow>
                <mi>k</mi>
                <mi>,</mi>
                <mi>l</mi>
                <mi>,</mi>
                <mi>m</mi>
              </mrow>
              <mo stretchy="false">)</mo>
            </mrow>
          </mrow>
        </mtd>
      </mtr>
    </mtable>
    <annotation encoding="StarMath 5.0">%sigma_{1} = ( a, b, c ) newline 
%sigma_{2} = ( c, d, e, f ) newline 
%sigma_{3} = ( g, h, i, j ) newline 
%sigma_{4} = ( k, l, m )</annotation>
  </semantics>
</math>
</file>

<file path=Object 30/content.xml><?xml version="1.0" encoding="utf-8"?>
<math xmlns="http://www.w3.org/1998/Math/MathML">
  <semantics>
    <mrow>
      <msup>
        <mi>M</mi>
        <mrow>
          <mo stretchy="false">(</mo>
          <mi>i</mi>
          <mo stretchy="false">)</mo>
        </mrow>
      </msup>
      <mi mathvariant="normal">=</mi>
      <mrow>
        <mo stretchy="false">(</mo>
        <msubsup>
          <mi>m</mi>
          <mi mathvariant="italic">kl</mi>
          <mrow>
            <mo stretchy="false">(</mo>
            <mi>i</mi>
            <mo stretchy="false">)</mo>
          </mrow>
        </msubsup>
        <mo stretchy="false">)</mo>
      </mrow>
    </mrow>
    <annotation encoding="StarMath 5.0">M^{(i)}=(m^{(i)}_{kl})</annotation>
  </semantics>
</math>
</file>

<file path=Object 31/content.xml><?xml version="1.0" encoding="utf-8"?>
<math xmlns="http://www.w3.org/1998/Math/MathML">
  <semantics>
    <mrow>
      <msubsup>
        <mi>B</mi>
        <mi mathvariant="italic">ik</mi>
        <mi>U</mi>
      </msubsup>
      <mi>,</mi>
      <mi/>
      <msubsup>
        <mi>B</mi>
        <mi mathvariant="italic">ik</mi>
        <mi>L</mi>
      </msubsup>
    </mrow>
    <annotation encoding="StarMath 5.0">B^{U}_{ik},` B^{L}_{ik}</annotation>
  </semantics>
</math>
</file>

<file path=Object 32/content.xml><?xml version="1.0" encoding="utf-8"?>
<math xmlns="http://www.w3.org/1998/Math/MathML">
  <semantics>
    <msubsup>
      <mi>v</mi>
      <mi>k</mi>
      <mi>i</mi>
    </msubsup>
    <annotation encoding="StarMath 5.0">v^{i}_{k}</annotation>
  </semantics>
</math>
</file>

<file path=Object 33/content.xml><?xml version="1.0" encoding="utf-8"?>
<math xmlns="http://www.w3.org/1998/Math/MathML">
  <semantics>
    <mrow>
      <mrow>
        <msubsup>
          <mi>B</mi>
          <mi mathvariant="italic">ik</mi>
          <mi>U</mi>
        </msubsup>
        <mi mathvariant="normal">=</mi>
        <mrow>
          <munderover>
            <mi mathvariant="normal">∑</mi>
            <mrow>
              <mi>j</mi>
              <mi mathvariant="normal">=</mi>
              <mn>1</mn>
            </mrow>
            <mi>p</mi>
          </munderover>
          <mi>x</mi>
        </mrow>
      </mrow>
      <mrow>
        <mo stretchy="false">(</mo>
        <msubsup>
          <mi>v</mi>
          <mi>j</mi>
          <mrow>
            <mi>i</mi>
            <mi mathvariant="normal">−</mi>
            <mn>1</mn>
          </mrow>
        </msubsup>
        <mo stretchy="false">)</mo>
      </mrow>
      <msubsup>
        <mi>m</mi>
        <mi mathvariant="italic">jk</mi>
        <mrow>
          <mo stretchy="false">(</mo>
          <mrow>
            <mi>i</mi>
            <mi mathvariant="normal">−</mi>
            <mn>1</mn>
          </mrow>
          <mo stretchy="false">)</mo>
        </mrow>
      </msubsup>
      <mrow>
        <mi/>
        <mi mathvariant="normal">/</mi>
        <mi/>
      </mrow>
      <msubsup>
        <mi>C</mi>
        <mi mathvariant="italic">ik</mi>
        <mi>U</mi>
      </msubsup>
      <mi>,</mi>
      <mi/>
      <mrow>
        <mi>k</mi>
        <mi mathvariant="normal">=</mi>
        <mn>1,</mn>
      </mrow>
      <mi mathvariant="normal">⋯</mi>
      <mi>,</mi>
      <mfenced open="∣" close="∣">
        <msub>
          <mi>V</mi>
          <mi>i</mi>
        </msub>
      </mfenced>
    </mrow>
    <annotation encoding="StarMath 5.0">B^{U}_{ik} = sum from {j=1} to {p} x( v^{i-1}_{j}) m^{(i-1)}_{jk} ~/~ C^{U}_{ik}, ~~~ k=1,dotsaxis,abs{V_{i}}</annotation>
  </semantics>
</math>
</file>

<file path=Object 34/content.xml><?xml version="1.0" encoding="utf-8"?>
<math xmlns="http://www.w3.org/1998/Math/MathML">
  <semantics>
    <mrow>
      <mrow>
        <msubsup>
          <mi>B</mi>
          <mi mathvariant="italic">ik</mi>
          <mi>L</mi>
        </msubsup>
        <mi mathvariant="normal">=</mi>
        <mrow>
          <munderover>
            <mi mathvariant="normal">∑</mi>
            <mrow>
              <mi>l</mi>
              <mi mathvariant="normal">=</mi>
              <mn>1</mn>
            </mrow>
            <mi>q</mi>
          </munderover>
          <mi>x</mi>
        </mrow>
      </mrow>
      <mrow>
        <mo stretchy="false">(</mo>
        <msubsup>
          <mi>v</mi>
          <mi>l</mi>
          <mrow>
            <mi>i</mi>
            <mo stretchy="false">+</mo>
            <mn>1</mn>
          </mrow>
        </msubsup>
        <mo stretchy="false">)</mo>
      </mrow>
      <msubsup>
        <mi>m</mi>
        <mi mathvariant="italic">kl</mi>
        <mrow>
          <mo stretchy="false">(</mo>
          <mi>i</mi>
          <mo stretchy="false">)</mo>
        </mrow>
      </msubsup>
      <mrow>
        <mi/>
        <mi mathvariant="normal">/</mi>
        <mi/>
      </mrow>
      <msubsup>
        <mi>C</mi>
        <mi mathvariant="italic">ik</mi>
        <mi>L</mi>
      </msubsup>
      <mi>,</mi>
      <mi/>
      <mrow>
        <mi>k</mi>
        <mi mathvariant="normal">=</mi>
        <mn>1,</mn>
      </mrow>
      <mi mathvariant="normal">⋯</mi>
      <mi>,</mi>
      <mfenced open="∣" close="∣">
        <msub>
          <mi>V</mi>
          <mi>i</mi>
        </msub>
      </mfenced>
    </mrow>
    <annotation encoding="StarMath 5.0">B^{L}_{ik} = sum from {l=1} to {q} x( v^{i+1}_{l}) m^{(i)}_{kl} ~/~ C^{L}_{ik}, ~~~ k=1,dotsaxis,abs{V_{i}}</annotation>
  </semantics>
</math>
</file>

<file path=Object 35/content.xml><?xml version="1.0" encoding="utf-8"?>
<math xmlns="http://www.w3.org/1998/Math/MathML">
  <semantics>
    <mrow>
      <mi>p</mi>
      <mi mathvariant="normal">=</mi>
      <mfenced open="∣" close="∣">
        <msub>
          <mi>V</mi>
          <mrow>
            <mi>i</mi>
            <mi mathvariant="normal">−</mi>
            <mn>1</mn>
          </mrow>
        </msub>
      </mfenced>
    </mrow>
    <annotation encoding="StarMath 5.0">p = abs{V_{i-1}}
</annotation>
  </semantics>
</math>
</file>

<file path=Object 36/content.xml><?xml version="1.0" encoding="utf-8"?>
<math xmlns="http://www.w3.org/1998/Math/MathML">
  <semantics>
    <mrow>
      <mi>q</mi>
      <mi mathvariant="normal">=</mi>
      <mfenced open="∣" close="∣">
        <msub>
          <mi>V</mi>
          <mrow>
            <mi>i</mi>
            <mo stretchy="false">+</mo>
            <mn>1</mn>
          </mrow>
        </msub>
      </mfenced>
    </mrow>
    <annotation encoding="StarMath 5.0">q = abs{V_{i+1}}</annotation>
  </semantics>
</math>
</file>

<file path=Object 37/content.xml><?xml version="1.0" encoding="utf-8"?>
<math xmlns="http://www.w3.org/1998/Math/MathML">
  <semantics>
    <mrow>
      <mfenced open="∣" close="∣">
        <msub>
          <mi>V</mi>
          <mi>i</mi>
        </msub>
      </mfenced>
      <mi mathvariant="normal">×</mi>
      <mfenced open="∣" close="∣">
        <msub>
          <mi>V</mi>
          <mrow>
            <mi>i</mi>
            <mo stretchy="false">+</mo>
            <mn>1</mn>
          </mrow>
        </msub>
      </mfenced>
    </mrow>
    <annotation encoding="StarMath 5.0">abs{V_{i}} times abs{V_{i+1}}</annotation>
  </semantics>
</math>
</file>

<file path=Object 38/content.xml><?xml version="1.0" encoding="utf-8"?>
<math xmlns="http://www.w3.org/1998/Math/MathML">
  <semantics>
    <mrow>
      <mi>G</mi>
      <mi mathvariant="normal">=</mi>
      <mrow>
        <mo stretchy="false">(</mo>
        <mrow>
          <mi>V</mi>
          <mi>,</mi>
          <mi>E</mi>
          <mi>,</mi>
          <mi>n</mi>
          <mi>,</mi>
          <mo stretchy="false">σ</mo>
        </mrow>
        <mo stretchy="false">)</mo>
      </mrow>
    </mrow>
    <annotation encoding="StarMath 5.0">G = (V,E,n,%sigma)</annotation>
  </semantics>
</math>
</file>

<file path=Object 39/content.xml><?xml version="1.0" encoding="utf-8"?>
<math xmlns="http://www.w3.org/1998/Math/MathML">
  <semantics>
    <mrow>
      <mi>S</mi>
      <mi mathvariant="normal">=</mi>
      <mrow>
        <mrow>
          <msub>
            <mi>S</mi>
            <mn>1</mn>
          </msub>
          <mi mathvariant="normal">×</mi>
          <mi mathvariant="normal">⋯</mi>
        </mrow>
        <mi mathvariant="normal">×</mi>
        <msub>
          <mi>S</mi>
          <mi>n</mi>
        </msub>
      </mrow>
    </mrow>
    <annotation encoding="StarMath 5.0">S = S_{1} times dotsaxis times S_{n}</annotation>
  </semantics>
</math>
</file>

<file path=Object 4/content.xml><?xml version="1.0" encoding="utf-8"?>
<math xmlns="http://www.w3.org/1998/Math/MathML">
  <semantics>
    <mrow>
      <msub>
        <mi>M</mi>
        <mn>1</mn>
      </msub>
      <mrow>
        <mi/>
        <mi mathvariant="normal">=</mi>
        <mi/>
      </mrow>
      <mtable>
        <mtr>
          <mtd/>
          <mtd>
            <mtable>
              <mtr>
                <mtd>
                  <mi>c</mi>
                </mtd>
                <mtd>
                  <mi>d</mi>
                </mtd>
                <mtd>
                  <mi>e</mi>
                </mtd>
                <mtd>
                  <mi>f</mi>
                </mtd>
              </mtr>
            </mtable>
          </mtd>
        </mtr>
        <mtr>
          <mtd>
            <mtable>
              <mtr>
                <mtd>
                  <mi>a</mi>
                </mtd>
              </mtr>
              <mtr>
                <mtd>
                  <mi>b</mi>
                </mtd>
              </mtr>
            </mtable>
          </mtd>
          <mtd>
            <mfenced open="[" close="]">
              <mtable>
                <mtr>
                  <mtd>
                    <mn>1</mn>
                  </mtd>
                  <mtd>
                    <mn>1</mn>
                  </mtd>
                  <mtd>
                    <mn>1</mn>
                  </mtd>
                  <mtd>
                    <mn>1</mn>
                  </mtd>
                </mtr>
                <mtr>
                  <mtd>
                    <mn>1</mn>
                  </mtd>
                  <mtd>
                    <mn>0</mn>
                  </mtd>
                  <mtd>
                    <mn>0</mn>
                  </mtd>
                  <mtd>
                    <mn>1</mn>
                  </mtd>
                </mtr>
              </mtable>
            </mfenced>
          </mtd>
        </mtr>
      </mtable>
      <mi/>
      <msub>
        <mi>M</mi>
        <mn>2</mn>
      </msub>
      <mrow>
        <mi/>
        <mi mathvariant="normal">=</mi>
        <mi/>
      </mrow>
      <mtable>
        <mtr>
          <mtd/>
          <mtd>
            <mtable>
              <mtr>
                <mtd>
                  <mi>g</mi>
                </mtd>
                <mtd>
                  <mi>h</mi>
                </mtd>
                <mtd>
                  <mi>i</mi>
                </mtd>
                <mtd>
                  <mi>j</mi>
                </mtd>
              </mtr>
            </mtable>
          </mtd>
        </mtr>
        <mtr>
          <mtd>
            <mtable>
              <mtr>
                <mtd>
                  <mi>c</mi>
                </mtd>
              </mtr>
              <mtr>
                <mtd>
                  <mi>d</mi>
                </mtd>
              </mtr>
              <mtr>
                <mtd>
                  <mi>e</mi>
                </mtd>
              </mtr>
              <mtr>
                <mtd>
                  <mi>f</mi>
                </mtd>
              </mtr>
            </mtable>
          </mtd>
          <mtd>
            <mfenced open="[" close="]">
              <mtable>
                <mtr>
                  <mtd>
                    <mn>1</mn>
                  </mtd>
                  <mtd>
                    <mn>0</mn>
                  </mtd>
                  <mtd>
                    <mn>0</mn>
                  </mtd>
                  <mtd>
                    <mn>0</mn>
                  </mtd>
                </mtr>
                <mtr>
                  <mtd>
                    <mn>0</mn>
                  </mtd>
                  <mtd>
                    <mn>1</mn>
                  </mtd>
                  <mtd>
                    <mn>1</mn>
                  </mtd>
                  <mtd>
                    <mn>1</mn>
                  </mtd>
                </mtr>
                <mtr>
                  <mtd>
                    <mn>1</mn>
                  </mtd>
                  <mtd>
                    <mn>0</mn>
                  </mtd>
                  <mtd>
                    <mn>0</mn>
                  </mtd>
                  <mtd>
                    <mn>1</mn>
                  </mtd>
                </mtr>
                <mtr>
                  <mtd>
                    <mn>0</mn>
                  </mtd>
                  <mtd>
                    <mn>0</mn>
                  </mtd>
                  <mtd>
                    <mn>0</mn>
                  </mtd>
                  <mtd>
                    <mn>0</mn>
                  </mtd>
                </mtr>
              </mtable>
            </mfenced>
          </mtd>
        </mtr>
      </mtable>
      <mi/>
      <msub>
        <mi>M</mi>
        <mn>3</mn>
      </msub>
      <mrow>
        <mi/>
        <mi mathvariant="normal">=</mi>
        <mi/>
      </mrow>
      <mtable>
        <mtr>
          <mtd/>
          <mtd>
            <mtable>
              <mtr>
                <mtd>
                  <mi>k</mi>
                </mtd>
                <mtd>
                  <mi>l</mi>
                </mtd>
                <mtd>
                  <mi>m</mi>
                </mtd>
              </mtr>
            </mtable>
          </mtd>
        </mtr>
        <mtr>
          <mtd>
            <mtable>
              <mtr>
                <mtd>
                  <mi>g</mi>
                </mtd>
              </mtr>
              <mtr>
                <mtd>
                  <mi>h</mi>
                </mtd>
              </mtr>
              <mtr>
                <mtd>
                  <mi>i</mi>
                </mtd>
              </mtr>
              <mtr>
                <mtd>
                  <mi>j</mi>
                </mtd>
              </mtr>
            </mtable>
          </mtd>
          <mtd>
            <mfenced open="[" close="]">
              <mtable>
                <mtr>
                  <mtd>
                    <mn>1</mn>
                  </mtd>
                  <mtd>
                    <mn>0</mn>
                  </mtd>
                  <mtd>
                    <mn>0</mn>
                  </mtd>
                </mtr>
                <mtr>
                  <mtd>
                    <mn>0</mn>
                  </mtd>
                  <mtd>
                    <mn>0</mn>
                  </mtd>
                  <mtd>
                    <mn>0</mn>
                  </mtd>
                </mtr>
                <mtr>
                  <mtd>
                    <mn>1</mn>
                  </mtd>
                  <mtd>
                    <mn>0</mn>
                  </mtd>
                  <mtd>
                    <mn>1</mn>
                  </mtd>
                </mtr>
                <mtr>
                  <mtd>
                    <mn>1</mn>
                  </mtd>
                  <mtd>
                    <mn>1</mn>
                  </mtd>
                  <mtd>
                    <mn>0</mn>
                  </mtd>
                </mtr>
              </mtable>
            </mfenced>
          </mtd>
        </mtr>
      </mtable>
    </mrow>
    <annotation encoding="StarMath 5.0">M_{1} `=` matrix { {} # matrix { c # d # e# f }  ## stack{ a # b } #  left [ matrix{1 # 1 # 1 # 1 ## 1 # 0 # 0 # 1} right ] } ~~
M_{2} `=` matrix { {} # matrix { g # h# i# j } ## stack { c#d#e#f} # left [ matrix{ 1 # 0 # 0 # 0 ## 0 # 1 # 1 # 1 ## 1 # 0 # 0 # 1 ## 0 # 0 # 0 # 0 } right ] } ~~
M_{3} `=` matrix { {} # matrix { k#l#m}  ## stack {g#h#i#j} # left [  matrix { 1 # 0 # 0 ## 0 # 0 # 0 ## 1 # 0 # 1 ## 1 # 1 # 0  }  right ] }


</annotation>
  </semantics>
</math>
</file>

<file path=Object 40/content.xml><?xml version="1.0" encoding="utf-8"?>
<math xmlns="http://www.w3.org/1998/Math/MathML">
  <semantics>
    <mrow>
      <mi mathvariant="italic">minimize</mi>
      <mrow>
        <mi stretchy="false" mathvariant="normal">{</mi>
        <mrow>
          <mi>K</mi>
          <mrow>
            <mo stretchy="false">(</mo>
            <mrow>
              <mstyle mathvariant="bold">
                <mrow>
                  <mi>g</mi>
                </mrow>
              </mstyle>
              <mrow>
                <mo stretchy="false">(</mo>
                <mo stretchy="false">σ</mo>
                <mo stretchy="false">)</mo>
              </mrow>
            </mrow>
            <mo stretchy="false">)</mo>
          </mrow>
          <mrow>
            <mi/>
            <mi mathvariant="normal">∣</mi>
            <mi/>
          </mrow>
          <mrow>
            <mo stretchy="false">σ</mo>
            <mi mathvariant="normal">∈</mi>
            <mi>S</mi>
          </mrow>
        </mrow>
        <mi stretchy="false" mathvariant="normal">}</mi>
      </mrow>
    </mrow>
    <annotation encoding="StarMath 5.0">minimize lbrace K(bold g (%sigma)) ` divides `%sigma in S rbrace </annotation>
  </semantics>
</math>
</file>

<file path=Object 41/content.xml><?xml version="1.0" encoding="utf-8"?>
<math xmlns="http://www.w3.org/1998/Math/MathML">
  <semantics>
    <mrow>
      <mstyle mathvariant="bold">
        <mrow>
          <mi>g</mi>
        </mrow>
      </mstyle>
      <mrow>
        <mrow>
          <mo stretchy="false">(</mo>
          <mrow>
            <msub>
              <mo stretchy="false">σ</mo>
              <mn>1</mn>
            </msub>
            <mi>,</mi>
            <msub>
              <mo stretchy="false">σ</mo>
              <mn>2</mn>
            </msub>
          </mrow>
          <mo stretchy="false">)</mo>
        </mrow>
        <mi mathvariant="normal">=</mi>
        <mi>M</mi>
      </mrow>
    </mrow>
    <annotation encoding="StarMath 5.0">bold g(%sigma_{1},%sigma_{2}) = M</annotation>
  </semantics>
</math>
</file>

<file path=Object 42/content.xml><?xml version="1.0" encoding="utf-8"?>
<math xmlns="http://www.w3.org/1998/Math/MathML">
  <semantics>
    <mrow>
      <mi>W</mi>
      <mi mathvariant="normal">=</mi>
      <msub>
        <mi>V</mi>
        <mn>1</mn>
      </msub>
    </mrow>
    <annotation encoding="StarMath 5.0">W = V_{1}</annotation>
  </semantics>
</math>
</file>

<file path=Object 43/content.xml><?xml version="1.0" encoding="utf-8"?>
<math xmlns="http://www.w3.org/1998/Math/MathML">
  <semantics>
    <mrow>
      <mi>F</mi>
      <mi mathvariant="normal">=</mi>
      <mrow>
        <mi stretchy="false" mathvariant="normal">{</mi>
        <mrow>
          <mrow>
            <mrow>
              <mo stretchy="false">(</mo>
              <mrow>
                <mi>u</mi>
                <mi>,</mi>
                <mi>v</mi>
              </mrow>
              <mo stretchy="false">)</mo>
            </mrow>
            <mi mathvariant="normal">∈</mi>
            <mrow>
              <mi>W</mi>
              <mi mathvariant="normal">×</mi>
              <mi>W</mi>
            </mrow>
          </mrow>
          <mrow>
            <mi/>
            <mi mathvariant="normal">∣</mi>
            <mi/>
          </mrow>
          <mi>k</mi>
          <mrow>
            <mrow>
              <mo stretchy="false">(</mo>
              <mrow>
                <mi>r</mi>
                <mrow>
                  <mo stretchy="false">(</mo>
                  <mi>u</mi>
                  <mo stretchy="false">)</mo>
                </mrow>
                <mi>,</mi>
                <mi>r</mi>
                <mrow>
                  <mo stretchy="false">(</mo>
                  <mi>v</mi>
                  <mo stretchy="false">)</mo>
                </mrow>
              </mrow>
              <mo stretchy="false">)</mo>
            </mrow>
            <mo stretchy="false">&lt;</mo>
            <mi>k</mi>
          </mrow>
          <mrow>
            <mo stretchy="false">(</mo>
            <mrow>
              <mi>r</mi>
              <mrow>
                <mo stretchy="false">(</mo>
                <mi>v</mi>
                <mo stretchy="false">)</mo>
              </mrow>
              <mi>,</mi>
              <mi>r</mi>
              <mrow>
                <mo stretchy="false">(</mo>
                <mi>u</mi>
                <mo stretchy="false">)</mo>
              </mrow>
            </mrow>
            <mo stretchy="false">)</mo>
          </mrow>
        </mrow>
        <mi stretchy="false" mathvariant="normal">}</mi>
      </mrow>
    </mrow>
    <annotation encoding="StarMath 5.0">F = lbrace (u,v) in W times W ~ divides ~ k(r(u),r(v)) &lt; k(r(v),r(u)) rbrace
</annotation>
  </semantics>
</math>
</file>

<file path=Object 44/content.xml><?xml version="1.0" encoding="utf-8"?>
<math xmlns="http://www.w3.org/1998/Math/MathML">
  <semantics>
    <mrow>
      <mi>p</mi>
      <mi mathvariant="normal">:</mi>
      <mi>F</mi>
      <mo stretchy="false">→</mo>
      <mi>N</mi>
    </mrow>
    <annotation encoding="StarMath 5.0">p: F rightarrow N</annotation>
  </semantics>
</math>
</file>

<file path=Object 45/content.xml><?xml version="1.0" encoding="utf-8"?>
<math xmlns="http://www.w3.org/1998/Math/MathML">
  <semantics>
    <mrow>
      <mi>p</mi>
      <mrow>
        <mrow>
          <mo stretchy="false">(</mo>
          <mrow>
            <mi>u</mi>
            <mi>,</mi>
            <mi>v</mi>
          </mrow>
          <mo stretchy="false">)</mo>
        </mrow>
        <mi mathvariant="normal">=</mi>
        <mi>k</mi>
      </mrow>
      <mrow>
        <mrow>
          <mo stretchy="false">(</mo>
          <mrow>
            <mi>r</mi>
            <mrow>
              <mo stretchy="false">(</mo>
              <mi>v</mi>
              <mo stretchy="false">)</mo>
            </mrow>
            <mi>,</mi>
            <mi>r</mi>
            <mrow>
              <mo stretchy="false">(</mo>
              <mi>u</mi>
              <mo stretchy="false">)</mo>
            </mrow>
          </mrow>
          <mo stretchy="false">)</mo>
        </mrow>
        <mi mathvariant="normal">−</mi>
        <mi>k</mi>
      </mrow>
      <mrow>
        <mo stretchy="false">(</mo>
        <mrow>
          <mi>r</mi>
          <mrow>
            <mo stretchy="false">(</mo>
            <mi>u</mi>
            <mo stretchy="false">)</mo>
          </mrow>
          <mi>,</mi>
          <mi>r</mi>
          <mrow>
            <mo stretchy="false">(</mo>
            <mi>v</mi>
            <mo stretchy="false">)</mo>
          </mrow>
        </mrow>
        <mo stretchy="false">)</mo>
      </mrow>
    </mrow>
    <annotation encoding="StarMath 5.0">p(u,v) = k(r(v),r(u)) - k(r(u),r(v))</annotation>
  </semantics>
</math>
</file>

<file path=Object 46/content.xml><?xml version="1.0" encoding="utf-8"?>
<math xmlns="http://www.w3.org/1998/Math/MathML">
  <semantics>
    <mrow>
      <mi>p</mi>
      <mrow>
        <mrow>
          <mo stretchy="false">(</mo>
          <mrow>
            <mi>u</mi>
            <mi>,</mi>
            <mi>v</mi>
          </mrow>
          <mo stretchy="false">)</mo>
        </mrow>
        <mi mathvariant="normal">∈</mi>
        <mi>F</mi>
      </mrow>
    </mrow>
    <annotation encoding="StarMath 5.0">p(u,v) in F</annotation>
  </semantics>
</math>
</file>

<file path=Object 47/content.xml><?xml version="1.0" encoding="utf-8"?>
<math xmlns="http://www.w3.org/1998/Math/MathML">
  <semantics>
    <mrow>
      <mi>N</mi>
      <mi mathvariant="normal">=</mi>
      <mrow>
        <mi stretchy="false" mathvariant="normal">{</mi>
        <mrow>
          <mn>1,2,</mn>
          <mi mathvariant="normal">⋯</mi>
        </mrow>
        <mi stretchy="false" mathvariant="normal">}</mi>
      </mrow>
    </mrow>
    <annotation encoding="StarMath 5.0">N = lbrace 1,2, dotsaxis rbrace</annotation>
  </semantics>
</math>
</file>

<file path=Object 48/content.xml><?xml version="1.0" encoding="utf-8"?>
<math xmlns="http://www.w3.org/1998/Math/MathML">
  <semantics>
    <mrow>
      <mrow>
        <mrow>
          <msubsup>
            <mi>B</mi>
            <msub>
              <mn>1s</mn>
              <mn>1</mn>
            </msub>
            <mi>R</mi>
          </msubsup>
          <mi mathvariant="normal">≤</mi>
          <msubsup>
            <mi>B</mi>
            <msub>
              <mn>1s</mn>
              <mn>2</mn>
            </msub>
            <mi>R</mi>
          </msubsup>
        </mrow>
        <mi mathvariant="normal">≤</mi>
        <mi mathvariant="normal">⋯</mi>
      </mrow>
      <mi mathvariant="normal">≤</mi>
      <msubsup>
        <mi>B</mi>
        <msub>
          <mn>1s</mn>
          <mfenced open="∣" close="∣">
            <msub>
              <mi>V</mi>
              <mn>1</mn>
            </msub>
          </mfenced>
        </msub>
        <mi>R</mi>
      </msubsup>
    </mrow>
    <annotation encoding="StarMath 5.0">B^{R}_{1s_{1}} &lt;= B^{R}_{1s_{2}} &lt;= dotsaxis &lt;= B^{R}_{1s_{abs{V_{1}}}} 
</annotation>
  </semantics>
</math>
</file>

<file path=Object 49/content.xml><?xml version="1.0" encoding="utf-8"?>
<math xmlns="http://www.w3.org/1998/Math/MathML">
  <semantics>
    <mrow>
      <msubsup>
        <mi>B</mi>
        <mn>1k</mn>
        <mi>r</mi>
      </msubsup>
      <mi>,</mi>
      <mi/>
      <mrow>
        <mi>k</mi>
        <mi mathvariant="normal">=</mi>
        <mn>1,</mn>
      </mrow>
      <mi mathvariant="normal">⋯</mi>
      <mi>,</mi>
      <mfenced open="∣" close="∣">
        <msub>
          <mi>V</mi>
          <mn>1</mn>
        </msub>
      </mfenced>
    </mrow>
    <annotation encoding="StarMath 5.0">B^{r}_{1k}, ~ k=1,dotsaxis,abs{V_{1}}</annotation>
  </semantics>
</math>
</file>

<file path=Object 5/content.xml><?xml version="1.0" encoding="utf-8"?>
<math xmlns="http://www.w3.org/1998/Math/MathML">
  <semantics>
    <mrow>
      <mrow>
        <mi>E</mi>
        <mi mathvariant="normal">=</mi>
        <msub>
          <mi>E</mi>
          <mn>1</mn>
        </msub>
      </mrow>
      <mrow>
        <mi/>
        <mi mathvariant="normal">∪</mi>
        <mi/>
      </mrow>
      <msub>
        <mi>E</mi>
        <mn>2</mn>
      </msub>
      <mrow>
        <mi/>
        <mi mathvariant="normal">∪</mi>
        <mi/>
      </mrow>
      <mi mathvariant="normal">⋯</mi>
      <mrow>
        <mi/>
        <mi mathvariant="normal">∪</mi>
        <mi/>
      </mrow>
      <msub>
        <mi>E</mi>
        <mrow>
          <mi>n</mi>
          <mi mathvariant="normal">−</mi>
          <mn>1</mn>
        </mrow>
      </msub>
      <mi/>
      <mrow>
        <mo stretchy="false">(</mo>
        <mrow>
          <msub>
            <mi>E</mi>
            <mi>i</mi>
          </msub>
          <mrow>
            <mi/>
            <mi mathvariant="normal">∩</mi>
            <mi/>
          </mrow>
          <msub>
            <mi>E</mi>
            <mi>j</mi>
          </msub>
          <mrow>
            <mi/>
            <mi mathvariant="normal">=</mi>
            <mi/>
          </mrow>
          <mi mathvariant="normal">∅</mi>
          <mi>,</mi>
          <mi/>
          <mi>i</mi>
          <mrow>
            <mi/>
            <mi mathvariant="normal">≠</mi>
            <mi/>
          </mrow>
          <mi>j</mi>
        </mrow>
        <mo stretchy="false">)</mo>
      </mrow>
    </mrow>
    <annotation encoding="StarMath 5.0">E = E_{1} ` union ` E_{2} ` union ` dotsaxis ` union ` E_{n-1}~~(E_{i} ` intersection `  E_{j} ` = ` emptyset , ` i ` &lt;&gt; ` j )</annotation>
  </semantics>
</math>
</file>

<file path=Object 50/content.xml><?xml version="1.0" encoding="utf-8"?>
<math xmlns="http://www.w3.org/1998/Math/MathML">
  <semantics>
    <msub>
      <mo stretchy="false">σ</mo>
      <mn>1</mn>
    </msub>
    <annotation encoding="StarMath 5.0">%sigma_{1}</annotation>
  </semantics>
</math>
</file>

<file path=Object 51/content.xml><?xml version="1.0" encoding="utf-8"?>
<math xmlns="http://www.w3.org/1998/Math/MathML">
  <semantics>
    <mrow>
      <mo stretchy="false">σ</mo>
      <msub>
        <mi>'</mi>
        <mn>1</mn>
      </msub>
    </mrow>
    <annotation encoding="StarMath 5.0">%sigma'_{1}</annotation>
  </semantics>
</math>
</file>

<file path=Object 52/content.xml><?xml version="1.0" encoding="utf-8"?>
<math xmlns="http://www.w3.org/1998/Math/MathML">
  <semantics>
    <mrow>
      <mo stretchy="false">σ</mo>
      <mrow>
        <msub>
          <mi>'</mi>
          <mn>1</mn>
        </msub>
        <mi mathvariant="normal">=</mi>
        <msub>
          <mi>v</mi>
          <msub>
            <mi>s</mi>
            <mn>1</mn>
          </msub>
        </msub>
      </mrow>
      <msub>
        <mi>v</mi>
        <msub>
          <mi>s</mi>
          <mn>2</mn>
        </msub>
      </msub>
      <mi mathvariant="normal">⋯</mi>
      <msub>
        <mi>v</mi>
        <msub>
          <mi>s</mi>
          <mfenced open="∣" close="∣">
            <msub>
              <mi>V</mi>
              <mi>i</mi>
            </msub>
          </mfenced>
        </msub>
      </msub>
    </mrow>
    <annotation encoding="StarMath 5.0">%sigma'_{1} = v_{s_{1}}v_{s_{2}} dotsaxis v_{s_{abs{V_{i}}}}
</annotation>
  </semantics>
</math>
</file>

<file path=Object 53/content.xml><?xml version="1.0" encoding="utf-8"?>
<math xmlns="http://www.w3.org/1998/Math/MathML">
  <semantics>
    <mrow>
      <mrow>
        <mrow>
          <mi>M</mi>
          <mi mathvariant="normal">∗</mi>
          <mi mathvariant="normal">:</mi>
        </mrow>
        <mi mathvariant="normal">=</mi>
        <msub>
          <mi>M</mi>
          <mn>0</mn>
        </msub>
      </mrow>
      <mi>,</mi>
      <mi/>
      <mrow>
        <mrow>
          <mi>K</mi>
          <mi mathvariant="normal">∗</mi>
          <mi mathvariant="normal">:</mi>
        </mrow>
        <mi mathvariant="normal">=</mi>
        <mi>K</mi>
      </mrow>
      <mrow>
        <mo stretchy="false">(</mo>
        <msub>
          <mi>M</mi>
          <mn>0</mn>
        </msub>
        <mo stretchy="false">)</mo>
      </mrow>
    </mrow>
    <annotation encoding="StarMath 5.0">M* := M_{0},`K* :=K(M_{0})</annotation>
  </semantics>
</math>
</file>

<file path=Object 54/content.xml><?xml version="1.0" encoding="utf-8"?>
<math xmlns="http://www.w3.org/1998/Math/MathML">
  <semantics>
    <mrow>
      <msub>
        <mi>M</mi>
        <mn>1</mn>
      </msub>
      <mrow>
        <mi mathvariant="normal">:</mi>
        <mi mathvariant="normal">=</mi>
        <msub>
          <mo stretchy="false">β</mo>
          <mi>R</mi>
        </msub>
      </mrow>
      <mrow>
        <mo stretchy="false">(</mo>
        <msub>
          <mi>M</mi>
          <mn>0</mn>
        </msub>
        <mo stretchy="false">)</mo>
      </mrow>
    </mrow>
    <annotation encoding="StarMath 5.0">M_{1} := %beta_{R}(M_{0}) </annotation>
  </semantics>
</math>
</file>

<file path=Object 55/content.xml><?xml version="1.0" encoding="utf-8"?>
<math xmlns="http://www.w3.org/1998/Math/MathML">
  <semantics>
    <mrow>
      <mi>K</mi>
      <mrow>
        <mrow>
          <mo stretchy="false">(</mo>
          <msub>
            <mi>M</mi>
            <mn>1</mn>
          </msub>
          <mo stretchy="false">)</mo>
        </mrow>
        <mo stretchy="false">&lt;</mo>
        <mrow>
          <mi>K</mi>
          <mi mathvariant="normal">∗</mi>
        </mrow>
      </mrow>
    </mrow>
    <annotation encoding="StarMath 5.0">K(M_{1}) &lt; K*{}</annotation>
  </semantics>
</math>
</file>

<file path=Object 56/content.xml><?xml version="1.0" encoding="utf-8"?>
<math xmlns="http://www.w3.org/1998/Math/MathML">
  <semantics>
    <mrow>
      <mrow>
        <mi>M</mi>
        <mi mathvariant="normal">∗</mi>
      </mrow>
      <mrow>
        <mi mathvariant="normal">:</mi>
        <mi mathvariant="normal">=</mi>
        <msub>
          <mi>M</mi>
          <mn>1</mn>
        </msub>
      </mrow>
    </mrow>
    <annotation encoding="StarMath 5.0">M*{} :=M_{1}</annotation>
  </semantics>
</math>
</file>

<file path=Object 57/content.xml><?xml version="1.0" encoding="utf-8"?>
<math xmlns="http://www.w3.org/1998/Math/MathML">
  <semantics>
    <mrow>
      <mrow>
        <mi>K</mi>
        <mi mathvariant="normal">∗</mi>
      </mrow>
      <mrow>
        <mi mathvariant="normal">:</mi>
        <mi mathvariant="normal">=</mi>
        <mi>K</mi>
      </mrow>
      <mrow>
        <mo stretchy="false">(</mo>
        <msub>
          <mi>M</mi>
          <mn>1</mn>
        </msub>
        <mo stretchy="false">)</mo>
      </mrow>
    </mrow>
    <annotation encoding="StarMath 5.0"> K*{} := K(M_{1})</annotation>
  </semantics>
</math>
</file>

<file path=Object 58/content.xml><?xml version="1.0" encoding="utf-8"?>
<math xmlns="http://www.w3.org/1998/Math/MathML">
  <semantics>
    <mrow>
      <msub>
        <mi>M</mi>
        <mn>2</mn>
      </msub>
      <mrow>
        <mi mathvariant="normal">:</mi>
        <mi mathvariant="normal">=</mi>
        <msub>
          <mo stretchy="false">β</mo>
          <mi>C</mi>
        </msub>
      </mrow>
      <mrow>
        <mo stretchy="false">(</mo>
        <msub>
          <mi>M</mi>
          <mn>1</mn>
        </msub>
        <mo stretchy="false">)</mo>
      </mrow>
    </mrow>
    <annotation encoding="StarMath 5.0">M_{2} := %beta_{C}(M_{1})</annotation>
  </semantics>
</math>
</file>

<file path=Object 59/content.xml><?xml version="1.0" encoding="utf-8"?>
<math xmlns="http://www.w3.org/1998/Math/MathML">
  <semantics>
    <mrow>
      <mi>K</mi>
      <mrow>
        <mrow>
          <mo stretchy="false">(</mo>
          <msub>
            <mi>M</mi>
            <mn>2</mn>
          </msub>
          <mo stretchy="false">)</mo>
        </mrow>
        <mo stretchy="false">&lt;</mo>
        <mrow>
          <mi>K</mi>
          <mi mathvariant="normal">∗</mi>
        </mrow>
      </mrow>
    </mrow>
    <annotation encoding="StarMath 5.0">K(M_{2}) &lt; K*{}</annotation>
  </semantics>
</math>
</file>

<file path=Object 6/content.xml><?xml version="1.0" encoding="utf-8"?>
<math xmlns="http://www.w3.org/1998/Math/MathML">
  <semantics>
    <mrow>
      <msup>
        <mi>M</mi>
        <mrow>
          <mo stretchy="false">(</mo>
          <mi>i</mi>
          <mo stretchy="false">)</mo>
        </mrow>
      </msup>
      <mrow>
        <mi/>
        <mi mathvariant="normal">=</mi>
        <mi/>
      </mrow>
      <mi>M</mi>
      <mrow>
        <mo stretchy="false">(</mo>
        <mrow>
          <msub>
            <mo stretchy="false">σ</mo>
            <mi>i</mi>
          </msub>
          <mi>,</mi>
          <msub>
            <mo stretchy="false">σ</mo>
            <mrow>
              <mi>i</mi>
              <mo stretchy="false">+</mo>
              <mn>1</mn>
            </mrow>
          </msub>
        </mrow>
        <mo stretchy="false">)</mo>
      </mrow>
    </mrow>
    <annotation encoding="StarMath 5.0">M^{(i)} ` = ` M( %sigma_{i}, %sigma_{i+1}) </annotation>
  </semantics>
</math>
</file>

<file path=Object 60/content.xml><?xml version="1.0" encoding="utf-8"?>
<math xmlns="http://www.w3.org/1998/Math/MathML">
  <semantics>
    <mrow>
      <mrow>
        <mi>M</mi>
        <mi mathvariant="normal">∗</mi>
      </mrow>
      <mrow>
        <mi mathvariant="normal">:</mi>
        <mi mathvariant="normal">=</mi>
        <msub>
          <mi>M</mi>
          <mn>2</mn>
        </msub>
      </mrow>
    </mrow>
    <annotation encoding="StarMath 5.0">M*{} :=M_{2}</annotation>
  </semantics>
</math>
</file>

<file path=Object 61/content.xml><?xml version="1.0" encoding="utf-8"?>
<math xmlns="http://www.w3.org/1998/Math/MathML">
  <semantics>
    <mrow>
      <mrow>
        <mi>K</mi>
        <mi mathvariant="normal">∗</mi>
      </mrow>
      <mrow>
        <mi mathvariant="normal">:</mi>
        <mi mathvariant="normal">=</mi>
        <mi>K</mi>
      </mrow>
      <mrow>
        <mo stretchy="false">(</mo>
        <msub>
          <mi>M</mi>
          <mn>2</mn>
        </msub>
        <mo stretchy="false">)</mo>
      </mrow>
    </mrow>
    <annotation encoding="StarMath 5.0"> K*{} := K(M_{2})</annotation>
  </semantics>
</math>
</file>

<file path=Object 62/content.xml><?xml version="1.0" encoding="utf-8"?>
<math xmlns="http://www.w3.org/1998/Math/MathML">
  <semantics>
    <msub>
      <mi>M</mi>
      <mn>0</mn>
    </msub>
    <annotation encoding="StarMath 5.0">M_{0}</annotation>
  </semantics>
</math>
</file>

<file path=Object 63/content.xml><?xml version="1.0" encoding="utf-8"?>
<math xmlns="http://www.w3.org/1998/Math/MathML">
  <semantics>
    <msub>
      <mi>M</mi>
      <mn>2</mn>
    </msub>
    <annotation encoding="StarMath 5.0">M_{2}</annotation>
  </semantics>
</math>
</file>

<file path=Object 64/content.xml><?xml version="1.0" encoding="utf-8"?>
<math xmlns="http://www.w3.org/1998/Math/MathML">
  <semantics>
    <mrow>
      <msub>
        <mi>M</mi>
        <mn>3</mn>
      </msub>
      <mrow>
        <mi mathvariant="normal">:</mi>
        <mi mathvariant="normal">=</mi>
        <mstyle mathvariant="bold">
          <mrow>
            <msub>
              <mi>R</mi>
              <mi>R</mi>
            </msub>
          </mrow>
        </mstyle>
      </mrow>
      <mrow>
        <mo stretchy="false">(</mo>
        <msub>
          <mi>M</mi>
          <mn>2</mn>
        </msub>
        <mo stretchy="false">)</mo>
      </mrow>
    </mrow>
    <annotation encoding="StarMath 5.0">M_{3} := bold R_{R}(M_{2})</annotation>
  </semantics>
</math>
</file>

<file path=Object 65/content.xml><?xml version="1.0" encoding="utf-8"?>
<math xmlns="http://www.w3.org/1998/Math/MathML">
  <semantics>
    <mrow>
      <msub>
        <mi>M</mi>
        <mn>0</mn>
      </msub>
      <mrow>
        <mi mathvariant="normal">:</mi>
        <mi mathvariant="normal">=</mi>
        <msub>
          <mi>M</mi>
          <mn>3</mn>
        </msub>
      </mrow>
    </mrow>
    <annotation encoding="StarMath 5.0">M_{0} := M_{3}</annotation>
  </semantics>
</math>
</file>

<file path=Object 66/content.xml><?xml version="1.0" encoding="utf-8"?>
<math xmlns="http://www.w3.org/1998/Math/MathML">
  <semantics>
    <msub>
      <mi>M</mi>
      <mn>3</mn>
    </msub>
    <annotation encoding="StarMath 5.0">M_{3}</annotation>
  </semantics>
</math>
</file>

<file path=Object 67/content.xml><?xml version="1.0" encoding="utf-8"?>
<math xmlns="http://www.w3.org/1998/Math/MathML">
  <semantics>
    <mrow>
      <msub>
        <mi>M</mi>
        <mn>4</mn>
      </msub>
      <mrow>
        <mi mathvariant="normal">:</mi>
        <mi mathvariant="normal">=</mi>
        <mstyle mathvariant="bold">
          <mrow>
            <msub>
              <mi>R</mi>
              <mi>C</mi>
            </msub>
          </mrow>
        </mstyle>
      </mrow>
      <mrow>
        <mo stretchy="false">(</mo>
        <msub>
          <mi>M</mi>
          <mn>3</mn>
        </msub>
        <mo stretchy="false">)</mo>
      </mrow>
    </mrow>
    <annotation encoding="StarMath 5.0">M_{4} := bold R_{C}(M_{3})</annotation>
  </semantics>
</math>
</file>

<file path=Object 68/content.xml><?xml version="1.0" encoding="utf-8"?>
<math xmlns="http://www.w3.org/1998/Math/MathML">
  <semantics>
    <msub>
      <mi>M</mi>
      <mn>4</mn>
    </msub>
    <annotation encoding="StarMath 5.0">M_{4}</annotation>
  </semantics>
</math>
</file>

<file path=Object 69/content.xml><?xml version="1.0" encoding="utf-8"?>
<math xmlns="http://www.w3.org/1998/Math/MathML">
  <semantics>
    <mrow>
      <msub>
        <mi>M</mi>
        <mn>0</mn>
      </msub>
      <mrow>
        <mi mathvariant="normal">:</mi>
        <mi mathvariant="normal">=</mi>
        <msub>
          <mi>M</mi>
          <mn>4</mn>
        </msub>
      </mrow>
    </mrow>
    <annotation encoding="StarMath 5.0">M_{0} := M_{4}</annotation>
  </semantics>
</math>
</file>

<file path=Object 7/content.xml><?xml version="1.0" encoding="utf-8"?>
<math xmlns="http://www.w3.org/1998/Math/MathML">
  <semantics>
    <mrow>
      <msub>
        <mo stretchy="false">σ</mo>
        <mi>i</mi>
      </msub>
      <mrow>
        <mi/>
        <mi mathvariant="normal">=</mi>
        <mi/>
      </mrow>
      <msub>
        <mi>v</mi>
        <mn>1</mn>
      </msub>
      <mi mathvariant="normal">⋯</mi>
      <msub>
        <mi>v</mi>
        <mi>j</mi>
      </msub>
      <mi mathvariant="normal">⋯</mi>
      <msub>
        <mi>v</mi>
        <mi>k</mi>
      </msub>
      <mi mathvariant="normal">⋯</mi>
      <msub>
        <mi>v</mi>
        <mfenced open="∣" close="∣">
          <msub>
            <mi>V</mi>
            <mi>i</mi>
          </msub>
        </mfenced>
      </msub>
    </mrow>
    <annotation encoding="StarMath 5.0">%sigma_{i} ` = ` v_{1} dotsaxis v_{j} dotsaxis v_{k} dotsaxis v_{abs{V_{i}}}</annotation>
  </semantics>
</math>
</file>

<file path=Object 70/content.xml><?xml version="1.0" encoding="utf-8"?>
<math xmlns="http://www.w3.org/1998/Math/MathML">
  <semantics>
    <mrow>
      <mstyle mathvariant="bold">
        <mrow>
          <msub>
            <mi>R</mi>
            <mi>R</mi>
          </msub>
        </mrow>
      </mstyle>
      <mrow>
        <mo stretchy="false">(</mo>
        <mi>M</mi>
        <mo stretchy="false">)</mo>
      </mrow>
    </mrow>
    <annotation encoding="StarMath 5.0">bold R_{R}(M)</annotation>
  </semantics>
</math>
</file>

<file path=Object 71/content.xml><?xml version="1.0" encoding="utf-8"?>
<math xmlns="http://www.w3.org/1998/Math/MathML">
  <semantics>
    <mrow>
      <mstyle mathvariant="bold">
        <mrow>
          <msub>
            <mi>R</mi>
            <mi>C</mi>
          </msub>
        </mrow>
      </mstyle>
      <mrow>
        <mo stretchy="false">(</mo>
        <mi>M</mi>
        <mo stretchy="false">)</mo>
      </mrow>
    </mrow>
    <annotation encoding="StarMath 5.0">bold R_{C}(M)</annotation>
  </semantics>
</math>
</file>

<file path=Object 72/content.xml><?xml version="1.0" encoding="utf-8"?>
<math xmlns="http://www.w3.org/1998/Math/MathML">
  <semantics>
    <msub>
      <mi>M</mi>
      <mn>0</mn>
    </msub>
    <annotation encoding="StarMath 5.0">M_{0}</annotation>
  </semantics>
</math>
</file>

<file path=Object 73/content.xml><?xml version="1.0" encoding="utf-8"?>
<math xmlns="http://www.w3.org/1998/Math/MathML">
  <semantics>
    <mrow>
      <mstyle mathvariant="bold">
        <mrow>
          <mi>g</mi>
        </mrow>
      </mstyle>
      <mrow>
        <mo stretchy="false">(</mo>
        <mrow>
          <msub>
            <mo stretchy="false">σ</mo>
            <mn>1</mn>
          </msub>
          <mi>,</mi>
          <mi mathvariant="normal">⋯</mi>
          <mi>,</mi>
          <msub>
            <mo stretchy="false">σ</mo>
            <mi>n</mi>
          </msub>
        </mrow>
        <mo stretchy="false">)</mo>
      </mrow>
      <mrow>
        <mi/>
        <mi mathvariant="normal">=</mi>
        <mi/>
      </mrow>
      <mi>M</mi>
      <mrow>
        <mo stretchy="false">(</mo>
        <mrow>
          <msub>
            <mo stretchy="false">σ</mo>
            <mn>1</mn>
          </msub>
          <mi>,</mi>
          <msub>
            <mo stretchy="false">σ</mo>
            <mn>2</mn>
          </msub>
        </mrow>
        <mo stretchy="false">)</mo>
      </mrow>
      <mi>M</mi>
      <mrow>
        <mo stretchy="false">(</mo>
        <mrow>
          <msub>
            <mo stretchy="false">σ</mo>
            <mn>2</mn>
          </msub>
          <mi>,</mi>
          <msub>
            <mo stretchy="false">σ</mo>
            <mn>3</mn>
          </msub>
        </mrow>
        <mo stretchy="false">)</mo>
      </mrow>
      <mi/>
      <mi mathvariant="normal">⋯</mi>
      <mi/>
      <mi>M</mi>
      <mrow>
        <mo stretchy="false">(</mo>
        <mrow>
          <msub>
            <mo stretchy="false">σ</mo>
            <mrow>
              <mi>n</mi>
              <mi mathvariant="normal">−</mi>
              <mn>1</mn>
            </mrow>
          </msub>
          <mi>,</mi>
          <msub>
            <mo stretchy="false">σ</mo>
            <mi>n</mi>
          </msub>
        </mrow>
        <mo stretchy="false">)</mo>
      </mrow>
    </mrow>
    <annotation encoding="StarMath 5.0">bold{g}(%sigma_{1},dotsaxis,%sigma_{n})`=`M(%sigma_{1},%sigma_{2})M(%sigma_{2},%sigma_{3})`dotsaxis`M(%sigma_{n-1},%sigma_{n})  </annotation>
  </semantics>
</math>
</file>

<file path=Object 74/content.xml><?xml version="1.0" encoding="utf-8"?>
<math xmlns="http://www.w3.org/1998/Math/MathML">
  <semantics>
    <mrow>
      <mi>n</mi>
      <mo stretchy="false">≥</mo>
      <mn>3</mn>
    </mrow>
    <annotation encoding="StarMath 5.0">n geslant 3</annotation>
  </semantics>
</math>
</file>

<file path=Object 75/content.xml><?xml version="1.0" encoding="utf-8"?>
<math xmlns="http://www.w3.org/1998/Math/MathML">
  <semantics>
    <mrow>
      <mi mathvariant="italic">minimize</mi>
      <mi>f</mi>
      <mrow>
        <mrow>
          <mo stretchy="false">(</mo>
          <mi>z</mi>
          <mo stretchy="false">)</mo>
        </mrow>
        <mi mathvariant="normal">=</mi>
        <mrow>
          <mrow>
            <mrow>
              <msub>
                <mi>z</mi>
                <mn>1</mn>
              </msub>
              <mo stretchy="false">+</mo>
              <msub>
                <mi>z</mi>
                <mn>2</mn>
              </msub>
            </mrow>
            <mo stretchy="false">+</mo>
            <mi mathvariant="normal">⋯</mi>
          </mrow>
          <mo stretchy="false">+</mo>
          <msub>
            <mi>z</mi>
            <mrow>
              <mi>n</mi>
              <mi mathvariant="normal">−</mi>
              <mn>1</mn>
            </mrow>
          </msub>
        </mrow>
      </mrow>
    </mrow>
    <annotation encoding="StarMath 5.0">minimize f(z) = z_{1} + z_{2} + dotsaxis + z_{n-1}
</annotation>
  </semantics>
</math>
</file>

<file path=Object 76/content.xml><?xml version="1.0" encoding="utf-8"?>
<math xmlns="http://www.w3.org/1998/Math/MathML">
  <semantics>
    <mtable>
      <mtr>
        <mtd>
          <mrow>
            <mrow>
              <msub>
                <mi>z</mi>
                <mn>1</mn>
              </msub>
              <mi mathvariant="normal">=</mi>
              <mi>K</mi>
            </mrow>
            <mrow>
              <mo stretchy="false">(</mo>
              <mrow>
                <mi>M</mi>
                <mrow>
                  <mo stretchy="false">(</mo>
                  <mrow>
                    <msub>
                      <mo stretchy="false">σ</mo>
                      <mi>i</mi>
                    </msub>
                    <mi>,</mi>
                    <msub>
                      <mo stretchy="false">σ</mo>
                      <mrow>
                        <mi>i</mi>
                        <mo stretchy="false">+</mo>
                        <mn>1</mn>
                      </mrow>
                    </msub>
                  </mrow>
                  <mo stretchy="false">)</mo>
                </mrow>
              </mrow>
              <mo stretchy="false">)</mo>
            </mrow>
            <mi>,</mi>
            <mi/>
            <mrow>
              <mi>i</mi>
              <mi mathvariant="normal">=</mi>
              <mn>1,</mn>
            </mrow>
            <mi mathvariant="normal">⋯</mi>
            <mi>,</mi>
            <mrow>
              <mi>n</mi>
              <mi mathvariant="normal">−</mi>
              <mn>1</mn>
            </mrow>
          </mrow>
        </mtd>
      </mtr>
      <mtr>
        <mtd>
          <mrow>
            <mrow>
              <msub>
                <mo stretchy="false">σ</mo>
                <mi>i</mi>
              </msub>
              <mi mathvariant="normal">∈</mi>
              <msub>
                <mi>S</mi>
                <mi>i</mi>
              </msub>
            </mrow>
            <mi>,</mi>
            <mi/>
            <mrow>
              <mi>i</mi>
              <mi mathvariant="normal">=</mi>
              <mn>1,</mn>
            </mrow>
            <mi mathvariant="normal">⋯</mi>
            <mi>,</mi>
            <mi>n</mi>
          </mrow>
        </mtd>
      </mtr>
    </mtable>
    <annotation encoding="StarMath 5.0">z_{1} = K(M(%sigma_{i},%sigma_{i+1})), ~~~ i=1, dotsaxis, n-1
newline 
%sigma_{i} in S_{i}, ~~~ i=1,dotsaxis,n</annotation>
  </semantics>
</math>
</file>

<file path=Object 77/content.xml><?xml version="1.0" encoding="utf-8"?>
<math xmlns="http://www.w3.org/1998/Math/MathML">
  <semantics>
    <mrow>
      <mrow>
        <mo stretchy="false">(</mo>
        <msub>
          <mi>P</mi>
          <mi>i</mi>
        </msub>
        <mo stretchy="false">)</mo>
      </mrow>
      <mi mathvariant="normal">:</mi>
      <mi mathvariant="italic">min</mi>
      <mrow>
        <mi stretchy="false" mathvariant="normal">{</mi>
        <mrow>
          <mrow>
            <mi>K</mi>
            <mrow>
              <mo stretchy="false">(</mo>
              <mrow>
                <mi>M</mi>
                <mrow>
                  <mo stretchy="false">(</mo>
                  <mrow>
                    <msub>
                      <mo stretchy="false">σ</mo>
                      <mi>i</mi>
                    </msub>
                    <mi>,</mi>
                    <msub>
                      <mo stretchy="false">σ</mo>
                      <mrow>
                        <mi>i</mi>
                        <mo stretchy="false">+</mo>
                        <mn>1</mn>
                      </mrow>
                    </msub>
                  </mrow>
                  <mo stretchy="false">)</mo>
                </mrow>
              </mrow>
              <mo stretchy="false">)</mo>
            </mrow>
          </mrow>
          <mi mathvariant="normal">∣</mi>
          <mrow>
            <mi/>
            <mrow>
              <msub>
                <mo stretchy="false">σ</mo>
                <mi>i</mi>
              </msub>
              <mi mathvariant="normal">∈</mi>
              <msub>
                <mi>S</mi>
                <mi>i</mi>
              </msub>
            </mrow>
            <mi>,</mi>
            <mi/>
            <mrow>
              <msub>
                <mo stretchy="false">σ</mo>
                <mrow>
                  <mi>i</mi>
                  <mo stretchy="false">+</mo>
                  <mn>1</mn>
                </mrow>
              </msub>
              <mi mathvariant="normal">∈</mi>
              <msub>
                <mi>S</mi>
                <mrow>
                  <mi>i</mi>
                  <mo stretchy="false">+</mo>
                  <mn>1</mn>
                </mrow>
              </msub>
            </mrow>
          </mrow>
        </mrow>
        <mi stretchy="false" mathvariant="normal">}</mi>
      </mrow>
      <mrow>
        <mi>i</mi>
        <mi mathvariant="normal">=</mi>
        <mn>1,</mn>
      </mrow>
      <mi mathvariant="normal">⋯</mi>
      <mi>,</mi>
      <mrow>
        <mi>n</mi>
        <mi mathvariant="normal">−</mi>
        <mn>1</mn>
      </mrow>
    </mrow>
    <annotation encoding="StarMath 5.0">(P_{i}): min lbrace  K(M(%sigma_{i},%sigma_{i+1})) mline ` %sigma_{i} in S_{i},` %sigma_{i+1} in S_{i+1}rbrace i=1, dotsaxis, n-1</annotation>
  </semantics>
</math>
</file>

<file path=Object 78/content.xml><?xml version="1.0" encoding="utf-8"?>
<math xmlns="http://www.w3.org/1998/Math/MathML">
  <semantics>
    <mrow>
      <mo stretchy="false">(</mo>
      <msub>
        <mi>P</mi>
        <mi>i</mi>
      </msub>
      <mo stretchy="false">)</mo>
    </mrow>
    <annotation encoding="StarMath 5.0">(P_{i})</annotation>
  </semantics>
</math>
</file>

<file path=Object 79/content.xml><?xml version="1.0" encoding="utf-8"?>
<math xmlns="http://www.w3.org/1998/Math/MathML">
  <semantics>
    <mrow>
      <mo stretchy="false">(</mo>
      <msub>
        <mi>P</mi>
        <mi>i</mi>
      </msub>
      <mo stretchy="false">)</mo>
    </mrow>
    <annotation encoding="StarMath 5.0">(P_{i})</annotation>
  </semantics>
</math>
</file>

<file path=Object 8/content.xml><?xml version="1.0" encoding="utf-8"?>
<math xmlns="http://www.w3.org/1998/Math/MathML">
  <semantics>
    <msup>
      <mi>M</mi>
      <mrow>
        <mo stretchy="false">(</mo>
        <mi>i</mi>
        <mo stretchy="false">)</mo>
      </mrow>
    </msup>
    <annotation encoding="StarMath 5.0">M^{(i)}</annotation>
  </semantics>
</math>
</file>

<file path=Object 80/content.xml><?xml version="1.0" encoding="utf-8"?>
<math xmlns="http://www.w3.org/1998/Math/MathML">
  <semantics>
    <mrow>
      <mo stretchy="false">(</mo>
      <msub>
        <mi>P</mi>
        <mrow>
          <mi>i</mi>
          <mi mathvariant="normal">−</mi>
          <mn>1</mn>
        </mrow>
      </msub>
      <mo stretchy="false">)</mo>
    </mrow>
    <annotation encoding="StarMath 5.0">(P_{i-1})</annotation>
  </semantics>
</math>
</file>

<file path=Object 81/content.xml><?xml version="1.0" encoding="utf-8"?>
<math xmlns="http://www.w3.org/1998/Math/MathML">
  <semantics>
    <mrow>
      <mo stretchy="false">(</mo>
      <msub>
        <mi>P</mi>
        <mrow>
          <mi>i</mi>
          <mo stretchy="false">+</mo>
          <mn>1</mn>
        </mrow>
      </msub>
      <mo stretchy="false">)</mo>
    </mrow>
    <annotation encoding="StarMath 5.0">(P_{i+1})</annotation>
  </semantics>
</math>
</file>

<file path=Object 82/content.xml><?xml version="1.0" encoding="utf-8"?>
<math xmlns="http://www.w3.org/1998/Math/MathML">
  <semantics>
    <mrow>
      <mrow>
        <mo stretchy="false">(</mo>
        <mrow>
          <msubsup>
            <mi>P</mi>
            <mi>i</mi>
            <mi>D</mi>
          </msubsup>
          <mrow>
            <mo stretchy="false">(</mo>
            <msubsup>
              <mo stretchy="false">σ</mo>
              <mi>i</mi>
              <mi mathvariant="normal">✴</mi>
            </msubsup>
            <mo stretchy="false">)</mo>
          </mrow>
        </mrow>
        <mo stretchy="false">)</mo>
      </mrow>
      <mi mathvariant="normal">:</mi>
      <mi mathvariant="italic">min</mi>
      <mrow>
        <mi stretchy="false" mathvariant="normal">{</mi>
        <mrow>
          <mrow>
            <mi>K</mi>
            <mrow>
              <mo stretchy="false">(</mo>
              <mrow>
                <mi>M</mi>
                <mrow>
                  <mo stretchy="false">(</mo>
                  <mrow>
                    <msubsup>
                      <mo stretchy="false">σ</mo>
                      <mi>i</mi>
                      <mi mathvariant="normal">✴</mi>
                    </msubsup>
                    <mi>,</mi>
                    <msub>
                      <mo stretchy="false">σ</mo>
                      <mrow>
                        <mi>i</mi>
                        <mo stretchy="false">+</mo>
                        <mn>1</mn>
                      </mrow>
                    </msub>
                  </mrow>
                  <mo stretchy="false">)</mo>
                </mrow>
              </mrow>
              <mo stretchy="false">)</mo>
            </mrow>
          </mrow>
          <mi mathvariant="normal">∣</mi>
          <mrow>
            <msub>
              <mo stretchy="false">σ</mo>
              <mrow>
                <mi>i</mi>
                <mo stretchy="false">+</mo>
                <mn>1</mn>
              </mrow>
            </msub>
            <mi mathvariant="normal">∈</mi>
            <msub>
              <mi>S</mi>
              <mrow>
                <mi>i</mi>
                <mo stretchy="false">+</mo>
                <mn>1</mn>
              </mrow>
            </msub>
          </mrow>
        </mrow>
        <mi stretchy="false" mathvariant="normal">}</mi>
      </mrow>
    </mrow>
    <annotation encoding="StarMath 5.0">(P_{i}^D(%sigma_{i}^{%star})): min lbrace  K(M(%sigma_{i}^{%star},%sigma_{i+1})) mline %sigma_{i+1} in S_{i+1}rbrace</annotation>
  </semantics>
</math>
</file>

<file path=Object 83/content.xml><?xml version="1.0" encoding="utf-8"?>
<math xmlns="http://www.w3.org/1998/Math/MathML">
  <semantics>
    <mrow>
      <mrow>
        <mo stretchy="false">(</mo>
        <mrow>
          <msubsup>
            <mi>P</mi>
            <mi>i</mi>
            <mi>U</mi>
          </msubsup>
          <mrow>
            <mo stretchy="false">(</mo>
            <msubsup>
              <mo stretchy="false">σ</mo>
              <mrow>
                <mi>i</mi>
                <mo stretchy="false">+</mo>
                <mn>1</mn>
              </mrow>
              <mi mathvariant="normal">✴</mi>
            </msubsup>
            <mo stretchy="false">)</mo>
          </mrow>
        </mrow>
        <mo stretchy="false">)</mo>
      </mrow>
      <mi mathvariant="normal">:</mi>
      <mi mathvariant="italic">min</mi>
      <mrow>
        <mi stretchy="false" mathvariant="normal">{</mi>
        <mrow>
          <mrow>
            <mi>K</mi>
            <mrow>
              <mo stretchy="false">(</mo>
              <mrow>
                <mi>M</mi>
                <mrow>
                  <mo stretchy="false">(</mo>
                  <mrow>
                    <msub>
                      <mo stretchy="false">σ</mo>
                      <mi>i</mi>
                    </msub>
                    <mi>,</mi>
                    <msubsup>
                      <mo stretchy="false">σ</mo>
                      <mrow>
                        <mi>i</mi>
                        <mo stretchy="false">+</mo>
                        <mn>1</mn>
                      </mrow>
                      <mi mathvariant="normal">✴</mi>
                    </msubsup>
                  </mrow>
                  <mo stretchy="false">)</mo>
                </mrow>
              </mrow>
              <mo stretchy="false">)</mo>
            </mrow>
          </mrow>
          <mi mathvariant="normal">∣</mi>
          <mrow>
            <msub>
              <mo stretchy="false">σ</mo>
              <mi>i</mi>
            </msub>
            <mi mathvariant="normal">∈</mi>
            <msub>
              <mi>S</mi>
              <mi>i</mi>
            </msub>
          </mrow>
        </mrow>
        <mi stretchy="false" mathvariant="normal">}</mi>
      </mrow>
    </mrow>
    <annotation encoding="StarMath 5.0">(P_{i}^U(%sigma_{i+1}^{%star})): min lbrace  K(M(%sigma_{i},%sigma_{i+1}^{%star})) mline %sigma_{i} in S_{i}rbrace</annotation>
  </semantics>
</math>
</file>

<file path=Object 84/content.xml><?xml version="1.0" encoding="utf-8"?>
<math xmlns="http://www.w3.org/1998/Math/MathML">
  <semantics>
    <mrow>
      <mrow>
        <mi>i</mi>
        <mi mathvariant="normal">=</mi>
        <mn>1,</mn>
      </mrow>
      <mi mathvariant="normal">⋯</mi>
      <mi>,</mi>
      <mrow>
        <mi>n</mi>
        <mi mathvariant="normal">−</mi>
        <mn>1</mn>
      </mrow>
    </mrow>
    <annotation encoding="StarMath 5.0">i=1, dotsaxis, n-1</annotation>
  </semantics>
</math>
</file>

<file path=Object 85/content.xml><?xml version="1.0" encoding="utf-8"?>
<math xmlns="http://www.w3.org/1998/Math/MathML">
  <semantics>
    <msubsup>
      <mo stretchy="false">σ</mo>
      <mi>i</mi>
      <mi mathvariant="normal">✴</mi>
    </msubsup>
    <annotation encoding="StarMath 5.0">%sigma_{i}^{%star}</annotation>
  </semantics>
</math>
</file>

<file path=Object 86/content.xml><?xml version="1.0" encoding="utf-8"?>
<math xmlns="http://www.w3.org/1998/Math/MathML">
  <semantics>
    <msubsup>
      <mo stretchy="false">σ</mo>
      <mrow>
        <mi>i</mi>
        <mo stretchy="false">+</mo>
        <mn>1</mn>
      </mrow>
      <mi mathvariant="normal">✴</mi>
    </msubsup>
    <annotation encoding="StarMath 5.0">%sigma_{i+1}^{%star}</annotation>
  </semantics>
</math>
</file>

<file path=Object 87/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88/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

<file path=Object 89/content.xml><?xml version="1.0" encoding="utf-8"?>
<math xmlns="http://www.w3.org/1998/Math/MathML">
  <semantics>
    <mrow>
      <mo stretchy="false">(</mo>
      <msub>
        <mi>P</mi>
        <mi>i</mi>
      </msub>
      <mo stretchy="false">)</mo>
    </mrow>
    <annotation encoding="StarMath 5.0">(P_{i})</annotation>
  </semantics>
</math>
</file>

<file path=Object 9/content.xml><?xml version="1.0" encoding="utf-8"?>
<math xmlns="http://www.w3.org/1998/Math/MathML">
  <semantics>
    <mrow>
      <mi>v</mi>
      <mi mathvariant="normal">∈</mi>
      <msub>
        <mi>V</mi>
        <mi>i</mi>
      </msub>
    </mrow>
    <annotation encoding="StarMath 5.0">v in V_{i}</annotation>
  </semantics>
</math>
</file>

<file path=Object 90/content.xml><?xml version="1.0" encoding="utf-8"?>
<math xmlns="http://www.w3.org/1998/Math/MathML">
  <semantics>
    <msubsup>
      <mo stretchy="false">σ</mo>
      <mrow>
        <mi>i</mi>
        <mo stretchy="false">+</mo>
        <mn>1</mn>
      </mrow>
      <mi mathvariant="normal">✴</mi>
    </msubsup>
    <annotation encoding="StarMath 5.0">%sigma_{i+1}^{%star}</annotation>
  </semantics>
</math>
</file>

<file path=Object 91/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92/content.xml><?xml version="1.0" encoding="utf-8"?>
<math xmlns="http://www.w3.org/1998/Math/MathML">
  <semantics>
    <msubsup>
      <mo stretchy="false">σ</mo>
      <mrow>
        <mi>i</mi>
        <mo stretchy="false">+</mo>
        <mn>1</mn>
      </mrow>
      <mi mathvariant="normal">✴</mi>
    </msubsup>
    <annotation encoding="StarMath 5.0">%sigma_{i+1}^{%star}</annotation>
  </semantics>
</math>
</file>

<file path=Object 93/content.xml><?xml version="1.0" encoding="utf-8"?>
<math xmlns="http://www.w3.org/1998/Math/MathML">
  <semantics>
    <mrow>
      <mo stretchy="false">(</mo>
      <mrow>
        <msubsup>
          <mi>P</mi>
          <mrow>
            <mi>i</mi>
            <mo stretchy="false">+</mo>
            <mn>1</mn>
          </mrow>
          <mi>D</mi>
        </msubsup>
        <mrow>
          <mo stretchy="false">(</mo>
          <msubsup>
            <mo stretchy="false">σ</mo>
            <mrow>
              <mi>i</mi>
              <mo stretchy="false">+</mo>
              <mn>1</mn>
            </mrow>
            <mi mathvariant="normal">✴</mi>
          </msubsup>
          <mo stretchy="false">)</mo>
        </mrow>
      </mrow>
      <mo stretchy="false">)</mo>
    </mrow>
    <annotation encoding="StarMath 5.0">(P_{i+1}^D(%sigma_{i+1}^{%star}))</annotation>
  </semantics>
</math>
</file>

<file path=Object 94/content.xml><?xml version="1.0" encoding="utf-8"?>
<math xmlns="http://www.w3.org/1998/Math/MathML">
  <semantics>
    <mrow>
      <msubsup>
        <mo stretchy="false">σ</mo>
        <mn>1</mn>
        <mi mathvariant="normal">✴</mi>
      </msubsup>
      <mi mathvariant="normal">∈</mi>
      <msub>
        <mi>S</mi>
        <mi>i</mi>
      </msub>
    </mrow>
    <annotation encoding="StarMath 5.0">%sigma_{1}^{%star} in S_{i}</annotation>
  </semantics>
</math>
</file>

<file path=Object 95/content.xml><?xml version="1.0" encoding="utf-8"?>
<math xmlns="http://www.w3.org/1998/Math/MathML">
  <semantics>
    <mrow>
      <mi>i</mi>
      <mrow>
        <mi mathvariant="normal">:</mi>
        <mi mathvariant="normal">=</mi>
        <mn>1</mn>
      </mrow>
    </mrow>
    <annotation encoding="StarMath 5.0">i:=1</annotation>
  </semantics>
</math>
</file>

<file path=Object 96/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97/content.xml><?xml version="1.0" encoding="utf-8"?>
<math xmlns="http://www.w3.org/1998/Math/MathML">
  <semantics>
    <mrow>
      <mo stretchy="false">(</mo>
      <mrow>
        <msubsup>
          <mi>P</mi>
          <mi>i</mi>
          <mi>D</mi>
        </msubsup>
        <mrow>
          <mo stretchy="false">(</mo>
          <msubsup>
            <mo stretchy="false">σ</mo>
            <mi>i</mi>
            <mi mathvariant="normal">✴</mi>
          </msubsup>
          <mo stretchy="false">)</mo>
        </mrow>
      </mrow>
      <mo stretchy="false">)</mo>
    </mrow>
    <annotation encoding="StarMath 5.0">(P_{i}^D(%sigma_{i}^{%star}))</annotation>
  </semantics>
</math>
</file>

<file path=Object 98/content.xml><?xml version="1.0" encoding="utf-8"?>
<math xmlns="http://www.w3.org/1998/Math/MathML">
  <semantics>
    <msubsup>
      <mo stretchy="false">σ</mo>
      <mrow>
        <mi>i</mi>
        <mo stretchy="false">+</mo>
        <mn>1</mn>
      </mrow>
      <mi mathvariant="normal">✴</mi>
    </msubsup>
    <annotation encoding="StarMath 5.0">%sigma_{i+1}^{%star}</annotation>
  </semantics>
</math>
</file>

<file path=Object 99/content.xml><?xml version="1.0" encoding="utf-8"?>
<math xmlns="http://www.w3.org/1998/Math/MathML">
  <semantics>
    <mrow>
      <mo stretchy="false">(</mo>
      <mrow>
        <msubsup>
          <mi>P</mi>
          <mi>i</mi>
          <mi>U</mi>
        </msubsup>
        <mrow>
          <mo stretchy="false">(</mo>
          <msubsup>
            <mo stretchy="false">σ</mo>
            <mrow>
              <mi>i</mi>
              <mo stretchy="false">+</mo>
              <mn>1</mn>
            </mrow>
            <mi mathvariant="normal">✴</mi>
          </msubsup>
          <mo stretchy="false">)</mo>
        </mrow>
      </mrow>
      <mo stretchy="false">)</mo>
    </mrow>
    <annotation encoding="StarMath 5.0">(P_{i}^U(%sigma_{i+1}^{%star}))</annotation>
  </semantics>
</math>
</file>